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043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number-columns-repeated="7" table:default-cell-style-name="Default"/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formula="of:=([.A1]-[.E$2])^2" office:value-type="float" office:value="6.2001">
            <text:p>6.2001</text:p>
          </table:table-cell>
          <table:table-cell table:formula="of:=([.B1]-[.F$2])^2" office:value-type="float" office:value="6.165289">
            <text:p>6.165289</text:p>
          </table:table-cell>
          <table:table-cell office:value-type="string">
            <text:p>EW</text:p>
          </table:table-cell>
          <table:table-cell table:number-columns-repeated="2"/>
          <table:table-cell office:value-type="string">
            <text:p>Varianz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formula="of:=([.A2]-[.E$2])^2" office:value-type="float" office:value="12.1801">
            <text:p>12.1801</text:p>
          </table:table-cell>
          <table:table-cell table:formula="of:=([.B2]-[.F$2])^2" office:value-type="float" office:value="6.165289">
            <text:p>6.165289</text:p>
          </table:table-cell>
          <table:table-cell table:formula="of:=SUM([.A1:.A1000])/1000" office:value-type="float" office:value="14.49">
            <text:p>14.49</text:p>
          </table:table-cell>
          <table:table-cell table:formula="of:=SUM([.B1:.B1000])/1000" office:value-type="float" office:value="11.483">
            <text:p>11.483</text:p>
          </table:table-cell>
          <table:table-cell/>
          <table:table-cell table:formula="of:=SUM([.C1:.C1000])/999" office:value-type="float" office:value="63.2891891891891">
            <text:p>63.2891891892</text:p>
          </table:table-cell>
          <table:table-cell table:formula="of:=SUM([.D1:.D1000])/999" office:value-type="float" office:value="67.9696806806798">
            <text:p>67.969680680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formula="of:=([.A3]-[.E$2])^2" office:value-type="float" office:value="20.3401">
            <text:p>20.3401</text:p>
          </table:table-cell>
          <table:table-cell table:formula="of:=([.B3]-[.F$2])^2" office:value-type="float" office:value="156.675289">
            <text:p>156.675289</text:p>
          </table:table-cell>
          <table:table-cell table:number-columns-repeated="3"/>
          <table:table-cell table:formula="of:=SQRT([.H2])" office:value-type="float" office:value="7.95545028198838">
            <text:p>7.955450282</text:p>
          </table:table-cell>
          <table:table-cell table:formula="of:=SQRT([.H2])" office:value-type="float" office:value="7.95545028198838">
            <text:p>7.95545028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table:formula="of:=([.A4]-[.E$2])^2" office:value-type="float" office:value="56.4001">
            <text:p>56.4001</text:p>
          </table:table-cell>
          <table:table-cell table:formula="of:=([.B4]-[.F$2])^2" office:value-type="float" office:value="30.437289">
            <text:p>30.437289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([.A5]-[.E$2])^2" office:value-type="float" office:value="30.1401">
            <text:p>30.1401</text:p>
          </table:table-cell>
          <table:table-cell table:formula="of:=([.B5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table:formula="of:=([.A6]-[.E$2])^2" office:value-type="float" office:value="2.2801">
            <text:p>2.2801</text:p>
          </table:table-cell>
          <table:table-cell table:formula="of:=([.B6]-[.F$2])^2" office:value-type="float" office:value="272.811289">
            <text:p>272.811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7]-[.E$2])^2" office:value-type="float" office:value="2.2201">
            <text:p>2.2201</text:p>
          </table:table-cell>
          <table:table-cell table:formula="of:=([.B7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formula="of:=([.A8]-[.E$2])^2" office:value-type="float" office:value="30.3601">
            <text:p>30.3601</text:p>
          </table:table-cell>
          <table:table-cell table:formula="of:=([.B8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table:formula="of:=([.A9]-[.E$2])^2" office:value-type="float" office:value="20.3401">
            <text:p>20.3401</text:p>
          </table:table-cell>
          <table:table-cell table:formula="of:=([.B9]-[.F$2])^2" office:value-type="float" office:value="0.267288999999999">
            <text:p>0.267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([.A10]-[.E$2])^2" office:value-type="float" office:value="42.1201">
            <text:p>42.1201</text:p>
          </table:table-cell>
          <table:table-cell table:formula="of:=([.B10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11]-[.E$2])^2" office:value-type="float" office:value="2.2201">
            <text:p>2.2201</text:p>
          </table:table-cell>
          <table:table-cell table:formula="of:=([.B11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table:formula="of:=([.A12]-[.E$2])^2" office:value-type="float" office:value="2.2201">
            <text:p>2.2201</text:p>
          </table:table-cell>
          <table:table-cell table:formula="of:=([.B12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formula="of:=([.A13]-[.E$2])^2" office:value-type="float" office:value="6.2001">
            <text:p>6.2001</text:p>
          </table:table-cell>
          <table:table-cell table:formula="of:=([.B13]-[.F$2])^2" office:value-type="float" office:value="12.131289">
            <text:p>12.131289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formula="of:=([.A14]-[.E$2])^2" office:value-type="float" office:value="56.1001">
            <text:p>56.1001</text:p>
          </table:table-cell>
          <table:table-cell table:formula="of:=([.B14]-[.F$2])^2" office:value-type="float" office:value="42.029289">
            <text:p>42.029289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([.A15]-[.E$2])^2" office:value-type="float" office:value="30.1401">
            <text:p>30.1401</text:p>
          </table:table-cell>
          <table:table-cell table:formula="of:=([.B15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formula="of:=([.A16]-[.E$2])^2" office:value-type="float" office:value="6.3001">
            <text:p>6.3001</text:p>
          </table:table-cell>
          <table:table-cell table:formula="of:=([.B16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formula="of:=([.A17]-[.E$2])^2" office:value-type="float" office:value="0.2401">
            <text:p>0.2401</text:p>
          </table:table-cell>
          <table:table-cell table:formula="of:=([.B17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formula="of:=([.A18]-[.E$2])^2" office:value-type="float" office:value="12.1801">
            <text:p>12.1801</text:p>
          </table:table-cell>
          <table:table-cell table:formula="of:=([.B18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formula="of:=([.A19]-[.E$2])^2" office:value-type="float" office:value="20.1601">
            <text:p>20.1601</text:p>
          </table:table-cell>
          <table:table-cell table:formula="of:=([.B19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2">
            <text:p>72</text:p>
          </table:table-cell>
          <table:table-cell table:formula="of:=([.A20]-[.E$2])^2" office:value-type="float" office:value="132.4801">
            <text:p>132.4801</text:p>
          </table:table-cell>
          <table:table-cell table:formula="of:=([.B20]-[.F$2])^2" office:value-type="float" office:value="3662.307289">
            <text:p>3662.307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formula="of:=([.A21]-[.E$2])^2" office:value-type="float" office:value="6.2001">
            <text:p>6.2001</text:p>
          </table:table-cell>
          <table:table-cell table:formula="of:=([.B21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2">
            <text:p>12</text:p>
          </table:table-cell>
          <table:table-cell table:formula="of:=([.A22]-[.E$2])^2" office:value-type="float" office:value="1723.0801">
            <text:p>1723.0801</text:p>
          </table:table-cell>
          <table:table-cell table:formula="of:=([.B22]-[.F$2])^2" office:value-type="float" office:value="0.267288999999999">
            <text:p>0.267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table:formula="of:=([.A23]-[.E$2])^2" office:value-type="float" office:value="2.2201">
            <text:p>2.2201</text:p>
          </table:table-cell>
          <table:table-cell table:formula="of:=([.B23]-[.F$2])^2" office:value-type="float" office:value="813.219289">
            <text:p>813.219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([.A24]-[.E$2])^2" office:value-type="float" office:value="42.1201">
            <text:p>42.1201</text:p>
          </table:table-cell>
          <table:table-cell table:formula="of:=([.B24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([.A25]-[.E$2])^2" office:value-type="float" office:value="42.1201">
            <text:p>42.1201</text:p>
          </table:table-cell>
          <table:table-cell table:formula="of:=([.B25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26]-[.E$2])^2" office:value-type="float" office:value="6.2001">
            <text:p>6.2001</text:p>
          </table:table-cell>
          <table:table-cell table:formula="of:=([.B26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table:formula="of:=([.A27]-[.E$2])^2" office:value-type="float" office:value="0.2601">
            <text:p>0.2601</text:p>
          </table:table-cell>
          <table:table-cell table:formula="of:=([.B27]-[.F$2])^2" office:value-type="float" office:value="56.505289">
            <text:p>56.505289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formula="of:=([.A28]-[.E$2])^2" office:value-type="float" office:value="56.1001">
            <text:p>56.1001</text:p>
          </table:table-cell>
          <table:table-cell table:formula="of:=([.B28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formula="of:=([.A29]-[.E$2])^2" office:value-type="float" office:value="0.2601">
            <text:p>0.2601</text:p>
          </table:table-cell>
          <table:table-cell table:formula="of:=([.B29]-[.F$2])^2" office:value-type="float" office:value="12.131289">
            <text:p>12.131289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formula="of:=([.A30]-[.E$2])^2" office:value-type="float" office:value="56.1001">
            <text:p>56.1001</text:p>
          </table:table-cell>
          <table:table-cell table:formula="of:=([.B30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table:formula="of:=([.A31]-[.E$2])^2" office:value-type="float" office:value="72.4201">
            <text:p>72.4201</text:p>
          </table:table-cell>
          <table:table-cell table:formula="of:=([.B31]-[.F$2])^2" office:value-type="float" office:value="6.335289">
            <text:p>6.335289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20">
            <text:p>20</text:p>
          </table:table-cell>
          <table:table-cell table:formula="of:=([.A32]-[.E$2])^2" office:value-type="float" office:value="30.3601">
            <text:p>30.3601</text:p>
          </table:table-cell>
          <table:table-cell table:formula="of:=([.B32]-[.F$2])^2" office:value-type="float" office:value="72.539289">
            <text:p>72.539289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([.A33]-[.E$2])^2" office:value-type="float" office:value="30.1401">
            <text:p>30.1401</text:p>
          </table:table-cell>
          <table:table-cell table:formula="of:=([.B33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([.A34]-[.E$2])^2" office:value-type="float" office:value="6.2001">
            <text:p>6.2001</text:p>
          </table:table-cell>
          <table:table-cell table:formula="of:=([.B34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35]-[.E$2])^2" office:value-type="float" office:value="2.2201">
            <text:p>2.2201</text:p>
          </table:table-cell>
          <table:table-cell table:formula="of:=([.B35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formula="of:=([.A36]-[.E$2])^2" office:value-type="float" office:value="30.1401">
            <text:p>30.1401</text:p>
          </table:table-cell>
          <table:table-cell table:formula="of:=([.B36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formula="of:=([.A37]-[.E$2])^2" office:value-type="float" office:value="12.3201">
            <text:p>12.3201</text:p>
          </table:table-cell>
          <table:table-cell table:formula="of:=([.B37]-[.F$2])^2" office:value-type="float" office:value="0.267288999999999">
            <text:p>0.267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([.A38]-[.E$2])^2" office:value-type="float" office:value="6.2001">
            <text:p>6.2001</text:p>
          </table:table-cell>
          <table:table-cell table:formula="of:=([.B38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table:formula="of:=([.A39]-[.E$2])^2" office:value-type="float" office:value="110.4601">
            <text:p>110.4601</text:p>
          </table:table-cell>
          <table:table-cell table:formula="of:=([.B39]-[.F$2])^2" office:value-type="float" office:value="30.437289">
            <text:p>30.437289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40]-[.E$2])^2" office:value-type="float" office:value="2.2801">
            <text:p>2.2801</text:p>
          </table:table-cell>
          <table:table-cell table:formula="of:=([.B40]-[.F$2])^2" office:value-type="float" office:value="0.267288999999999">
            <text:p>0.267289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formula="of:=([.A41]-[.E$2])^2" office:value-type="float" office:value="30.1401">
            <text:p>30.1401</text:p>
          </table:table-cell>
          <table:table-cell table:formula="of:=([.B41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formula="of:=([.A42]-[.E$2])^2" office:value-type="float" office:value="12.1801">
            <text:p>12.1801</text:p>
          </table:table-cell>
          <table:table-cell table:formula="of:=([.B42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([.A43]-[.E$2])^2" office:value-type="float" office:value="42.1201">
            <text:p>42.1201</text:p>
          </table:table-cell>
          <table:table-cell table:formula="of:=([.B43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44]-[.E$2])^2" office:value-type="float" office:value="6.2001">
            <text:p>6.2001</text:p>
          </table:table-cell>
          <table:table-cell table:formula="of:=([.B44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formula="of:=([.A45]-[.E$2])^2" office:value-type="float" office:value="12.1801">
            <text:p>12.1801</text:p>
          </table:table-cell>
          <table:table-cell table:formula="of:=([.B45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4">
            <text:p>14</text:p>
          </table:table-cell>
          <table:table-cell table:formula="of:=([.A46]-[.E$2])^2" office:value-type="float" office:value="0.2401">
            <text:p>0.2401</text:p>
          </table:table-cell>
          <table:table-cell table:formula="of:=([.B46]-[.F$2])^2" office:value-type="float" office:value="6.335289">
            <text:p>6.335289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formula="of:=([.A47]-[.E$2])^2" office:value-type="float" office:value="30.3601">
            <text:p>30.3601</text:p>
          </table:table-cell>
          <table:table-cell table:formula="of:=([.B47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formula="of:=([.A48]-[.E$2])^2" office:value-type="float" office:value="30.1401">
            <text:p>30.1401</text:p>
          </table:table-cell>
          <table:table-cell table:formula="of:=([.B48]-[.F$2])^2" office:value-type="float" office:value="12.131289">
            <text:p>12.131289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formula="of:=([.A49]-[.E$2])^2" office:value-type="float" office:value="56.1001">
            <text:p>56.1001</text:p>
          </table:table-cell>
          <table:table-cell table:formula="of:=([.B49]-[.F$2])^2" office:value-type="float" office:value="12.131289">
            <text:p>12.131289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formula="of:=([.A50]-[.E$2])^2" office:value-type="float" office:value="0.2401">
            <text:p>0.2401</text:p>
          </table:table-cell>
          <table:table-cell table:formula="of:=([.B50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formula="of:=([.A51]-[.E$2])^2" office:value-type="float" office:value="12.1801">
            <text:p>12.1801</text:p>
          </table:table-cell>
          <table:table-cell table:formula="of:=([.B51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52]-[.E$2])^2" office:value-type="float" office:value="6.2001">
            <text:p>6.2001</text:p>
          </table:table-cell>
          <table:table-cell table:formula="of:=([.B52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53]-[.E$2])^2" office:value-type="float" office:value="6.2001">
            <text:p>6.2001</text:p>
          </table:table-cell>
          <table:table-cell table:formula="of:=([.B53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formula="of:=([.A54]-[.E$2])^2" office:value-type="float" office:value="12.1801">
            <text:p>12.1801</text:p>
          </table:table-cell>
          <table:table-cell table:formula="of:=([.B54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formula="of:=([.A55]-[.E$2])^2" office:value-type="float" office:value="30.1401">
            <text:p>30.1401</text:p>
          </table:table-cell>
          <table:table-cell table:formula="of:=([.B55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formula="of:=([.A56]-[.E$2])^2" office:value-type="float" office:value="12.1801">
            <text:p>12.1801</text:p>
          </table:table-cell>
          <table:table-cell table:formula="of:=([.B56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formula="of:=([.A57]-[.E$2])^2" office:value-type="float" office:value="12.1801">
            <text:p>12.1801</text:p>
          </table:table-cell>
          <table:table-cell table:formula="of:=([.B57]-[.F$2])^2" office:value-type="float" office:value="12.131289">
            <text:p>12.131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([.A58]-[.E$2])^2" office:value-type="float" office:value="42.1201">
            <text:p>42.1201</text:p>
          </table:table-cell>
          <table:table-cell table:formula="of:=([.B58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([.A59]-[.E$2])^2" office:value-type="float" office:value="20.1601">
            <text:p>20.1601</text:p>
          </table:table-cell>
          <table:table-cell table:formula="of:=([.B59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table:formula="of:=([.A60]-[.E$2])^2" office:value-type="float" office:value="20.3401">
            <text:p>20.3401</text:p>
          </table:table-cell>
          <table:table-cell table:formula="of:=([.B60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table:formula="of:=([.A61]-[.E$2])^2" office:value-type="float" office:value="72.4201">
            <text:p>72.4201</text:p>
          </table:table-cell>
          <table:table-cell table:formula="of:=([.B61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formula="of:=([.A62]-[.E$2])^2" office:value-type="float" office:value="42.1201">
            <text:p>42.1201</text:p>
          </table:table-cell>
          <table:table-cell table:formula="of:=([.B62]-[.F$2])^2" office:value-type="float" office:value="42.029289">
            <text:p>42.029289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formula="of:=([.A63]-[.E$2])^2" office:value-type="float" office:value="56.1001">
            <text:p>56.1001</text:p>
          </table:table-cell>
          <table:table-cell table:formula="of:=([.B63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table:formula="of:=([.A64]-[.E$2])^2" office:value-type="float" office:value="600.7401">
            <text:p>600.7401</text:p>
          </table:table-cell>
          <table:table-cell table:formula="of:=([.B64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([.A65]-[.E$2])^2" office:value-type="float" office:value="42.1201">
            <text:p>42.1201</text:p>
          </table:table-cell>
          <table:table-cell table:formula="of:=([.B65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66]-[.E$2])^2" office:value-type="float" office:value="2.2201">
            <text:p>2.2201</text:p>
          </table:table-cell>
          <table:table-cell table:formula="of:=([.B66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table:formula="of:=([.A67]-[.E$2])^2" office:value-type="float" office:value="0.2401">
            <text:p>0.2401</text:p>
          </table:table-cell>
          <table:table-cell table:formula="of:=([.B67]-[.F$2])^2" office:value-type="float" office:value="182.709289">
            <text:p>182.70928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([.A68]-[.E$2])^2" office:value-type="float" office:value="20.1601">
            <text:p>20.1601</text:p>
          </table:table-cell>
          <table:table-cell table:formula="of:=([.B68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69]-[.E$2])^2" office:value-type="float" office:value="6.2001">
            <text:p>6.2001</text:p>
          </table:table-cell>
          <table:table-cell table:formula="of:=([.B69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table:formula="of:=([.A70]-[.E$2])^2" office:value-type="float" office:value="30.3601">
            <text:p>30.3601</text:p>
          </table:table-cell>
          <table:table-cell table:formula="of:=([.B70]-[.F$2])^2" office:value-type="float" office:value="2163.831289">
            <text:p>2163.831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formula="of:=([.A71]-[.E$2])^2" office:value-type="float" office:value="42.1201">
            <text:p>42.1201</text:p>
          </table:table-cell>
          <table:table-cell table:formula="of:=([.B71]-[.F$2])^2" office:value-type="float" office:value="42.029289">
            <text:p>42.029289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formula="of:=([.A72]-[.E$2])^2" office:value-type="float" office:value="0.2401">
            <text:p>0.2401</text:p>
          </table:table-cell>
          <table:table-cell table:formula="of:=([.B72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table:formula="of:=([.A73]-[.E$2])^2" office:value-type="float" office:value="240.5601">
            <text:p>240.5601</text:p>
          </table:table-cell>
          <table:table-cell table:formula="of:=([.B73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formula="of:=([.A74]-[.E$2])^2" office:value-type="float" office:value="6.2001">
            <text:p>6.2001</text:p>
          </table:table-cell>
          <table:table-cell table:formula="of:=([.B74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formula="of:=([.A75]-[.E$2])^2" office:value-type="float" office:value="12.1801">
            <text:p>12.1801</text:p>
          </table:table-cell>
          <table:table-cell table:formula="of:=([.B75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formula="of:=([.A76]-[.E$2])^2" office:value-type="float" office:value="12.1801">
            <text:p>12.1801</text:p>
          </table:table-cell>
          <table:table-cell table:formula="of:=([.B76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formula="of:=([.A77]-[.E$2])^2" office:value-type="float" office:value="56.1001">
            <text:p>56.1001</text:p>
          </table:table-cell>
          <table:table-cell table:formula="of:=([.B77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([.A78]-[.E$2])^2" office:value-type="float" office:value="42.1201">
            <text:p>42.1201</text:p>
          </table:table-cell>
          <table:table-cell table:formula="of:=([.B78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table:formula="of:=([.A79]-[.E$2])^2" office:value-type="float" office:value="2.2801">
            <text:p>2.2801</text:p>
          </table:table-cell>
          <table:table-cell table:formula="of:=([.B79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formula="of:=([.A80]-[.E$2])^2" office:value-type="float" office:value="20.1601">
            <text:p>20.1601</text:p>
          </table:table-cell>
          <table:table-cell table:formula="of:=([.B80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formula="of:=([.A81]-[.E$2])^2" office:value-type="float" office:value="2.2801">
            <text:p>2.2801</text:p>
          </table:table-cell>
          <table:table-cell table:formula="of:=([.B81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formula="of:=([.A82]-[.E$2])^2" office:value-type="float" office:value="20.1601">
            <text:p>20.1601</text:p>
          </table:table-cell>
          <table:table-cell table:formula="of:=([.B82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83]-[.E$2])^2" office:value-type="float" office:value="2.2201">
            <text:p>2.2201</text:p>
          </table:table-cell>
          <table:table-cell table:formula="of:=([.B83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table:formula="of:=([.A84]-[.E$2])^2" office:value-type="float" office:value="0.2401">
            <text:p>0.2401</text:p>
          </table:table-cell>
          <table:table-cell table:formula="of:=([.B84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85]-[.E$2])^2" office:value-type="float" office:value="6.2001">
            <text:p>6.2001</text:p>
          </table:table-cell>
          <table:table-cell table:formula="of:=([.B85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86]-[.E$2])^2" office:value-type="float" office:value="0.2601">
            <text:p>0.2601</text:p>
          </table:table-cell>
          <table:table-cell table:formula="of:=([.B86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87]-[.E$2])^2" office:value-type="float" office:value="6.3001">
            <text:p>6.3001</text:p>
          </table:table-cell>
          <table:table-cell table:formula="of:=([.B87]-[.F$2])^2" office:value-type="float" office:value="0.267288999999999">
            <text:p>0.267289</text:p>
          </table:table-cell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table:formula="of:=([.A88]-[.E$2])^2" office:value-type="float" office:value="20.3401">
            <text:p>20.3401</text:p>
          </table:table-cell>
          <table:table-cell table:formula="of:=([.B88]-[.F$2])^2" office:value-type="float" office:value="0.267288999999999">
            <text:p>0.267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([.A89]-[.E$2])^2" office:value-type="float" office:value="6.2001">
            <text:p>6.2001</text:p>
          </table:table-cell>
          <table:table-cell table:formula="of:=([.B89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formula="of:=([.A90]-[.E$2])^2" office:value-type="float" office:value="12.1801">
            <text:p>12.1801</text:p>
          </table:table-cell>
          <table:table-cell table:formula="of:=([.B90]-[.F$2])^2" office:value-type="float" office:value="12.131289">
            <text:p>12.131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formula="of:=([.A91]-[.E$2])^2" office:value-type="float" office:value="12.1801">
            <text:p>12.1801</text:p>
          </table:table-cell>
          <table:table-cell table:formula="of:=([.B91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([.A92]-[.E$2])^2" office:value-type="float" office:value="42.1201">
            <text:p>42.1201</text:p>
          </table:table-cell>
          <table:table-cell table:formula="of:=([.B92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8">
            <text:p>78</text:p>
          </table:table-cell>
          <table:table-cell table:formula="of:=([.A93]-[.E$2])^2" office:value-type="float" office:value="6.3001">
            <text:p>6.3001</text:p>
          </table:table-cell>
          <table:table-cell table:formula="of:=([.B93]-[.F$2])^2" office:value-type="float" office:value="4424.511289">
            <text:p>4424.511289</text:p>
          </table:table-cell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table:formula="of:=([.A94]-[.E$2])^2" office:value-type="float" office:value="20.3401">
            <text:p>20.3401</text:p>
          </table:table-cell>
          <table:table-cell table:formula="of:=([.B94]-[.F$2])^2" office:value-type="float" office:value="42.471289">
            <text:p>42.471289</text:p>
          </table:table-cell>
          <table:table-cell table:number-columns-repeated="5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formula="of:=([.A95]-[.E$2])^2" office:value-type="float" office:value="72.4201">
            <text:p>72.4201</text:p>
          </table:table-cell>
          <table:table-cell table:formula="of:=([.B95]-[.F$2])^2" office:value-type="float" office:value="56.505289">
            <text:p>56.505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96]-[.E$2])^2" office:value-type="float" office:value="2.2201">
            <text:p>2.2201</text:p>
          </table:table-cell>
          <table:table-cell table:formula="of:=([.B96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formula="of:=([.A97]-[.E$2])^2" office:value-type="float" office:value="110.4601">
            <text:p>110.4601</text:p>
          </table:table-cell>
          <table:table-cell table:formula="of:=([.B97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([.A98]-[.E$2])^2" office:value-type="float" office:value="42.1201">
            <text:p>42.1201</text:p>
          </table:table-cell>
          <table:table-cell table:formula="of:=([.B98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99]-[.E$2])^2" office:value-type="float" office:value="2.2201">
            <text:p>2.2201</text:p>
          </table:table-cell>
          <table:table-cell table:formula="of:=([.B99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100]-[.E$2])^2" office:value-type="float" office:value="6.2001">
            <text:p>6.2001</text:p>
          </table:table-cell>
          <table:table-cell table:formula="of:=([.B100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formula="of:=([.A101]-[.E$2])^2" office:value-type="float" office:value="12.3201">
            <text:p>12.3201</text:p>
          </table:table-cell>
          <table:table-cell table:formula="of:=([.B101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table:formula="of:=([.A102]-[.E$2])^2" office:value-type="float" office:value="12.1801">
            <text:p>12.1801</text:p>
          </table:table-cell>
          <table:table-cell table:formula="of:=([.B102]-[.F$2])^2" office:value-type="float" office:value="42.471289">
            <text:p>42.471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103]-[.E$2])^2" office:value-type="float" office:value="6.2001">
            <text:p>6.2001</text:p>
          </table:table-cell>
          <table:table-cell table:formula="of:=([.B103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formula="of:=([.A104]-[.E$2])^2" office:value-type="float" office:value="30.1401">
            <text:p>30.1401</text:p>
          </table:table-cell>
          <table:table-cell table:formula="of:=([.B104]-[.F$2])^2" office:value-type="float" office:value="0.267288999999999">
            <text:p>0.267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105]-[.E$2])^2" office:value-type="float" office:value="2.2201">
            <text:p>2.2201</text:p>
          </table:table-cell>
          <table:table-cell table:formula="of:=([.B105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106]-[.E$2])^2" office:value-type="float" office:value="6.2001">
            <text:p>6.2001</text:p>
          </table:table-cell>
          <table:table-cell table:formula="of:=([.B106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([.A107]-[.E$2])^2" office:value-type="float" office:value="42.1201">
            <text:p>42.1201</text:p>
          </table:table-cell>
          <table:table-cell table:formula="of:=([.B107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108]-[.E$2])^2" office:value-type="float" office:value="6.2001">
            <text:p>6.2001</text:p>
          </table:table-cell>
          <table:table-cell table:formula="of:=([.B108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formula="of:=([.A109]-[.E$2])^2" office:value-type="float" office:value="2.2201">
            <text:p>2.2201</text:p>
          </table:table-cell>
          <table:table-cell table:formula="of:=([.B109]-[.F$2])^2" office:value-type="float" office:value="12.369289">
            <text:p>12.369289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 table:formula="of:=([.A110]-[.E$2])^2" office:value-type="float" office:value="0.2601">
            <text:p>0.2601</text:p>
          </table:table-cell>
          <table:table-cell table:formula="of:=([.B110]-[.F$2])^2" office:value-type="float" office:value="272.811289">
            <text:p>272.811289</text:p>
          </table:table-cell>
          <table:table-cell table:number-columns-repeated="5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0">
            <text:p>30</text:p>
          </table:table-cell>
          <table:table-cell table:formula="of:=([.A111]-[.E$2])^2" office:value-type="float" office:value="506.7001">
            <text:p>506.7001</text:p>
          </table:table-cell>
          <table:table-cell table:formula="of:=([.B111]-[.F$2])^2" office:value-type="float" office:value="342.879289">
            <text:p>342.879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table:formula="of:=([.A112]-[.E$2])^2" office:value-type="float" office:value="12.1801">
            <text:p>12.1801</text:p>
          </table:table-cell>
          <table:table-cell table:formula="of:=([.B112]-[.F$2])^2" office:value-type="float" office:value="156.675289">
            <text:p>156.675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113]-[.E$2])^2" office:value-type="float" office:value="6.2001">
            <text:p>6.2001</text:p>
          </table:table-cell>
          <table:table-cell table:formula="of:=([.B113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114]-[.E$2])^2" office:value-type="float" office:value="2.2201">
            <text:p>2.2201</text:p>
          </table:table-cell>
          <table:table-cell table:formula="of:=([.B114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formula="of:=([.A115]-[.E$2])^2" office:value-type="float" office:value="2.2201">
            <text:p>2.2201</text:p>
          </table:table-cell>
          <table:table-cell table:formula="of:=([.B115]-[.F$2])^2" office:value-type="float" office:value="12.131289">
            <text:p>12.131289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table:formula="of:=([.A116]-[.E$2])^2" office:value-type="float" office:value="0.2601">
            <text:p>0.2601</text:p>
          </table:table-cell>
          <table:table-cell table:formula="of:=([.B116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formula="of:=([.A117]-[.E$2])^2" office:value-type="float" office:value="110.4601">
            <text:p>110.4601</text:p>
          </table:table-cell>
          <table:table-cell table:formula="of:=([.B117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([.A118]-[.E$2])^2" office:value-type="float" office:value="6.2001">
            <text:p>6.2001</text:p>
          </table:table-cell>
          <table:table-cell table:formula="of:=([.B118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119]-[.E$2])^2" office:value-type="float" office:value="2.2201">
            <text:p>2.2201</text:p>
          </table:table-cell>
          <table:table-cell table:formula="of:=([.B119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120]-[.E$2])^2" office:value-type="float" office:value="2.2201">
            <text:p>2.2201</text:p>
          </table:table-cell>
          <table:table-cell table:formula="of:=([.B120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table:formula="of:=([.A121]-[.E$2])^2" office:value-type="float" office:value="2.2801">
            <text:p>2.2801</text:p>
          </table:table-cell>
          <table:table-cell table:formula="of:=([.B121]-[.F$2])^2" office:value-type="float" office:value="342.879289">
            <text:p>342.879289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formula="of:=([.A122]-[.E$2])^2" office:value-type="float" office:value="12.3201">
            <text:p>12.3201</text:p>
          </table:table-cell>
          <table:table-cell table:formula="of:=([.B122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123]-[.E$2])^2" office:value-type="float" office:value="2.2201">
            <text:p>2.2201</text:p>
          </table:table-cell>
          <table:table-cell table:formula="of:=([.B123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124]-[.E$2])^2" office:value-type="float" office:value="2.2201">
            <text:p>2.2201</text:p>
          </table:table-cell>
          <table:table-cell table:formula="of:=([.B124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125]-[.E$2])^2" office:value-type="float" office:value="6.2001">
            <text:p>6.2001</text:p>
          </table:table-cell>
          <table:table-cell table:formula="of:=([.B125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table:formula="of:=([.A126]-[.E$2])^2" office:value-type="float" office:value="2.2201">
            <text:p>2.2201</text:p>
          </table:table-cell>
          <table:table-cell table:formula="of:=([.B126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([.A127]-[.E$2])^2" office:value-type="float" office:value="42.1201">
            <text:p>42.1201</text:p>
          </table:table-cell>
          <table:table-cell table:formula="of:=([.B127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([.A128]-[.E$2])^2" office:value-type="float" office:value="20.1601">
            <text:p>20.1601</text:p>
          </table:table-cell>
          <table:table-cell table:formula="of:=([.B128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([.A129]-[.E$2])^2" office:value-type="float" office:value="6.2001">
            <text:p>6.2001</text:p>
          </table:table-cell>
          <table:table-cell table:formula="of:=([.B129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1">
            <text:p>11</text:p>
          </table:table-cell>
          <table:table-cell table:formula="of:=([.A130]-[.E$2])^2" office:value-type="float" office:value="306.6001">
            <text:p>306.6001</text:p>
          </table:table-cell>
          <table:table-cell table:formula="of:=([.B130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table:formula="of:=([.A131]-[.E$2])^2" office:value-type="float" office:value="6.3001">
            <text:p>6.3001</text:p>
          </table:table-cell>
          <table:table-cell table:formula="of:=([.B131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([.A132]-[.E$2])^2" office:value-type="float" office:value="42.1201">
            <text:p>42.1201</text:p>
          </table:table-cell>
          <table:table-cell table:formula="of:=([.B132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formula="of:=([.A133]-[.E$2])^2" office:value-type="float" office:value="6.2001">
            <text:p>6.2001</text:p>
          </table:table-cell>
          <table:table-cell table:formula="of:=([.B133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table:formula="of:=([.A134]-[.E$2])^2" office:value-type="float" office:value="42.3801">
            <text:p>42.3801</text:p>
          </table:table-cell>
          <table:table-cell table:formula="of:=([.B134]-[.F$2])^2" office:value-type="float" office:value="2.301289">
            <text:p>2.301289</text:p>
          </table:table-cell>
          <table:table-cell table:number-columns-repeated="5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table:formula="of:=([.A135]-[.E$2])^2" office:value-type="float" office:value="42.3801">
            <text:p>42.3801</text:p>
          </table:table-cell>
          <table:table-cell table:formula="of:=([.B135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table:formula="of:=([.A136]-[.E$2])^2" office:value-type="float" office:value="56.4001">
            <text:p>56.4001</text:p>
          </table:table-cell>
          <table:table-cell table:formula="of:=([.B136]-[.F$2])^2" office:value-type="float" office:value="6.335289">
            <text:p>6.33528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formula="of:=([.A137]-[.E$2])^2" office:value-type="float" office:value="20.1601">
            <text:p>20.1601</text:p>
          </table:table-cell>
          <table:table-cell table:formula="of:=([.B137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138]-[.E$2])^2" office:value-type="float" office:value="2.2201">
            <text:p>2.2201</text:p>
          </table:table-cell>
          <table:table-cell table:formula="of:=([.B138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139]-[.E$2])^2" office:value-type="float" office:value="0.2401">
            <text:p>0.2401</text:p>
          </table:table-cell>
          <table:table-cell table:formula="of:=([.B139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([.A140]-[.E$2])^2" office:value-type="float" office:value="30.1401">
            <text:p>30.1401</text:p>
          </table:table-cell>
          <table:table-cell table:formula="of:=([.B140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table:formula="of:=([.A141]-[.E$2])^2" office:value-type="float" office:value="182.5201">
            <text:p>182.5201</text:p>
          </table:table-cell>
          <table:table-cell table:formula="of:=([.B141]-[.F$2])^2" office:value-type="float" office:value="306.845289">
            <text:p>306.845289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formula="of:=([.A142]-[.E$2])^2" office:value-type="float" office:value="0.2401">
            <text:p>0.2401</text:p>
          </table:table-cell>
          <table:table-cell table:formula="of:=([.B142]-[.F$2])^2" office:value-type="float" office:value="12.131289">
            <text:p>12.131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143]-[.E$2])^2" office:value-type="float" office:value="6.2001">
            <text:p>6.2001</text:p>
          </table:table-cell>
          <table:table-cell table:formula="of:=([.B143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([.A144]-[.E$2])^2" office:value-type="float" office:value="20.1601">
            <text:p>20.1601</text:p>
          </table:table-cell>
          <table:table-cell table:formula="of:=([.B144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table:formula="of:=([.A145]-[.E$2])^2" office:value-type="float" office:value="42.3801">
            <text:p>42.3801</text:p>
          </table:table-cell>
          <table:table-cell table:formula="of:=([.B145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formula="of:=([.A146]-[.E$2])^2" office:value-type="float" office:value="0.2401">
            <text:p>0.2401</text:p>
          </table:table-cell>
          <table:table-cell table:formula="of:=([.B146]-[.F$2])^2" office:value-type="float" office:value="2.301289">
            <text:p>2.301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147]-[.E$2])^2" office:value-type="float" office:value="6.2001">
            <text:p>6.2001</text:p>
          </table:table-cell>
          <table:table-cell table:formula="of:=([.B147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formula="of:=([.A148]-[.E$2])^2" office:value-type="float" office:value="6.2001">
            <text:p>6.2001</text:p>
          </table:table-cell>
          <table:table-cell table:formula="of:=([.B148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([.A149]-[.E$2])^2" office:value-type="float" office:value="30.1401">
            <text:p>30.1401</text:p>
          </table:table-cell>
          <table:table-cell table:formula="of:=([.B149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formula="of:=([.A150]-[.E$2])^2" office:value-type="float" office:value="0.2601">
            <text:p>0.2601</text:p>
          </table:table-cell>
          <table:table-cell table:formula="of:=([.B150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table:formula="of:=([.A151]-[.E$2])^2" office:value-type="float" office:value="0.2401">
            <text:p>0.2401</text:p>
          </table:table-cell>
          <table:table-cell table:formula="of:=([.B151]-[.F$2])^2" office:value-type="float" office:value="90.573289">
            <text:p>90.573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152]-[.E$2])^2" office:value-type="float" office:value="6.2001">
            <text:p>6.2001</text:p>
          </table:table-cell>
          <table:table-cell table:formula="of:=([.B152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153]-[.E$2])^2" office:value-type="float" office:value="6.2001">
            <text:p>6.2001</text:p>
          </table:table-cell>
          <table:table-cell table:formula="of:=([.B153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formula="of:=([.A154]-[.E$2])^2" office:value-type="float" office:value="42.1201">
            <text:p>42.1201</text:p>
          </table:table-cell>
          <table:table-cell table:formula="of:=([.B154]-[.F$2])^2" office:value-type="float" office:value="12.131289">
            <text:p>12.131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formula="of:=([.A155]-[.E$2])^2" office:value-type="float" office:value="12.1801">
            <text:p>12.1801</text:p>
          </table:table-cell>
          <table:table-cell table:formula="of:=([.B155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5">
            <text:p>35</text:p>
          </table:table-cell>
          <table:table-cell table:formula="of:=([.A156]-[.E$2])^2" office:value-type="float" office:value="20.3401">
            <text:p>20.3401</text:p>
          </table:table-cell>
          <table:table-cell table:formula="of:=([.B156]-[.F$2])^2" office:value-type="float" office:value="553.049289">
            <text:p>553.049289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2">
            <text:p>12</text:p>
          </table:table-cell>
          <table:table-cell table:formula="of:=([.A157]-[.E$2])^2" office:value-type="float" office:value="6.2001">
            <text:p>6.2001</text:p>
          </table:table-cell>
          <table:table-cell table:formula="of:=([.B157]-[.F$2])^2" office:value-type="float" office:value="0.267288999999999">
            <text:p>0.267289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table:formula="of:=([.A158]-[.E$2])^2" office:value-type="float" office:value="0.2601">
            <text:p>0.2601</text:p>
          </table:table-cell>
          <table:table-cell table:formula="of:=([.B158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5">
            <text:p>15</text:p>
          </table:table-cell>
          <table:table-cell table:formula="of:=([.A159]-[.E$2])^2" office:value-type="float" office:value="0.2601">
            <text:p>0.2601</text:p>
          </table:table-cell>
          <table:table-cell table:formula="of:=([.B159]-[.F$2])^2" office:value-type="float" office:value="12.369289">
            <text:p>12.369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([.A160]-[.E$2])^2" office:value-type="float" office:value="6.2001">
            <text:p>6.2001</text:p>
          </table:table-cell>
          <table:table-cell table:formula="of:=([.B160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161]-[.E$2])^2" office:value-type="float" office:value="6.2001">
            <text:p>6.2001</text:p>
          </table:table-cell>
          <table:table-cell table:formula="of:=([.B161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([.A162]-[.E$2])^2" office:value-type="float" office:value="56.1001">
            <text:p>56.1001</text:p>
          </table:table-cell>
          <table:table-cell table:formula="of:=([.B162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([.A163]-[.E$2])^2" office:value-type="float" office:value="0.2401">
            <text:p>0.2401</text:p>
          </table:table-cell>
          <table:table-cell table:formula="of:=([.B163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formula="of:=([.A164]-[.E$2])^2" office:value-type="float" office:value="6.2001">
            <text:p>6.2001</text:p>
          </table:table-cell>
          <table:table-cell table:formula="of:=([.B164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table:formula="of:=([.A165]-[.E$2])^2" office:value-type="float" office:value="30.3601">
            <text:p>30.3601</text:p>
          </table:table-cell>
          <table:table-cell table:formula="of:=([.B165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formula="of:=([.A166]-[.E$2])^2" office:value-type="float" office:value="12.1801">
            <text:p>12.1801</text:p>
          </table:table-cell>
          <table:table-cell table:formula="of:=([.B166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([.A167]-[.E$2])^2" office:value-type="float" office:value="42.1201">
            <text:p>42.1201</text:p>
          </table:table-cell>
          <table:table-cell table:formula="of:=([.B167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2">
            <text:p>12</text:p>
          </table:table-cell>
          <table:table-cell table:formula="of:=([.A168]-[.E$2])^2" office:value-type="float" office:value="6.2001">
            <text:p>6.2001</text:p>
          </table:table-cell>
          <table:table-cell table:formula="of:=([.B168]-[.F$2])^2" office:value-type="float" office:value="0.267288999999999">
            <text:p>0.267289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table:formula="of:=([.A169]-[.E$2])^2" office:value-type="float" office:value="12.3201">
            <text:p>12.3201</text:p>
          </table:table-cell>
          <table:table-cell table:formula="of:=([.B169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formula="of:=([.A170]-[.E$2])^2" office:value-type="float" office:value="6.2001">
            <text:p>6.2001</text:p>
          </table:table-cell>
          <table:table-cell table:formula="of:=([.B170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formula="of:=([.A171]-[.E$2])^2" office:value-type="float" office:value="12.1801">
            <text:p>12.1801</text:p>
          </table:table-cell>
          <table:table-cell table:formula="of:=([.B171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172]-[.E$2])^2" office:value-type="float" office:value="6.2001">
            <text:p>6.2001</text:p>
          </table:table-cell>
          <table:table-cell table:formula="of:=([.B172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([.A173]-[.E$2])^2" office:value-type="float" office:value="42.1201">
            <text:p>42.1201</text:p>
          </table:table-cell>
          <table:table-cell table:formula="of:=([.B173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174]-[.E$2])^2" office:value-type="float" office:value="0.2401">
            <text:p>0.2401</text:p>
          </table:table-cell>
          <table:table-cell table:formula="of:=([.B174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175]-[.E$2])^2" office:value-type="float" office:value="0.2401">
            <text:p>0.2401</text:p>
          </table:table-cell>
          <table:table-cell table:formula="of:=([.B175]-[.F$2])^2" office:value-type="float" office:value="0.267288999999999">
            <text:p>0.26728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formula="of:=([.A176]-[.E$2])^2" office:value-type="float" office:value="20.1601">
            <text:p>20.1601</text:p>
          </table:table-cell>
          <table:table-cell table:formula="of:=([.B176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6">
            <text:p>86</text:p>
          </table:table-cell>
          <table:table-cell table:formula="of:=([.A177]-[.E$2])^2" office:value-type="float" office:value="6.3001">
            <text:p>6.3001</text:p>
          </table:table-cell>
          <table:table-cell table:formula="of:=([.B177]-[.F$2])^2" office:value-type="float" office:value="5552.783289">
            <text:p>5552.783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178]-[.E$2])^2" office:value-type="float" office:value="2.2201">
            <text:p>2.2201</text:p>
          </table:table-cell>
          <table:table-cell table:formula="of:=([.B178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([.A179]-[.E$2])^2" office:value-type="float" office:value="42.1201">
            <text:p>42.1201</text:p>
          </table:table-cell>
          <table:table-cell table:formula="of:=([.B179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180]-[.E$2])^2" office:value-type="float" office:value="6.2001">
            <text:p>6.2001</text:p>
          </table:table-cell>
          <table:table-cell table:formula="of:=([.B180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formula="of:=([.A181]-[.E$2])^2" office:value-type="float" office:value="30.1401">
            <text:p>30.1401</text:p>
          </table:table-cell>
          <table:table-cell table:formula="of:=([.B181]-[.F$2])^2" office:value-type="float" office:value="42.029289">
            <text:p>42.029289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9">
            <text:p>39</text:p>
          </table:table-cell>
          <table:table-cell table:formula="of:=([.A182]-[.E$2])^2" office:value-type="float" office:value="182.5201">
            <text:p>182.5201</text:p>
          </table:table-cell>
          <table:table-cell table:formula="of:=([.B182]-[.F$2])^2" office:value-type="float" office:value="757.185289">
            <text:p>757.185289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table:formula="of:=([.A183]-[.E$2])^2" office:value-type="float" office:value="12.3201">
            <text:p>12.3201</text:p>
          </table:table-cell>
          <table:table-cell table:formula="of:=([.B183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formula="of:=([.A184]-[.E$2])^2" office:value-type="float" office:value="30.1401">
            <text:p>30.1401</text:p>
          </table:table-cell>
          <table:table-cell table:formula="of:=([.B184]-[.F$2])^2" office:value-type="float" office:value="42.029289">
            <text:p>42.029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([.A185]-[.E$2])^2" office:value-type="float" office:value="42.1201">
            <text:p>42.1201</text:p>
          </table:table-cell>
          <table:table-cell table:formula="of:=([.B185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186]-[.E$2])^2" office:value-type="float" office:value="6.2001">
            <text:p>6.2001</text:p>
          </table:table-cell>
          <table:table-cell table:formula="of:=([.B186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table:formula="of:=([.A187]-[.E$2])^2" office:value-type="float" office:value="42.3801">
            <text:p>42.3801</text:p>
          </table:table-cell>
          <table:table-cell table:formula="of:=([.B187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188]-[.E$2])^2" office:value-type="float" office:value="0.2601">
            <text:p>0.2601</text:p>
          </table:table-cell>
          <table:table-cell table:formula="of:=([.B188]-[.F$2])^2" office:value-type="float" office:value="6.335289">
            <text:p>6.335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189]-[.E$2])^2" office:value-type="float" office:value="2.2201">
            <text:p>2.2201</text:p>
          </table:table-cell>
          <table:table-cell table:formula="of:=([.B189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table:formula="of:=([.A190]-[.E$2])^2" office:value-type="float" office:value="6.2001">
            <text:p>6.2001</text:p>
          </table:table-cell>
          <table:table-cell table:formula="of:=([.B190]-[.F$2])^2" office:value-type="float" office:value="72.539289">
            <text:p>72.539289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table:formula="of:=([.A191]-[.E$2])^2" office:value-type="float" office:value="182.5201">
            <text:p>182.5201</text:p>
          </table:table-cell>
          <table:table-cell table:formula="of:=([.B191]-[.F$2])^2" office:value-type="float" office:value="12.131289">
            <text:p>12.131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192]-[.E$2])^2" office:value-type="float" office:value="2.2201">
            <text:p>2.2201</text:p>
          </table:table-cell>
          <table:table-cell table:formula="of:=([.B192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([.A193]-[.E$2])^2" office:value-type="float" office:value="6.2001">
            <text:p>6.2001</text:p>
          </table:table-cell>
          <table:table-cell table:formula="of:=([.B193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formula="of:=([.A194]-[.E$2])^2" office:value-type="float" office:value="2.2801">
            <text:p>2.2801</text:p>
          </table:table-cell>
          <table:table-cell table:formula="of:=([.B194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195]-[.E$2])^2" office:value-type="float" office:value="2.2201">
            <text:p>2.2201</text:p>
          </table:table-cell>
          <table:table-cell table:formula="of:=([.B195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196]-[.E$2])^2" office:value-type="float" office:value="0.2601">
            <text:p>0.2601</text:p>
          </table:table-cell>
          <table:table-cell table:formula="of:=([.B196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34">
            <text:p>34</text:p>
          </table:table-cell>
          <table:table-cell table:formula="of:=([.A197]-[.E$2])^2" office:value-type="float" office:value="2353.2201">
            <text:p>2353.2201</text:p>
          </table:table-cell>
          <table:table-cell table:formula="of:=([.B197]-[.F$2])^2" office:value-type="float" office:value="507.015289">
            <text:p>507.015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formula="of:=([.A198]-[.E$2])^2" office:value-type="float" office:value="6.2001">
            <text:p>6.2001</text:p>
          </table:table-cell>
          <table:table-cell table:formula="of:=([.B198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">
            <text:p>6</text:p>
          </table:table-cell>
          <table:table-cell table:formula="of:=([.A199]-[.E$2])^2" office:value-type="float" office:value="3081.3601">
            <text:p>3081.3601</text:p>
          </table:table-cell>
          <table:table-cell table:formula="of:=([.B199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formula="of:=([.A200]-[.E$2])^2" office:value-type="float" office:value="12.1801">
            <text:p>12.1801</text:p>
          </table:table-cell>
          <table:table-cell table:formula="of:=([.B200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201]-[.E$2])^2" office:value-type="float" office:value="2.2201">
            <text:p>2.2201</text:p>
          </table:table-cell>
          <table:table-cell table:formula="of:=([.B201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([.A202]-[.E$2])^2" office:value-type="float" office:value="0.2601">
            <text:p>0.2601</text:p>
          </table:table-cell>
          <table:table-cell table:formula="of:=([.B202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formula="of:=([.A203]-[.E$2])^2" office:value-type="float" office:value="20.3401">
            <text:p>20.3401</text:p>
          </table:table-cell>
          <table:table-cell table:formula="of:=([.B203]-[.F$2])^2" office:value-type="float" office:value="30.437289">
            <text:p>30.437289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formula="of:=([.A204]-[.E$2])^2" office:value-type="float" office:value="30.1401">
            <text:p>30.1401</text:p>
          </table:table-cell>
          <table:table-cell table:formula="of:=([.B204]-[.F$2])^2" office:value-type="float" office:value="12.131289">
            <text:p>12.131289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table:formula="of:=([.A205]-[.E$2])^2" office:value-type="float" office:value="0.2601">
            <text:p>0.2601</text:p>
          </table:table-cell>
          <table:table-cell table:formula="of:=([.B205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table:formula="of:=([.A206]-[.E$2])^2" office:value-type="float" office:value="30.3601">
            <text:p>30.3601</text:p>
          </table:table-cell>
          <table:table-cell table:formula="of:=([.B206]-[.F$2])^2" office:value-type="float" office:value="132.641289">
            <text:p>132.641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formula="of:=([.A207]-[.E$2])^2" office:value-type="float" office:value="6.2001">
            <text:p>6.2001</text:p>
          </table:table-cell>
          <table:table-cell table:formula="of:=([.B207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table:formula="of:=([.A208]-[.E$2])^2" office:value-type="float" office:value="42.3801">
            <text:p>42.3801</text:p>
          </table:table-cell>
          <table:table-cell table:formula="of:=([.B208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table:formula="of:=([.A209]-[.E$2])^2" office:value-type="float" office:value="20.3401">
            <text:p>20.3401</text:p>
          </table:table-cell>
          <table:table-cell table:formula="of:=([.B209]-[.F$2])^2" office:value-type="float" office:value="90.573289">
            <text:p>90.573289</text:p>
          </table:table-cell>
          <table:table-cell table:number-columns-repeated="5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 table:formula="of:=([.A210]-[.E$2])^2" office:value-type="float" office:value="552.7201">
            <text:p>552.7201</text:p>
          </table:table-cell>
          <table:table-cell table:formula="of:=([.B210]-[.F$2])^2" office:value-type="float" office:value="42.471289">
            <text:p>42.471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formula="of:=([.A211]-[.E$2])^2" office:value-type="float" office:value="12.1801">
            <text:p>12.1801</text:p>
          </table:table-cell>
          <table:table-cell table:formula="of:=([.B211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([.A212]-[.E$2])^2" office:value-type="float" office:value="6.2001">
            <text:p>6.2001</text:p>
          </table:table-cell>
          <table:table-cell table:formula="of:=([.B212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0">
            <text:p>100</text:p>
          </table:table-cell>
          <table:table-cell table:formula="of:=([.A213]-[.E$2])^2" office:value-type="float" office:value="6.2001">
            <text:p>6.2001</text:p>
          </table:table-cell>
          <table:table-cell table:formula="of:=([.B213]-[.F$2])^2" office:value-type="float" office:value="7835.259289">
            <text:p>7835.259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formula="of:=([.A214]-[.E$2])^2" office:value-type="float" office:value="6.2001">
            <text:p>6.2001</text:p>
          </table:table-cell>
          <table:table-cell table:formula="of:=([.B214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([.A215]-[.E$2])^2" office:value-type="float" office:value="42.1201">
            <text:p>42.1201</text:p>
          </table:table-cell>
          <table:table-cell table:formula="of:=([.B215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formula="of:=([.A216]-[.E$2])^2" office:value-type="float" office:value="12.1801">
            <text:p>12.1801</text:p>
          </table:table-cell>
          <table:table-cell table:formula="of:=([.B216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formula="of:=([.A217]-[.E$2])^2" office:value-type="float" office:value="12.1801">
            <text:p>12.1801</text:p>
          </table:table-cell>
          <table:table-cell table:formula="of:=([.B217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([.A218]-[.E$2])^2" office:value-type="float" office:value="42.1201">
            <text:p>42.1201</text:p>
          </table:table-cell>
          <table:table-cell table:formula="of:=([.B218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formula="of:=([.A219]-[.E$2])^2" office:value-type="float" office:value="2.2201">
            <text:p>2.2201</text:p>
          </table:table-cell>
          <table:table-cell table:formula="of:=([.B219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220]-[.E$2])^2" office:value-type="float" office:value="2.2201">
            <text:p>2.2201</text:p>
          </table:table-cell>
          <table:table-cell table:formula="of:=([.B220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([.A221]-[.E$2])^2" office:value-type="float" office:value="6.2001">
            <text:p>6.2001</text:p>
          </table:table-cell>
          <table:table-cell table:formula="of:=([.B221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222]-[.E$2])^2" office:value-type="float" office:value="2.2201">
            <text:p>2.2201</text:p>
          </table:table-cell>
          <table:table-cell table:formula="of:=([.B222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formula="of:=([.A223]-[.E$2])^2" office:value-type="float" office:value="1260.9601">
            <text:p>1260.9601</text:p>
          </table:table-cell>
          <table:table-cell table:formula="of:=([.B223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formula="of:=([.A224]-[.E$2])^2" office:value-type="float" office:value="6.3001">
            <text:p>6.3001</text:p>
          </table:table-cell>
          <table:table-cell table:formula="of:=([.B224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formula="of:=([.A225]-[.E$2])^2" office:value-type="float" office:value="6.2001">
            <text:p>6.2001</text:p>
          </table:table-cell>
          <table:table-cell table:formula="of:=([.B225]-[.F$2])^2" office:value-type="float" office:value="12.131289">
            <text:p>12.131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formula="of:=([.A226]-[.E$2])^2" office:value-type="float" office:value="12.1801">
            <text:p>12.1801</text:p>
          </table:table-cell>
          <table:table-cell table:formula="of:=([.B226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([.A227]-[.E$2])^2" office:value-type="float" office:value="30.1401">
            <text:p>30.1401</text:p>
          </table:table-cell>
          <table:table-cell table:formula="of:=([.B227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formula="of:=([.A228]-[.E$2])^2" office:value-type="float" office:value="12.1801">
            <text:p>12.1801</text:p>
          </table:table-cell>
          <table:table-cell table:formula="of:=([.B228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229]-[.E$2])^2" office:value-type="float" office:value="2.2201">
            <text:p>2.2201</text:p>
          </table:table-cell>
          <table:table-cell table:formula="of:=([.B229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table:formula="of:=([.A230]-[.E$2])^2" office:value-type="float" office:value="56.4001">
            <text:p>56.4001</text:p>
          </table:table-cell>
          <table:table-cell table:formula="of:=([.B230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231]-[.E$2])^2" office:value-type="float" office:value="2.2201">
            <text:p>2.2201</text:p>
          </table:table-cell>
          <table:table-cell table:formula="of:=([.B231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232]-[.E$2])^2" office:value-type="float" office:value="0.2601">
            <text:p>0.2601</text:p>
          </table:table-cell>
          <table:table-cell table:formula="of:=([.B232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formula="of:=([.A233]-[.E$2])^2" office:value-type="float" office:value="2.2201">
            <text:p>2.2201</text:p>
          </table:table-cell>
          <table:table-cell table:formula="of:=([.B233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table:formula="of:=([.A234]-[.E$2])^2" office:value-type="float" office:value="20.3401">
            <text:p>20.3401</text:p>
          </table:table-cell>
          <table:table-cell table:formula="of:=([.B234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formula="of:=([.A235]-[.E$2])^2" office:value-type="float" office:value="12.1801">
            <text:p>12.1801</text:p>
          </table:table-cell>
          <table:table-cell table:formula="of:=([.B235]-[.F$2])^2" office:value-type="float" office:value="12.131289">
            <text:p>12.131289</text:p>
          </table:table-cell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table:formula="of:=([.A236]-[.E$2])^2" office:value-type="float" office:value="20.3401">
            <text:p>20.3401</text:p>
          </table:table-cell>
          <table:table-cell table:formula="of:=([.B236]-[.F$2])^2" office:value-type="float" office:value="132.641289">
            <text:p>132.641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formula="of:=([.A237]-[.E$2])^2" office:value-type="float" office:value="12.1801">
            <text:p>12.1801</text:p>
          </table:table-cell>
          <table:table-cell table:formula="of:=([.B237]-[.F$2])^2" office:value-type="float" office:value="12.131289">
            <text:p>12.131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238]-[.E$2])^2" office:value-type="float" office:value="6.2001">
            <text:p>6.2001</text:p>
          </table:table-cell>
          <table:table-cell table:formula="of:=([.B238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formula="of:=([.A239]-[.E$2])^2" office:value-type="float" office:value="12.1801">
            <text:p>12.1801</text:p>
          </table:table-cell>
          <table:table-cell table:formula="of:=([.B239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formula="of:=([.A240]-[.E$2])^2" office:value-type="float" office:value="6.2001">
            <text:p>6.2001</text:p>
          </table:table-cell>
          <table:table-cell table:formula="of:=([.B240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formula="of:=([.A241]-[.E$2])^2" office:value-type="float" office:value="12.1801">
            <text:p>12.1801</text:p>
          </table:table-cell>
          <table:table-cell table:formula="of:=([.B241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242]-[.E$2])^2" office:value-type="float" office:value="2.2201">
            <text:p>2.2201</text:p>
          </table:table-cell>
          <table:table-cell table:formula="of:=([.B242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243]-[.E$2])^2" office:value-type="float" office:value="6.2001">
            <text:p>6.2001</text:p>
          </table:table-cell>
          <table:table-cell table:formula="of:=([.B243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244]-[.E$2])^2" office:value-type="float" office:value="2.2201">
            <text:p>2.2201</text:p>
          </table:table-cell>
          <table:table-cell table:formula="of:=([.B244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formula="of:=([.A245]-[.E$2])^2" office:value-type="float" office:value="42.1201">
            <text:p>42.1201</text:p>
          </table:table-cell>
          <table:table-cell table:formula="of:=([.B245]-[.F$2])^2" office:value-type="float" office:value="42.029289">
            <text:p>42.029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formula="of:=([.A246]-[.E$2])^2" office:value-type="float" office:value="12.1801">
            <text:p>12.1801</text:p>
          </table:table-cell>
          <table:table-cell table:formula="of:=([.B246]-[.F$2])^2" office:value-type="float" office:value="0.267288999999999">
            <text:p>0.267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247]-[.E$2])^2" office:value-type="float" office:value="6.2001">
            <text:p>6.2001</text:p>
          </table:table-cell>
          <table:table-cell table:formula="of:=([.B247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table:formula="of:=([.A248]-[.E$2])^2" office:value-type="float" office:value="156.5001">
            <text:p>156.5001</text:p>
          </table:table-cell>
          <table:table-cell table:formula="of:=([.B248]-[.F$2])^2" office:value-type="float" office:value="1407.525289">
            <text:p>1407.525289</text:p>
          </table:table-cell>
          <table:table-cell table:number-columns-repeated="5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30">
            <text:p>30</text:p>
          </table:table-cell>
          <table:table-cell table:formula="of:=([.A249]-[.E$2])^2" office:value-type="float" office:value="702.7801">
            <text:p>702.7801</text:p>
          </table:table-cell>
          <table:table-cell table:formula="of:=([.B249]-[.F$2])^2" office:value-type="float" office:value="342.879289">
            <text:p>342.879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formula="of:=([.A250]-[.E$2])^2" office:value-type="float" office:value="6.2001">
            <text:p>6.2001</text:p>
          </table:table-cell>
          <table:table-cell table:formula="of:=([.B250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table:formula="of:=([.A251]-[.E$2])^2" office:value-type="float" office:value="2.2801">
            <text:p>2.2801</text:p>
          </table:table-cell>
          <table:table-cell table:formula="of:=([.B251]-[.F$2])^2" office:value-type="float" office:value="272.811289">
            <text:p>272.811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252]-[.E$2])^2" office:value-type="float" office:value="6.2001">
            <text:p>6.2001</text:p>
          </table:table-cell>
          <table:table-cell table:formula="of:=([.B252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([.A253]-[.E$2])^2" office:value-type="float" office:value="6.2001">
            <text:p>6.2001</text:p>
          </table:table-cell>
          <table:table-cell table:formula="of:=([.B253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254]-[.E$2])^2" office:value-type="float" office:value="2.2201">
            <text:p>2.2201</text:p>
          </table:table-cell>
          <table:table-cell table:formula="of:=([.B254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255]-[.E$2])^2" office:value-type="float" office:value="2.2201">
            <text:p>2.2201</text:p>
          </table:table-cell>
          <table:table-cell table:formula="of:=([.B255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table:formula="of:=([.A256]-[.E$2])^2" office:value-type="float" office:value="72.4201">
            <text:p>72.4201</text:p>
          </table:table-cell>
          <table:table-cell table:formula="of:=([.B256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table:formula="of:=([.A257]-[.E$2])^2" office:value-type="float" office:value="2.2201">
            <text:p>2.2201</text:p>
          </table:table-cell>
          <table:table-cell table:formula="of:=([.B257]-[.F$2])^2" office:value-type="float" office:value="90.573289">
            <text:p>90.573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([.A258]-[.E$2])^2" office:value-type="float" office:value="6.2001">
            <text:p>6.2001</text:p>
          </table:table-cell>
          <table:table-cell table:formula="of:=([.B258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259]-[.E$2])^2" office:value-type="float" office:value="2.2201">
            <text:p>2.2201</text:p>
          </table:table-cell>
          <table:table-cell table:formula="of:=([.B259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formula="of:=([.A260]-[.E$2])^2" office:value-type="float" office:value="2.2201">
            <text:p>2.2201</text:p>
          </table:table-cell>
          <table:table-cell table:formula="of:=([.B260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formula="of:=([.A261]-[.E$2])^2" office:value-type="float" office:value="20.1601">
            <text:p>20.1601</text:p>
          </table:table-cell>
          <table:table-cell table:formula="of:=([.B261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262]-[.E$2])^2" office:value-type="float" office:value="2.2201">
            <text:p>2.2201</text:p>
          </table:table-cell>
          <table:table-cell table:formula="of:=([.B262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263]-[.E$2])^2" office:value-type="float" office:value="2.2201">
            <text:p>2.2201</text:p>
          </table:table-cell>
          <table:table-cell table:formula="of:=([.B263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([.A264]-[.E$2])^2" office:value-type="float" office:value="42.1201">
            <text:p>42.1201</text:p>
          </table:table-cell>
          <table:table-cell table:formula="of:=([.B264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formula="of:=([.A265]-[.E$2])^2" office:value-type="float" office:value="30.3601">
            <text:p>30.3601</text:p>
          </table:table-cell>
          <table:table-cell table:formula="of:=([.B265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table:formula="of:=([.A266]-[.E$2])^2" office:value-type="float" office:value="90.4401">
            <text:p>90.4401</text:p>
          </table:table-cell>
          <table:table-cell table:formula="of:=([.B266]-[.F$2])^2" office:value-type="float" office:value="110.607289">
            <text:p>110.607289</text:p>
          </table:table-cell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table:formula="of:=([.A267]-[.E$2])^2" office:value-type="float" office:value="20.3401">
            <text:p>20.3401</text:p>
          </table:table-cell>
          <table:table-cell table:formula="of:=([.B267]-[.F$2])^2" office:value-type="float" office:value="0.267288999999999">
            <text:p>0.267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formula="of:=([.A268]-[.E$2])^2" office:value-type="float" office:value="12.1801">
            <text:p>12.1801</text:p>
          </table:table-cell>
          <table:table-cell table:formula="of:=([.B268]-[.F$2])^2" office:value-type="float" office:value="2.301289">
            <text:p>2.301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([.A269]-[.E$2])^2" office:value-type="float" office:value="6.2001">
            <text:p>6.2001</text:p>
          </table:table-cell>
          <table:table-cell table:formula="of:=([.B269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([.A270]-[.E$2])^2" office:value-type="float" office:value="6.2001">
            <text:p>6.2001</text:p>
          </table:table-cell>
          <table:table-cell table:formula="of:=([.B270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([.A271]-[.E$2])^2" office:value-type="float" office:value="6.2001">
            <text:p>6.2001</text:p>
          </table:table-cell>
          <table:table-cell table:formula="of:=([.B271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([.A272]-[.E$2])^2" office:value-type="float" office:value="6.2001">
            <text:p>6.2001</text:p>
          </table:table-cell>
          <table:table-cell table:formula="of:=([.B272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formula="of:=([.A273]-[.E$2])^2" office:value-type="float" office:value="30.3601">
            <text:p>30.3601</text:p>
          </table:table-cell>
          <table:table-cell table:formula="of:=([.B273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formula="of:=([.A274]-[.E$2])^2" office:value-type="float" office:value="12.1801">
            <text:p>12.1801</text:p>
          </table:table-cell>
          <table:table-cell table:formula="of:=([.B274]-[.F$2])^2" office:value-type="float" office:value="12.131289">
            <text:p>12.131289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table:formula="of:=([.A275]-[.E$2])^2" office:value-type="float" office:value="240.5601">
            <text:p>240.5601</text:p>
          </table:table-cell>
          <table:table-cell table:formula="of:=([.B275]-[.F$2])^2" office:value-type="float" office:value="90.573289">
            <text:p>90.573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([.A276]-[.E$2])^2" office:value-type="float" office:value="42.1201">
            <text:p>42.1201</text:p>
          </table:table-cell>
          <table:table-cell table:formula="of:=([.B276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277]-[.E$2])^2" office:value-type="float" office:value="2.2201">
            <text:p>2.2201</text:p>
          </table:table-cell>
          <table:table-cell table:formula="of:=([.B277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formula="of:=([.A278]-[.E$2])^2" office:value-type="float" office:value="2.2201">
            <text:p>2.2201</text:p>
          </table:table-cell>
          <table:table-cell table:formula="of:=([.B278]-[.F$2])^2" office:value-type="float" office:value="0.267288999999999">
            <text:p>0.267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formula="of:=([.A279]-[.E$2])^2" office:value-type="float" office:value="2.2201">
            <text:p>2.2201</text:p>
          </table:table-cell>
          <table:table-cell table:formula="of:=([.B279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formula="of:=([.A280]-[.E$2])^2" office:value-type="float" office:value="20.1601">
            <text:p>20.1601</text:p>
          </table:table-cell>
          <table:table-cell table:formula="of:=([.B280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281]-[.E$2])^2" office:value-type="float" office:value="6.2001">
            <text:p>6.2001</text:p>
          </table:table-cell>
          <table:table-cell table:formula="of:=([.B281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([.A282]-[.E$2])^2" office:value-type="float" office:value="30.1401">
            <text:p>30.1401</text:p>
          </table:table-cell>
          <table:table-cell table:formula="of:=([.B282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table:formula="of:=([.A283]-[.E$2])^2" office:value-type="float" office:value="56.4001">
            <text:p>56.4001</text:p>
          </table:table-cell>
          <table:table-cell table:formula="of:=([.B283]-[.F$2])^2" office:value-type="float" office:value="42.471289">
            <text:p>42.471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formula="of:=([.A284]-[.E$2])^2" office:value-type="float" office:value="6.2001">
            <text:p>6.2001</text:p>
          </table:table-cell>
          <table:table-cell table:formula="of:=([.B284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table:formula="of:=([.A285]-[.E$2])^2" office:value-type="float" office:value="2.2201">
            <text:p>2.2201</text:p>
          </table:table-cell>
          <table:table-cell table:formula="of:=([.B285]-[.F$2])^2" office:value-type="float" office:value="30.437289">
            <text:p>30.437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([.A286]-[.E$2])^2" office:value-type="float" office:value="6.2001">
            <text:p>6.2001</text:p>
          </table:table-cell>
          <table:table-cell table:formula="of:=([.B286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([.A287]-[.E$2])^2" office:value-type="float" office:value="20.1601">
            <text:p>20.1601</text:p>
          </table:table-cell>
          <table:table-cell table:formula="of:=([.B287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formula="of:=([.A288]-[.E$2])^2" office:value-type="float" office:value="0.2601">
            <text:p>0.2601</text:p>
          </table:table-cell>
          <table:table-cell table:formula="of:=([.B288]-[.F$2])^2" office:value-type="float" office:value="12.131289">
            <text:p>12.131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formula="of:=([.A289]-[.E$2])^2" office:value-type="float" office:value="6.2001">
            <text:p>6.2001</text:p>
          </table:table-cell>
          <table:table-cell table:formula="of:=([.B289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290]-[.E$2])^2" office:value-type="float" office:value="6.2001">
            <text:p>6.2001</text:p>
          </table:table-cell>
          <table:table-cell table:formula="of:=([.B290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table:formula="of:=([.A291]-[.E$2])^2" office:value-type="float" office:value="30.3601">
            <text:p>30.3601</text:p>
          </table:table-cell>
          <table:table-cell table:formula="of:=([.B291]-[.F$2])^2" office:value-type="float" office:value="12.131289">
            <text:p>12.131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([.A292]-[.E$2])^2" office:value-type="float" office:value="42.1201">
            <text:p>42.1201</text:p>
          </table:table-cell>
          <table:table-cell table:formula="of:=([.B292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5">
            <text:p>25</text:p>
          </table:table-cell>
          <table:table-cell table:formula="of:=([.A293]-[.E$2])^2" office:value-type="float" office:value="506.7001">
            <text:p>506.7001</text:p>
          </table:table-cell>
          <table:table-cell table:formula="of:=([.B293]-[.F$2])^2" office:value-type="float" office:value="182.709289">
            <text:p>182.709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formula="of:=([.A294]-[.E$2])^2" office:value-type="float" office:value="2.2201">
            <text:p>2.2201</text:p>
          </table:table-cell>
          <table:table-cell table:formula="of:=([.B294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formula="of:=([.A295]-[.E$2])^2" office:value-type="float" office:value="0.2401">
            <text:p>0.2401</text:p>
          </table:table-cell>
          <table:table-cell table:formula="of:=([.B295]-[.F$2])^2" office:value-type="float" office:value="20.403289">
            <text:p>20.403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296]-[.E$2])^2" office:value-type="float" office:value="2.2201">
            <text:p>2.2201</text:p>
          </table:table-cell>
          <table:table-cell table:formula="of:=([.B296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([.A297]-[.E$2])^2" office:value-type="float" office:value="56.1001">
            <text:p>56.1001</text:p>
          </table:table-cell>
          <table:table-cell table:formula="of:=([.B297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table:formula="of:=([.A298]-[.E$2])^2" office:value-type="float" office:value="12.1801">
            <text:p>12.1801</text:p>
          </table:table-cell>
          <table:table-cell table:formula="of:=([.B298]-[.F$2])^2" office:value-type="float" office:value="12.369289">
            <text:p>12.369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299]-[.E$2])^2" office:value-type="float" office:value="2.2201">
            <text:p>2.2201</text:p>
          </table:table-cell>
          <table:table-cell table:formula="of:=([.B299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([.A300]-[.E$2])^2" office:value-type="float" office:value="6.2001">
            <text:p>6.2001</text:p>
          </table:table-cell>
          <table:table-cell table:formula="of:=([.B300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301]-[.E$2])^2" office:value-type="float" office:value="6.2001">
            <text:p>6.2001</text:p>
          </table:table-cell>
          <table:table-cell table:formula="of:=([.B301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formula="of:=([.A302]-[.E$2])^2" office:value-type="float" office:value="12.1801">
            <text:p>12.1801</text:p>
          </table:table-cell>
          <table:table-cell table:formula="of:=([.B302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([.A303]-[.E$2])^2" office:value-type="float" office:value="30.1401">
            <text:p>30.1401</text:p>
          </table:table-cell>
          <table:table-cell table:formula="of:=([.B303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([.A304]-[.E$2])^2" office:value-type="float" office:value="6.2001">
            <text:p>6.2001</text:p>
          </table:table-cell>
          <table:table-cell table:formula="of:=([.B304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formula="of:=([.A305]-[.E$2])^2" office:value-type="float" office:value="12.1801">
            <text:p>12.1801</text:p>
          </table:table-cell>
          <table:table-cell table:formula="of:=([.B305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table:formula="of:=([.A306]-[.E$2])^2" office:value-type="float" office:value="42.3801">
            <text:p>42.3801</text:p>
          </table:table-cell>
          <table:table-cell table:formula="of:=([.B306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table:formula="of:=([.A307]-[.E$2])^2" office:value-type="float" office:value="20.3401">
            <text:p>20.3401</text:p>
          </table:table-cell>
          <table:table-cell table:formula="of:=([.B307]-[.F$2])^2" office:value-type="float" office:value="0.267288999999999">
            <text:p>0.267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308]-[.E$2])^2" office:value-type="float" office:value="2.2201">
            <text:p>2.2201</text:p>
          </table:table-cell>
          <table:table-cell table:formula="of:=([.B308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([.A309]-[.E$2])^2" office:value-type="float" office:value="42.1201">
            <text:p>42.1201</text:p>
          </table:table-cell>
          <table:table-cell table:formula="of:=([.B309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([.A310]-[.E$2])^2" office:value-type="float" office:value="6.2001">
            <text:p>6.2001</text:p>
          </table:table-cell>
          <table:table-cell table:formula="of:=([.B310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formula="of:=([.A311]-[.E$2])^2" office:value-type="float" office:value="6.2001">
            <text:p>6.2001</text:p>
          </table:table-cell>
          <table:table-cell table:formula="of:=([.B311]-[.F$2])^2" office:value-type="float" office:value="12.131289">
            <text:p>12.131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312]-[.E$2])^2" office:value-type="float" office:value="6.2001">
            <text:p>6.2001</text:p>
          </table:table-cell>
          <table:table-cell table:formula="of:=([.B312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formula="of:=([.A313]-[.E$2])^2" office:value-type="float" office:value="12.1801">
            <text:p>12.1801</text:p>
          </table:table-cell>
          <table:table-cell table:formula="of:=([.B313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formula="of:=([.A314]-[.E$2])^2" office:value-type="float" office:value="30.1401">
            <text:p>30.1401</text:p>
          </table:table-cell>
          <table:table-cell table:formula="of:=([.B314]-[.F$2])^2" office:value-type="float" office:value="12.131289">
            <text:p>12.131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315]-[.E$2])^2" office:value-type="float" office:value="6.2001">
            <text:p>6.2001</text:p>
          </table:table-cell>
          <table:table-cell table:formula="of:=([.B315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316]-[.E$2])^2" office:value-type="float" office:value="6.2001">
            <text:p>6.2001</text:p>
          </table:table-cell>
          <table:table-cell table:formula="of:=([.B316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formula="of:=([.A317]-[.E$2])^2" office:value-type="float" office:value="6.2001">
            <text:p>6.2001</text:p>
          </table:table-cell>
          <table:table-cell table:formula="of:=([.B317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318]-[.E$2])^2" office:value-type="float" office:value="2.2201">
            <text:p>2.2201</text:p>
          </table:table-cell>
          <table:table-cell table:formula="of:=([.B318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formula="of:=([.A319]-[.E$2])^2" office:value-type="float" office:value="12.1801">
            <text:p>12.1801</text:p>
          </table:table-cell>
          <table:table-cell table:formula="of:=([.B319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320]-[.E$2])^2" office:value-type="float" office:value="2.2201">
            <text:p>2.2201</text:p>
          </table:table-cell>
          <table:table-cell table:formula="of:=([.B320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formula="of:=([.A321]-[.E$2])^2" office:value-type="float" office:value="0.2601">
            <text:p>0.2601</text:p>
          </table:table-cell>
          <table:table-cell table:formula="of:=([.B321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formula="of:=([.A322]-[.E$2])^2" office:value-type="float" office:value="12.3201">
            <text:p>12.3201</text:p>
          </table:table-cell>
          <table:table-cell table:formula="of:=([.B322]-[.F$2])^2" office:value-type="float" office:value="0.267288999999999">
            <text:p>0.267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([.A323]-[.E$2])^2" office:value-type="float" office:value="6.2001">
            <text:p>6.2001</text:p>
          </table:table-cell>
          <table:table-cell table:formula="of:=([.B323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formula="of:=([.A324]-[.E$2])^2" office:value-type="float" office:value="2.2201">
            <text:p>2.2201</text:p>
          </table:table-cell>
          <table:table-cell table:formula="of:=([.B324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325]-[.E$2])^2" office:value-type="float" office:value="6.2001">
            <text:p>6.2001</text:p>
          </table:table-cell>
          <table:table-cell table:formula="of:=([.B325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([.A326]-[.E$2])^2" office:value-type="float" office:value="6.2001">
            <text:p>6.2001</text:p>
          </table:table-cell>
          <table:table-cell table:formula="of:=([.B326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formula="of:=([.A327]-[.E$2])^2" office:value-type="float" office:value="30.3601">
            <text:p>30.3601</text:p>
          </table:table-cell>
          <table:table-cell table:formula="of:=([.B327]-[.F$2])^2" office:value-type="float" office:value="2.301289">
            <text:p>2.301289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table:formula="of:=([.A328]-[.E$2])^2" office:value-type="float" office:value="6.3001">
            <text:p>6.3001</text:p>
          </table:table-cell>
          <table:table-cell table:formula="of:=([.B328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table:formula="of:=([.A329]-[.E$2])^2" office:value-type="float" office:value="6.3001">
            <text:p>6.3001</text:p>
          </table:table-cell>
          <table:table-cell table:formula="of:=([.B329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9">
            <text:p>19</text:p>
          </table:table-cell>
          <table:table-cell table:formula="of:=([.A330]-[.E$2])^2" office:value-type="float" office:value="240.5601">
            <text:p>240.5601</text:p>
          </table:table-cell>
          <table:table-cell table:formula="of:=([.B330]-[.F$2])^2" office:value-type="float" office:value="56.505289">
            <text:p>56.505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formula="of:=([.A331]-[.E$2])^2" office:value-type="float" office:value="12.1801">
            <text:p>12.1801</text:p>
          </table:table-cell>
          <table:table-cell table:formula="of:=([.B331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32]-[.E$2])^2" office:value-type="float" office:value="2.2801">
            <text:p>2.2801</text:p>
          </table:table-cell>
          <table:table-cell table:formula="of:=([.B332]-[.F$2])^2" office:value-type="float" office:value="2.301289">
            <text:p>2.301289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1">
            <text:p>11</text:p>
          </table:table-cell>
          <table:table-cell table:formula="of:=([.A333]-[.E$2])^2" office:value-type="float" office:value="12.1801">
            <text:p>12.1801</text:p>
          </table:table-cell>
          <table:table-cell table:formula="of:=([.B333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([.A334]-[.E$2])^2" office:value-type="float" office:value="20.1601">
            <text:p>20.1601</text:p>
          </table:table-cell>
          <table:table-cell table:formula="of:=([.B334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([.A335]-[.E$2])^2" office:value-type="float" office:value="6.2001">
            <text:p>6.2001</text:p>
          </table:table-cell>
          <table:table-cell table:formula="of:=([.B335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table:formula="of:=([.A336]-[.E$2])^2" office:value-type="float" office:value="12.1801">
            <text:p>12.1801</text:p>
          </table:table-cell>
          <table:table-cell table:formula="of:=([.B336]-[.F$2])^2" office:value-type="float" office:value="420.947289">
            <text:p>420.947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table:formula="of:=([.A337]-[.E$2])^2" office:value-type="float" office:value="6.2001">
            <text:p>6.2001</text:p>
          </table:table-cell>
          <table:table-cell table:formula="of:=([.B337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formula="of:=([.A338]-[.E$2])^2" office:value-type="float" office:value="2.2201">
            <text:p>2.2201</text:p>
          </table:table-cell>
          <table:table-cell table:formula="of:=([.B338]-[.F$2])^2" office:value-type="float" office:value="0.267288999999999">
            <text:p>0.267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([.A339]-[.E$2])^2" office:value-type="float" office:value="6.2001">
            <text:p>6.2001</text:p>
          </table:table-cell>
          <table:table-cell table:formula="of:=([.B339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([.A340]-[.E$2])^2" office:value-type="float" office:value="42.1201">
            <text:p>42.1201</text:p>
          </table:table-cell>
          <table:table-cell table:formula="of:=([.B340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formula="of:=([.A341]-[.E$2])^2" office:value-type="float" office:value="12.1801">
            <text:p>12.1801</text:p>
          </table:table-cell>
          <table:table-cell table:formula="of:=([.B341]-[.F$2])^2" office:value-type="float" office:value="12.131289">
            <text:p>12.131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342]-[.E$2])^2" office:value-type="float" office:value="6.2001">
            <text:p>6.2001</text:p>
          </table:table-cell>
          <table:table-cell table:formula="of:=([.B342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formula="of:=([.A343]-[.E$2])^2" office:value-type="float" office:value="12.1801">
            <text:p>12.1801</text:p>
          </table:table-cell>
          <table:table-cell table:formula="of:=([.B343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([.A344]-[.E$2])^2" office:value-type="float" office:value="42.1201">
            <text:p>42.1201</text:p>
          </table:table-cell>
          <table:table-cell table:formula="of:=([.B344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table:formula="of:=([.A345]-[.E$2])^2" office:value-type="float" office:value="12.1801">
            <text:p>12.1801</text:p>
          </table:table-cell>
          <table:table-cell table:formula="of:=([.B345]-[.F$2])^2" office:value-type="float" office:value="210.743289">
            <text:p>210.743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formula="of:=([.A346]-[.E$2])^2" office:value-type="float" office:value="6.2001">
            <text:p>6.2001</text:p>
          </table:table-cell>
          <table:table-cell table:formula="of:=([.B346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347]-[.E$2])^2" office:value-type="float" office:value="2.2201">
            <text:p>2.2201</text:p>
          </table:table-cell>
          <table:table-cell table:formula="of:=([.B347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formula="of:=([.A348]-[.E$2])^2" office:value-type="float" office:value="12.1801">
            <text:p>12.1801</text:p>
          </table:table-cell>
          <table:table-cell table:formula="of:=([.B348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formula="of:=([.A349]-[.E$2])^2" office:value-type="float" office:value="6.2001">
            <text:p>6.2001</text:p>
          </table:table-cell>
          <table:table-cell table:formula="of:=([.B349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table:formula="of:=([.A350]-[.E$2])^2" office:value-type="float" office:value="110.4601">
            <text:p>110.4601</text:p>
          </table:table-cell>
          <table:table-cell table:formula="of:=([.B350]-[.F$2])^2" office:value-type="float" office:value="72.539289">
            <text:p>72.539289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formula="of:=([.A351]-[.E$2])^2" office:value-type="float" office:value="0.2401">
            <text:p>0.2401</text:p>
          </table:table-cell>
          <table:table-cell table:formula="of:=([.B351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([.A352]-[.E$2])^2" office:value-type="float" office:value="6.2001">
            <text:p>6.2001</text:p>
          </table:table-cell>
          <table:table-cell table:formula="of:=([.B352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353]-[.E$2])^2" office:value-type="float" office:value="0.2401">
            <text:p>0.2401</text:p>
          </table:table-cell>
          <table:table-cell table:formula="of:=([.B353]-[.F$2])^2" office:value-type="float" office:value="0.267288999999999">
            <text:p>0.267289</text:p>
          </table:table-cell>
          <table:table-cell table:number-columns-repeated="5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table:formula="of:=([.A354]-[.E$2])^2" office:value-type="float" office:value="42.3801">
            <text:p>42.3801</text:p>
          </table:table-cell>
          <table:table-cell table:formula="of:=([.B354]-[.F$2])^2" office:value-type="float" office:value="240.777289">
            <text:p>240.777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formula="of:=([.A355]-[.E$2])^2" office:value-type="float" office:value="6.2001">
            <text:p>6.2001</text:p>
          </table:table-cell>
          <table:table-cell table:formula="of:=([.B355]-[.F$2])^2" office:value-type="float" office:value="6.335289">
            <text:p>6.335289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 table:formula="of:=([.A356]-[.E$2])^2" office:value-type="float" office:value="210.5401">
            <text:p>210.5401</text:p>
          </table:table-cell>
          <table:table-cell table:formula="of:=([.B356]-[.F$2])^2" office:value-type="float" office:value="0.267288999999999">
            <text:p>0.267289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table:formula="of:=([.A357]-[.E$2])^2" office:value-type="float" office:value="0.2401">
            <text:p>0.2401</text:p>
          </table:table-cell>
          <table:table-cell table:formula="of:=([.B357]-[.F$2])^2" office:value-type="float" office:value="132.641289">
            <text:p>132.641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([.A358]-[.E$2])^2" office:value-type="float" office:value="42.1201">
            <text:p>42.1201</text:p>
          </table:table-cell>
          <table:table-cell table:formula="of:=([.B358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359]-[.E$2])^2" office:value-type="float" office:value="2.2201">
            <text:p>2.2201</text:p>
          </table:table-cell>
          <table:table-cell table:formula="of:=([.B359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table:formula="of:=([.A360]-[.E$2])^2" office:value-type="float" office:value="6.3001">
            <text:p>6.3001</text:p>
          </table:table-cell>
          <table:table-cell table:formula="of:=([.B360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formula="of:=([.A361]-[.E$2])^2" office:value-type="float" office:value="12.1801">
            <text:p>12.1801</text:p>
          </table:table-cell>
          <table:table-cell table:formula="of:=([.B361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formula="of:=([.A362]-[.E$2])^2" office:value-type="float" office:value="12.1801">
            <text:p>12.1801</text:p>
          </table:table-cell>
          <table:table-cell table:formula="of:=([.B362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formula="of:=([.A363]-[.E$2])^2" office:value-type="float" office:value="6.2001">
            <text:p>6.2001</text:p>
          </table:table-cell>
          <table:table-cell table:formula="of:=([.B363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([.A364]-[.E$2])^2" office:value-type="float" office:value="56.1001">
            <text:p>56.1001</text:p>
          </table:table-cell>
          <table:table-cell table:formula="of:=([.B364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table:formula="of:=([.A365]-[.E$2])^2" office:value-type="float" office:value="20.3401">
            <text:p>20.3401</text:p>
          </table:table-cell>
          <table:table-cell table:formula="of:=([.B365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formula="of:=([.A366]-[.E$2])^2" office:value-type="float" office:value="12.1801">
            <text:p>12.1801</text:p>
          </table:table-cell>
          <table:table-cell table:formula="of:=([.B366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table:formula="of:=([.A367]-[.E$2])^2" office:value-type="float" office:value="156.5001">
            <text:p>156.5001</text:p>
          </table:table-cell>
          <table:table-cell table:formula="of:=([.B367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table:formula="of:=([.A368]-[.E$2])^2" office:value-type="float" office:value="0.2601">
            <text:p>0.2601</text:p>
          </table:table-cell>
          <table:table-cell table:formula="of:=([.B368]-[.F$2])^2" office:value-type="float" office:value="90.573289">
            <text:p>90.573289</text:p>
          </table:table-cell>
          <table:table-cell table:number-columns-repeated="5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65">
            <text:p>65</text:p>
          </table:table-cell>
          <table:table-cell table:formula="of:=([.A369]-[.E$2])^2" office:value-type="float" office:value="342.6201">
            <text:p>342.6201</text:p>
          </table:table-cell>
          <table:table-cell table:formula="of:=([.B369]-[.F$2])^2" office:value-type="float" office:value="2864.069289">
            <text:p>2864.06928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([.A370]-[.E$2])^2" office:value-type="float" office:value="20.1601">
            <text:p>20.1601</text:p>
          </table:table-cell>
          <table:table-cell table:formula="of:=([.B370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formula="of:=([.A371]-[.E$2])^2" office:value-type="float" office:value="6.2001">
            <text:p>6.2001</text:p>
          </table:table-cell>
          <table:table-cell table:formula="of:=([.B371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formula="of:=([.A372]-[.E$2])^2" office:value-type="float" office:value="56.1001">
            <text:p>56.1001</text:p>
          </table:table-cell>
          <table:table-cell table:formula="of:=([.B372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formula="of:=([.A373]-[.E$2])^2" office:value-type="float" office:value="30.3601">
            <text:p>30.3601</text:p>
          </table:table-cell>
          <table:table-cell table:formula="of:=([.B373]-[.F$2])^2" office:value-type="float" office:value="2.301289">
            <text:p>2.301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formula="of:=([.A374]-[.E$2])^2" office:value-type="float" office:value="12.1801">
            <text:p>12.1801</text:p>
          </table:table-cell>
          <table:table-cell table:formula="of:=([.B374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table:formula="of:=([.A375]-[.E$2])^2" office:value-type="float" office:value="20.3401">
            <text:p>20.3401</text:p>
          </table:table-cell>
          <table:table-cell table:formula="of:=([.B375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376]-[.E$2])^2" office:value-type="float" office:value="12.3201">
            <text:p>12.3201</text:p>
          </table:table-cell>
          <table:table-cell table:formula="of:=([.B376]-[.F$2])^2" office:value-type="float" office:value="2.301289">
            <text:p>2.301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377]-[.E$2])^2" office:value-type="float" office:value="6.2001">
            <text:p>6.2001</text:p>
          </table:table-cell>
          <table:table-cell table:formula="of:=([.B377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formula="of:=([.A378]-[.E$2])^2" office:value-type="float" office:value="30.1401">
            <text:p>30.1401</text:p>
          </table:table-cell>
          <table:table-cell table:formula="of:=([.B378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formula="of:=([.A379]-[.E$2])^2" office:value-type="float" office:value="0.2401">
            <text:p>0.2401</text:p>
          </table:table-cell>
          <table:table-cell table:formula="of:=([.B379]-[.F$2])^2" office:value-type="float" office:value="12.131289">
            <text:p>12.131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formula="of:=([.A380]-[.E$2])^2" office:value-type="float" office:value="6.2001">
            <text:p>6.2001</text:p>
          </table:table-cell>
          <table:table-cell table:formula="of:=([.B380]-[.F$2])^2" office:value-type="float" office:value="30.437289">
            <text:p>30.437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formula="of:=([.A381]-[.E$2])^2" office:value-type="float" office:value="12.1801">
            <text:p>12.1801</text:p>
          </table:table-cell>
          <table:table-cell table:formula="of:=([.B381]-[.F$2])^2" office:value-type="float" office:value="2.301289">
            <text:p>2.301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382]-[.E$2])^2" office:value-type="float" office:value="2.2201">
            <text:p>2.2201</text:p>
          </table:table-cell>
          <table:table-cell table:formula="of:=([.B382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formula="of:=([.A383]-[.E$2])^2" office:value-type="float" office:value="20.1601">
            <text:p>20.1601</text:p>
          </table:table-cell>
          <table:table-cell table:formula="of:=([.B383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([.A384]-[.E$2])^2" office:value-type="float" office:value="20.1601">
            <text:p>20.1601</text:p>
          </table:table-cell>
          <table:table-cell table:formula="of:=([.B384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formula="of:=([.A385]-[.E$2])^2" office:value-type="float" office:value="12.3201">
            <text:p>12.3201</text:p>
          </table:table-cell>
          <table:table-cell table:formula="of:=([.B385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table:formula="of:=([.A386]-[.E$2])^2" office:value-type="float" office:value="420.6601">
            <text:p>420.6601</text:p>
          </table:table-cell>
          <table:table-cell table:formula="of:=([.B386]-[.F$2])^2" office:value-type="float" office:value="703.151289">
            <text:p>703.15128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formula="of:=([.A387]-[.E$2])^2" office:value-type="float" office:value="20.1601">
            <text:p>20.1601</text:p>
          </table:table-cell>
          <table:table-cell table:formula="of:=([.B387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formula="of:=([.A388]-[.E$2])^2" office:value-type="float" office:value="6.3001">
            <text:p>6.3001</text:p>
          </table:table-cell>
          <table:table-cell table:formula="of:=([.B388]-[.F$2])^2" office:value-type="float" office:value="42.471289">
            <text:p>42.471289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table:formula="of:=([.A389]-[.E$2])^2" office:value-type="float" office:value="12.3201">
            <text:p>12.3201</text:p>
          </table:table-cell>
          <table:table-cell table:formula="of:=([.B389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table:formula="of:=([.A390]-[.E$2])^2" office:value-type="float" office:value="6.2001">
            <text:p>6.2001</text:p>
          </table:table-cell>
          <table:table-cell table:formula="of:=([.B390]-[.F$2])^2" office:value-type="float" office:value="12.369289">
            <text:p>12.369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formula="of:=([.A391]-[.E$2])^2" office:value-type="float" office:value="12.1801">
            <text:p>12.1801</text:p>
          </table:table-cell>
          <table:table-cell table:formula="of:=([.B391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([.A392]-[.E$2])^2" office:value-type="float" office:value="56.1001">
            <text:p>56.1001</text:p>
          </table:table-cell>
          <table:table-cell table:formula="of:=([.B392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formula="of:=([.A393]-[.E$2])^2" office:value-type="float" office:value="12.1801">
            <text:p>12.1801</text:p>
          </table:table-cell>
          <table:table-cell table:formula="of:=([.B393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formula="of:=([.A394]-[.E$2])^2" office:value-type="float" office:value="12.1801">
            <text:p>12.1801</text:p>
          </table:table-cell>
          <table:table-cell table:formula="of:=([.B394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formula="of:=([.A395]-[.E$2])^2" office:value-type="float" office:value="30.1401">
            <text:p>30.1401</text:p>
          </table:table-cell>
          <table:table-cell table:formula="of:=([.B395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396]-[.E$2])^2" office:value-type="float" office:value="6.3001">
            <text:p>6.3001</text:p>
          </table:table-cell>
          <table:table-cell table:formula="of:=([.B396]-[.F$2])^2" office:value-type="float" office:value="12.369289">
            <text:p>12.369289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table:formula="of:=([.A397]-[.E$2])^2" office:value-type="float" office:value="6.3001">
            <text:p>6.3001</text:p>
          </table:table-cell>
          <table:table-cell table:formula="of:=([.B397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398]-[.E$2])^2" office:value-type="float" office:value="6.2001">
            <text:p>6.2001</text:p>
          </table:table-cell>
          <table:table-cell table:formula="of:=([.B398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table:formula="of:=([.A399]-[.E$2])^2" office:value-type="float" office:value="72.4201">
            <text:p>72.4201</text:p>
          </table:table-cell>
          <table:table-cell table:formula="of:=([.B399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400]-[.E$2])^2" office:value-type="float" office:value="6.2001">
            <text:p>6.2001</text:p>
          </table:table-cell>
          <table:table-cell table:formula="of:=([.B400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([.A401]-[.E$2])^2" office:value-type="float" office:value="42.1201">
            <text:p>42.1201</text:p>
          </table:table-cell>
          <table:table-cell table:formula="of:=([.B401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([.A402]-[.E$2])^2" office:value-type="float" office:value="20.1601">
            <text:p>20.1601</text:p>
          </table:table-cell>
          <table:table-cell table:formula="of:=([.B402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([.A403]-[.E$2])^2" office:value-type="float" office:value="0.2401">
            <text:p>0.2401</text:p>
          </table:table-cell>
          <table:table-cell table:formula="of:=([.B403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([.A404]-[.E$2])^2" office:value-type="float" office:value="42.1201">
            <text:p>42.1201</text:p>
          </table:table-cell>
          <table:table-cell table:formula="of:=([.B404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([.A405]-[.E$2])^2" office:value-type="float" office:value="42.1201">
            <text:p>42.1201</text:p>
          </table:table-cell>
          <table:table-cell table:formula="of:=([.B405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([.A406]-[.E$2])^2" office:value-type="float" office:value="30.1401">
            <text:p>30.1401</text:p>
          </table:table-cell>
          <table:table-cell table:formula="of:=([.B406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table:formula="of:=([.A407]-[.E$2])^2" office:value-type="float" office:value="0.2401">
            <text:p>0.2401</text:p>
          </table:table-cell>
          <table:table-cell table:formula="of:=([.B407]-[.F$2])^2" office:value-type="float" office:value="240.777289">
            <text:p>240.777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formula="of:=([.A408]-[.E$2])^2" office:value-type="float" office:value="12.1801">
            <text:p>12.1801</text:p>
          </table:table-cell>
          <table:table-cell table:formula="of:=([.B408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([.A409]-[.E$2])^2" office:value-type="float" office:value="30.1401">
            <text:p>30.1401</text:p>
          </table:table-cell>
          <table:table-cell table:formula="of:=([.B409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formula="of:=([.A410]-[.E$2])^2" office:value-type="float" office:value="42.1201">
            <text:p>42.1201</text:p>
          </table:table-cell>
          <table:table-cell table:formula="of:=([.B410]-[.F$2])^2" office:value-type="float" office:value="42.029289">
            <text:p>42.029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([.A411]-[.E$2])^2" office:value-type="float" office:value="42.1201">
            <text:p>42.1201</text:p>
          </table:table-cell>
          <table:table-cell table:formula="of:=([.B411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formula="of:=([.A412]-[.E$2])^2" office:value-type="float" office:value="12.1801">
            <text:p>12.1801</text:p>
          </table:table-cell>
          <table:table-cell table:formula="of:=([.B412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([.A413]-[.E$2])^2" office:value-type="float" office:value="42.1201">
            <text:p>42.1201</text:p>
          </table:table-cell>
          <table:table-cell table:formula="of:=([.B413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([.A414]-[.E$2])^2" office:value-type="float" office:value="6.2001">
            <text:p>6.2001</text:p>
          </table:table-cell>
          <table:table-cell table:formula="of:=([.B414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formula="of:=([.A415]-[.E$2])^2" office:value-type="float" office:value="12.1801">
            <text:p>12.1801</text:p>
          </table:table-cell>
          <table:table-cell table:formula="of:=([.B415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416]-[.E$2])^2" office:value-type="float" office:value="6.2001">
            <text:p>6.2001</text:p>
          </table:table-cell>
          <table:table-cell table:formula="of:=([.B416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formula="of:=([.A417]-[.E$2])^2" office:value-type="float" office:value="20.1601">
            <text:p>20.1601</text:p>
          </table:table-cell>
          <table:table-cell table:formula="of:=([.B417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formula="of:=([.A418]-[.E$2])^2" office:value-type="float" office:value="20.1601">
            <text:p>20.1601</text:p>
          </table:table-cell>
          <table:table-cell table:formula="of:=([.B418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419]-[.E$2])^2" office:value-type="float" office:value="6.2001">
            <text:p>6.2001</text:p>
          </table:table-cell>
          <table:table-cell table:formula="of:=([.B419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table:formula="of:=([.A420]-[.E$2])^2" office:value-type="float" office:value="12.3201">
            <text:p>12.3201</text:p>
          </table:table-cell>
          <table:table-cell table:formula="of:=([.B420]-[.F$2])^2" office:value-type="float" office:value="380.913289">
            <text:p>380.913289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formula="of:=([.A421]-[.E$2])^2" office:value-type="float" office:value="30.1401">
            <text:p>30.1401</text:p>
          </table:table-cell>
          <table:table-cell table:formula="of:=([.B421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422]-[.E$2])^2" office:value-type="float" office:value="2.2201">
            <text:p>2.2201</text:p>
          </table:table-cell>
          <table:table-cell table:formula="of:=([.B422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formula="of:=([.A423]-[.E$2])^2" office:value-type="float" office:value="12.1801">
            <text:p>12.1801</text:p>
          </table:table-cell>
          <table:table-cell table:formula="of:=([.B423]-[.F$2])^2" office:value-type="float" office:value="12.131289">
            <text:p>12.131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([.A424]-[.E$2])^2" office:value-type="float" office:value="42.1201">
            <text:p>42.1201</text:p>
          </table:table-cell>
          <table:table-cell table:formula="of:=([.B424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table:formula="of:=([.A425]-[.E$2])^2" office:value-type="float" office:value="56.4001">
            <text:p>56.4001</text:p>
          </table:table-cell>
          <table:table-cell table:formula="of:=([.B425]-[.F$2])^2" office:value-type="float" office:value="420.947289">
            <text:p>420.947289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([.A426]-[.E$2])^2" office:value-type="float" office:value="56.1001">
            <text:p>56.1001</text:p>
          </table:table-cell>
          <table:table-cell table:formula="of:=([.B426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0">
            <text:p>10</text:p>
          </table:table-cell>
          <table:table-cell table:formula="of:=([.A427]-[.E$2])^2" office:value-type="float" office:value="20.1601">
            <text:p>20.1601</text:p>
          </table:table-cell>
          <table:table-cell table:formula="of:=([.B427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table:formula="of:=([.A428]-[.E$2])^2" office:value-type="float" office:value="20.3401">
            <text:p>20.3401</text:p>
          </table:table-cell>
          <table:table-cell table:formula="of:=([.B428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table:formula="of:=([.A429]-[.E$2])^2" office:value-type="float" office:value="6.3001">
            <text:p>6.3001</text:p>
          </table:table-cell>
          <table:table-cell table:formula="of:=([.B429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430]-[.E$2])^2" office:value-type="float" office:value="6.2001">
            <text:p>6.2001</text:p>
          </table:table-cell>
          <table:table-cell table:formula="of:=([.B430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table:formula="of:=([.A431]-[.E$2])^2" office:value-type="float" office:value="12.3201">
            <text:p>12.3201</text:p>
          </table:table-cell>
          <table:table-cell table:formula="of:=([.B431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432]-[.E$2])^2" office:value-type="float" office:value="72.4201">
            <text:p>72.4201</text:p>
          </table:table-cell>
          <table:table-cell table:formula="of:=([.B432]-[.F$2])^2" office:value-type="float" office:value="72.539289">
            <text:p>72.539289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formula="of:=([.A433]-[.E$2])^2" office:value-type="float" office:value="30.1401">
            <text:p>30.1401</text:p>
          </table:table-cell>
          <table:table-cell table:formula="of:=([.B433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formula="of:=([.A434]-[.E$2])^2" office:value-type="float" office:value="30.1401">
            <text:p>30.1401</text:p>
          </table:table-cell>
          <table:table-cell table:formula="of:=([.B434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2">
            <text:p>12</text:p>
          </table:table-cell>
          <table:table-cell table:formula="of:=([.A435]-[.E$2])^2" office:value-type="float" office:value="6.2001">
            <text:p>6.2001</text:p>
          </table:table-cell>
          <table:table-cell table:formula="of:=([.B435]-[.F$2])^2" office:value-type="float" office:value="0.267288999999999">
            <text:p>0.267289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1">
            <text:p>11</text:p>
          </table:table-cell>
          <table:table-cell table:formula="of:=([.A436]-[.E$2])^2" office:value-type="float" office:value="12.1801">
            <text:p>12.1801</text:p>
          </table:table-cell>
          <table:table-cell table:formula="of:=([.B436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formula="of:=([.A437]-[.E$2])^2" office:value-type="float" office:value="12.1801">
            <text:p>12.1801</text:p>
          </table:table-cell>
          <table:table-cell table:formula="of:=([.B437]-[.F$2])^2" office:value-type="float" office:value="12.131289">
            <text:p>12.131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formula="of:=([.A438]-[.E$2])^2" office:value-type="float" office:value="12.1801">
            <text:p>12.1801</text:p>
          </table:table-cell>
          <table:table-cell table:formula="of:=([.B438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formula="of:=([.A439]-[.E$2])^2" office:value-type="float" office:value="6.2001">
            <text:p>6.2001</text:p>
          </table:table-cell>
          <table:table-cell table:formula="of:=([.B439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table:formula="of:=([.A440]-[.E$2])^2" office:value-type="float" office:value="6.2001">
            <text:p>6.2001</text:p>
          </table:table-cell>
          <table:table-cell table:formula="of:=([.B440]-[.F$2])^2" office:value-type="float" office:value="72.539289">
            <text:p>72.539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441]-[.E$2])^2" office:value-type="float" office:value="2.2201">
            <text:p>2.2201</text:p>
          </table:table-cell>
          <table:table-cell table:formula="of:=([.B441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([.A442]-[.E$2])^2" office:value-type="float" office:value="42.1201">
            <text:p>42.1201</text:p>
          </table:table-cell>
          <table:table-cell table:formula="of:=([.B442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formula="of:=([.A443]-[.E$2])^2" office:value-type="float" office:value="12.1801">
            <text:p>12.1801</text:p>
          </table:table-cell>
          <table:table-cell table:formula="of:=([.B443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formula="of:=([.A444]-[.E$2])^2" office:value-type="float" office:value="12.1801">
            <text:p>12.1801</text:p>
          </table:table-cell>
          <table:table-cell table:formula="of:=([.B444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formula="of:=([.A445]-[.E$2])^2" office:value-type="float" office:value="6.2001">
            <text:p>6.2001</text:p>
          </table:table-cell>
          <table:table-cell table:formula="of:=([.B445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([.A446]-[.E$2])^2" office:value-type="float" office:value="30.1401">
            <text:p>30.1401</text:p>
          </table:table-cell>
          <table:table-cell table:formula="of:=([.B446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([.A447]-[.E$2])^2" office:value-type="float" office:value="42.1201">
            <text:p>42.1201</text:p>
          </table:table-cell>
          <table:table-cell table:formula="of:=([.B447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formula="of:=([.A448]-[.E$2])^2" office:value-type="float" office:value="20.1601">
            <text:p>20.1601</text:p>
          </table:table-cell>
          <table:table-cell table:formula="of:=([.B448]-[.F$2])^2" office:value-type="float" office:value="30.437289">
            <text:p>30.437289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formula="of:=([.A449]-[.E$2])^2" office:value-type="float" office:value="0.2601">
            <text:p>0.2601</text:p>
          </table:table-cell>
          <table:table-cell table:formula="of:=([.B449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([.A450]-[.E$2])^2" office:value-type="float" office:value="30.1401">
            <text:p>30.1401</text:p>
          </table:table-cell>
          <table:table-cell table:formula="of:=([.B450]-[.F$2])^2" office:value-type="float" office:value="72.539289">
            <text:p>72.539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formula="of:=([.A451]-[.E$2])^2" office:value-type="float" office:value="2.2201">
            <text:p>2.2201</text:p>
          </table:table-cell>
          <table:table-cell table:formula="of:=([.B451]-[.F$2])^2" office:value-type="float" office:value="0.267288999999999">
            <text:p>0.26728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formula="of:=([.A452]-[.E$2])^2" office:value-type="float" office:value="20.1601">
            <text:p>20.1601</text:p>
          </table:table-cell>
          <table:table-cell table:formula="of:=([.B452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453]-[.E$2])^2" office:value-type="float" office:value="6.2001">
            <text:p>6.2001</text:p>
          </table:table-cell>
          <table:table-cell table:formula="of:=([.B453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([.A454]-[.E$2])^2" office:value-type="float" office:value="42.1201">
            <text:p>42.1201</text:p>
          </table:table-cell>
          <table:table-cell table:formula="of:=([.B454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formula="of:=([.A455]-[.E$2])^2" office:value-type="float" office:value="6.2001">
            <text:p>6.2001</text:p>
          </table:table-cell>
          <table:table-cell table:formula="of:=([.B455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table:formula="of:=([.A456]-[.E$2])^2" office:value-type="float" office:value="56.4001">
            <text:p>56.4001</text:p>
          </table:table-cell>
          <table:table-cell table:formula="of:=([.B456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formula="of:=([.A457]-[.E$2])^2" office:value-type="float" office:value="56.1001">
            <text:p>56.1001</text:p>
          </table:table-cell>
          <table:table-cell table:formula="of:=([.B457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table:formula="of:=([.A458]-[.E$2])^2" office:value-type="float" office:value="90.4401">
            <text:p>90.4401</text:p>
          </table:table-cell>
          <table:table-cell table:formula="of:=([.B458]-[.F$2])^2" office:value-type="float" office:value="30.437289">
            <text:p>30.437289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table:formula="of:=([.A459]-[.E$2])^2" office:value-type="float" office:value="6.3001">
            <text:p>6.3001</text:p>
          </table:table-cell>
          <table:table-cell table:formula="of:=([.B459]-[.F$2])^2" office:value-type="float" office:value="132.641289">
            <text:p>132.641289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formula="of:=([.A460]-[.E$2])^2" office:value-type="float" office:value="30.1401">
            <text:p>30.1401</text:p>
          </table:table-cell>
          <table:table-cell table:formula="of:=([.B460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461]-[.E$2])^2" office:value-type="float" office:value="2.2801">
            <text:p>2.2801</text:p>
          </table:table-cell>
          <table:table-cell table:formula="of:=([.B461]-[.F$2])^2" office:value-type="float" office:value="0.267288999999999">
            <text:p>0.267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462]-[.E$2])^2" office:value-type="float" office:value="2.2201">
            <text:p>2.2201</text:p>
          </table:table-cell>
          <table:table-cell table:formula="of:=([.B462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463]-[.E$2])^2" office:value-type="float" office:value="6.2001">
            <text:p>6.2001</text:p>
          </table:table-cell>
          <table:table-cell table:formula="of:=([.B463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table:formula="of:=([.A464]-[.E$2])^2" office:value-type="float" office:value="6.3001">
            <text:p>6.3001</text:p>
          </table:table-cell>
          <table:table-cell table:formula="of:=([.B464]-[.F$2])^2" office:value-type="float" office:value="240.777289">
            <text:p>240.777289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465]-[.E$2])^2" office:value-type="float" office:value="0.2401">
            <text:p>0.2401</text:p>
          </table:table-cell>
          <table:table-cell table:formula="of:=([.B465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table:formula="of:=([.A466]-[.E$2])^2" office:value-type="float" office:value="240.5601">
            <text:p>240.5601</text:p>
          </table:table-cell>
          <table:table-cell table:formula="of:=([.B466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formula="of:=([.A467]-[.E$2])^2" office:value-type="float" office:value="2.2201">
            <text:p>2.2201</text:p>
          </table:table-cell>
          <table:table-cell table:formula="of:=([.B467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([.A468]-[.E$2])^2" office:value-type="float" office:value="20.1601">
            <text:p>20.1601</text:p>
          </table:table-cell>
          <table:table-cell table:formula="of:=([.B468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469]-[.E$2])^2" office:value-type="float" office:value="6.2001">
            <text:p>6.2001</text:p>
          </table:table-cell>
          <table:table-cell table:formula="of:=([.B469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([.A470]-[.E$2])^2" office:value-type="float" office:value="42.1201">
            <text:p>42.1201</text:p>
          </table:table-cell>
          <table:table-cell table:formula="of:=([.B470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471]-[.E$2])^2" office:value-type="float" office:value="6.3001">
            <text:p>6.3001</text:p>
          </table:table-cell>
          <table:table-cell table:formula="of:=([.B471]-[.F$2])^2" office:value-type="float" office:value="6.335289">
            <text:p>6.335289</text:p>
          </table:table-cell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table:formula="of:=([.A472]-[.E$2])^2" office:value-type="float" office:value="20.3401">
            <text:p>20.3401</text:p>
          </table:table-cell>
          <table:table-cell table:formula="of:=([.B472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formula="of:=([.A473]-[.E$2])^2" office:value-type="float" office:value="12.1801">
            <text:p>12.1801</text:p>
          </table:table-cell>
          <table:table-cell table:formula="of:=([.B473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formula="of:=([.A474]-[.E$2])^2" office:value-type="float" office:value="20.1601">
            <text:p>20.1601</text:p>
          </table:table-cell>
          <table:table-cell table:formula="of:=([.B474]-[.F$2])^2" office:value-type="float" office:value="12.131289">
            <text:p>12.131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475]-[.E$2])^2" office:value-type="float" office:value="6.2001">
            <text:p>6.2001</text:p>
          </table:table-cell>
          <table:table-cell table:formula="of:=([.B475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formula="of:=([.A476]-[.E$2])^2" office:value-type="float" office:value="12.1801">
            <text:p>12.1801</text:p>
          </table:table-cell>
          <table:table-cell table:formula="of:=([.B476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table:formula="of:=([.A477]-[.E$2])^2" office:value-type="float" office:value="56.4001">
            <text:p>56.4001</text:p>
          </table:table-cell>
          <table:table-cell table:formula="of:=([.B477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formula="of:=([.A478]-[.E$2])^2" office:value-type="float" office:value="30.3601">
            <text:p>30.3601</text:p>
          </table:table-cell>
          <table:table-cell table:formula="of:=([.B478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479]-[.E$2])^2" office:value-type="float" office:value="6.2001">
            <text:p>6.2001</text:p>
          </table:table-cell>
          <table:table-cell table:formula="of:=([.B479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formula="of:=([.A480]-[.E$2])^2" office:value-type="float" office:value="2.2201">
            <text:p>2.2201</text:p>
          </table:table-cell>
          <table:table-cell table:formula="of:=([.B480]-[.F$2])^2" office:value-type="float" office:value="12.131289">
            <text:p>12.131289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table:formula="of:=([.A481]-[.E$2])^2" office:value-type="float" office:value="2.2801">
            <text:p>2.2801</text:p>
          </table:table-cell>
          <table:table-cell table:formula="of:=([.B481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table:formula="of:=([.A482]-[.E$2])^2" office:value-type="float" office:value="30.3601">
            <text:p>30.3601</text:p>
          </table:table-cell>
          <table:table-cell table:formula="of:=([.B482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([.A483]-[.E$2])^2" office:value-type="float" office:value="56.1001">
            <text:p>56.1001</text:p>
          </table:table-cell>
          <table:table-cell table:formula="of:=([.B483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([.A484]-[.E$2])^2" office:value-type="float" office:value="20.1601">
            <text:p>20.1601</text:p>
          </table:table-cell>
          <table:table-cell table:formula="of:=([.B484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([.A485]-[.E$2])^2" office:value-type="float" office:value="42.1201">
            <text:p>42.1201</text:p>
          </table:table-cell>
          <table:table-cell table:formula="of:=([.B485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486]-[.E$2])^2" office:value-type="float" office:value="6.2001">
            <text:p>6.2001</text:p>
          </table:table-cell>
          <table:table-cell table:formula="of:=([.B486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([.A487]-[.E$2])^2" office:value-type="float" office:value="42.1201">
            <text:p>42.1201</text:p>
          </table:table-cell>
          <table:table-cell table:formula="of:=([.B487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2">
            <text:p>12</text:p>
          </table:table-cell>
          <table:table-cell table:formula="of:=([.A488]-[.E$2])^2" office:value-type="float" office:value="6.2001">
            <text:p>6.2001</text:p>
          </table:table-cell>
          <table:table-cell table:formula="of:=([.B488]-[.F$2])^2" office:value-type="float" office:value="0.267288999999999">
            <text:p>0.267289</text:p>
          </table:table-cell>
          <table:table-cell table:number-columns-repeated="5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table:formula="of:=([.A489]-[.E$2])^2" office:value-type="float" office:value="72.4201">
            <text:p>72.4201</text:p>
          </table:table-cell>
          <table:table-cell table:formula="of:=([.B489]-[.F$2])^2" office:value-type="float" office:value="0.267288999999999">
            <text:p>0.267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490]-[.E$2])^2" office:value-type="float" office:value="6.2001">
            <text:p>6.2001</text:p>
          </table:table-cell>
          <table:table-cell table:formula="of:=([.B490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formula="of:=([.A491]-[.E$2])^2" office:value-type="float" office:value="56.1001">
            <text:p>56.1001</text:p>
          </table:table-cell>
          <table:table-cell table:formula="of:=([.B491]-[.F$2])^2" office:value-type="float" office:value="42.029289">
            <text:p>42.029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formula="of:=([.A492]-[.E$2])^2" office:value-type="float" office:value="2.2201">
            <text:p>2.2201</text:p>
          </table:table-cell>
          <table:table-cell table:formula="of:=([.B492]-[.F$2])^2" office:value-type="float" office:value="12.131289">
            <text:p>12.131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formula="of:=([.A493]-[.E$2])^2" office:value-type="float" office:value="6.2001">
            <text:p>6.2001</text:p>
          </table:table-cell>
          <table:table-cell table:formula="of:=([.B493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([.A494]-[.E$2])^2" office:value-type="float" office:value="42.1201">
            <text:p>42.1201</text:p>
          </table:table-cell>
          <table:table-cell table:formula="of:=([.B494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([.A495]-[.E$2])^2" office:value-type="float" office:value="30.1401">
            <text:p>30.1401</text:p>
          </table:table-cell>
          <table:table-cell table:formula="of:=([.B495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496]-[.E$2])^2" office:value-type="float" office:value="6.2001">
            <text:p>6.2001</text:p>
          </table:table-cell>
          <table:table-cell table:formula="of:=([.B496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497]-[.E$2])^2" office:value-type="float" office:value="6.2001">
            <text:p>6.2001</text:p>
          </table:table-cell>
          <table:table-cell table:formula="of:=([.B497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formula="of:=([.A498]-[.E$2])^2" office:value-type="float" office:value="30.1401">
            <text:p>30.1401</text:p>
          </table:table-cell>
          <table:table-cell table:formula="of:=([.B498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table:formula="of:=([.A499]-[.E$2])^2" office:value-type="float" office:value="0.2401">
            <text:p>0.2401</text:p>
          </table:table-cell>
          <table:table-cell table:formula="of:=([.B499]-[.F$2])^2" office:value-type="float" office:value="182.709289">
            <text:p>182.709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500]-[.E$2])^2" office:value-type="float" office:value="2.2201">
            <text:p>2.2201</text:p>
          </table:table-cell>
          <table:table-cell table:formula="of:=([.B500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([.A501]-[.E$2])^2" office:value-type="float" office:value="56.1001">
            <text:p>56.1001</text:p>
          </table:table-cell>
          <table:table-cell table:formula="of:=([.B501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34">
            <text:p>34</text:p>
          </table:table-cell>
          <table:table-cell table:formula="of:=([.A502]-[.E$2])^2" office:value-type="float" office:value="812.8201">
            <text:p>812.8201</text:p>
          </table:table-cell>
          <table:table-cell table:formula="of:=([.B502]-[.F$2])^2" office:value-type="float" office:value="507.015289">
            <text:p>507.015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503]-[.E$2])^2" office:value-type="float" office:value="6.2001">
            <text:p>6.2001</text:p>
          </table:table-cell>
          <table:table-cell table:formula="of:=([.B503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([.A504]-[.E$2])^2" office:value-type="float" office:value="6.2001">
            <text:p>6.2001</text:p>
          </table:table-cell>
          <table:table-cell table:formula="of:=([.B504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([.A505]-[.E$2])^2" office:value-type="float" office:value="42.1201">
            <text:p>42.1201</text:p>
          </table:table-cell>
          <table:table-cell table:formula="of:=([.B505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506]-[.E$2])^2" office:value-type="float" office:value="2.2201">
            <text:p>2.2201</text:p>
          </table:table-cell>
          <table:table-cell table:formula="of:=([.B506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507]-[.E$2])^2" office:value-type="float" office:value="2.2201">
            <text:p>2.2201</text:p>
          </table:table-cell>
          <table:table-cell table:formula="of:=([.B507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9">
            <text:p>19</text:p>
          </table:table-cell>
          <table:table-cell table:formula="of:=([.A508]-[.E$2])^2" office:value-type="float" office:value="870.8401">
            <text:p>870.8401</text:p>
          </table:table-cell>
          <table:table-cell table:formula="of:=([.B508]-[.F$2])^2" office:value-type="float" office:value="56.505289">
            <text:p>56.505289</text:p>
          </table:table-cell>
          <table:table-cell table:number-columns-repeated="5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table:formula="of:=([.A509]-[.E$2])^2" office:value-type="float" office:value="156.5001">
            <text:p>156.5001</text:p>
          </table:table-cell>
          <table:table-cell table:formula="of:=([.B509]-[.F$2])^2" office:value-type="float" office:value="6.335289">
            <text:p>6.335289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([.A510]-[.E$2])^2" office:value-type="float" office:value="56.1001">
            <text:p>56.1001</text:p>
          </table:table-cell>
          <table:table-cell table:formula="of:=([.B510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511]-[.E$2])^2" office:value-type="float" office:value="2.2201">
            <text:p>2.2201</text:p>
          </table:table-cell>
          <table:table-cell table:formula="of:=([.B511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512]-[.E$2])^2" office:value-type="float" office:value="6.2001">
            <text:p>6.2001</text:p>
          </table:table-cell>
          <table:table-cell table:formula="of:=([.B512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table:formula="of:=([.A513]-[.E$2])^2" office:value-type="float" office:value="182.5201">
            <text:p>182.5201</text:p>
          </table:table-cell>
          <table:table-cell table:formula="of:=([.B513]-[.F$2])^2" office:value-type="float" office:value="156.675289">
            <text:p>156.675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514]-[.E$2])^2" office:value-type="float" office:value="2.2201">
            <text:p>2.2201</text:p>
          </table:table-cell>
          <table:table-cell table:formula="of:=([.B514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7">
            <text:p>37</text:p>
          </table:table-cell>
          <table:table-cell table:formula="of:=([.A515]-[.E$2])^2" office:value-type="float" office:value="0.2401">
            <text:p>0.2401</text:p>
          </table:table-cell>
          <table:table-cell table:formula="of:=([.B515]-[.F$2])^2" office:value-type="float" office:value="651.117289">
            <text:p>651.117289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516]-[.E$2])^2" office:value-type="float" office:value="0.2401">
            <text:p>0.2401</text:p>
          </table:table-cell>
          <table:table-cell table:formula="of:=([.B516]-[.F$2])^2" office:value-type="float" office:value="0.267288999999999">
            <text:p>0.267289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517]-[.E$2])^2" office:value-type="float" office:value="2.2801">
            <text:p>2.2801</text:p>
          </table:table-cell>
          <table:table-cell table:formula="of:=([.B517]-[.F$2])^2" office:value-type="float" office:value="6.335289">
            <text:p>6.335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formula="of:=([.A518]-[.E$2])^2" office:value-type="float" office:value="12.1801">
            <text:p>12.1801</text:p>
          </table:table-cell>
          <table:table-cell table:formula="of:=([.B518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formula="of:=([.A519]-[.E$2])^2" office:value-type="float" office:value="2.2801">
            <text:p>2.2801</text:p>
          </table:table-cell>
          <table:table-cell table:formula="of:=([.B519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520]-[.E$2])^2" office:value-type="float" office:value="0.2401">
            <text:p>0.2401</text:p>
          </table:table-cell>
          <table:table-cell table:formula="of:=([.B520]-[.F$2])^2" office:value-type="float" office:value="0.267288999999999">
            <text:p>0.267289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([.A521]-[.E$2])^2" office:value-type="float" office:value="30.1401">
            <text:p>30.1401</text:p>
          </table:table-cell>
          <table:table-cell table:formula="of:=([.B521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522]-[.E$2])^2" office:value-type="float" office:value="6.2001">
            <text:p>6.2001</text:p>
          </table:table-cell>
          <table:table-cell table:formula="of:=([.B522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formula="of:=([.A523]-[.E$2])^2" office:value-type="float" office:value="20.1601">
            <text:p>20.1601</text:p>
          </table:table-cell>
          <table:table-cell table:formula="of:=([.B523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formula="of:=([.A524]-[.E$2])^2" office:value-type="float" office:value="12.1801">
            <text:p>12.1801</text:p>
          </table:table-cell>
          <table:table-cell table:formula="of:=([.B524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formula="of:=([.A525]-[.E$2])^2" office:value-type="float" office:value="12.1801">
            <text:p>12.1801</text:p>
          </table:table-cell>
          <table:table-cell table:formula="of:=([.B525]-[.F$2])^2" office:value-type="float" office:value="42.029289">
            <text:p>42.029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formula="of:=([.A526]-[.E$2])^2" office:value-type="float" office:value="12.1801">
            <text:p>12.1801</text:p>
          </table:table-cell>
          <table:table-cell table:formula="of:=([.B526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formula="of:=([.A527]-[.E$2])^2" office:value-type="float" office:value="42.1201">
            <text:p>42.1201</text:p>
          </table:table-cell>
          <table:table-cell table:formula="of:=([.B527]-[.F$2])^2" office:value-type="float" office:value="42.471289">
            <text:p>42.471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528]-[.E$2])^2" office:value-type="float" office:value="2.2201">
            <text:p>2.2201</text:p>
          </table:table-cell>
          <table:table-cell table:formula="of:=([.B528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formula="of:=([.A529]-[.E$2])^2" office:value-type="float" office:value="12.1801">
            <text:p>12.1801</text:p>
          </table:table-cell>
          <table:table-cell table:formula="of:=([.B529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([.A530]-[.E$2])^2" office:value-type="float" office:value="30.1401">
            <text:p>30.1401</text:p>
          </table:table-cell>
          <table:table-cell table:formula="of:=([.B530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formula="of:=([.A531]-[.E$2])^2" office:value-type="float" office:value="20.1601">
            <text:p>20.1601</text:p>
          </table:table-cell>
          <table:table-cell table:formula="of:=([.B531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532]-[.E$2])^2" office:value-type="float" office:value="6.2001">
            <text:p>6.2001</text:p>
          </table:table-cell>
          <table:table-cell table:formula="of:=([.B532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([.A533]-[.E$2])^2" office:value-type="float" office:value="30.1401">
            <text:p>30.1401</text:p>
          </table:table-cell>
          <table:table-cell table:formula="of:=([.B533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table:formula="of:=([.A534]-[.E$2])^2" office:value-type="float" office:value="20.3401">
            <text:p>20.3401</text:p>
          </table:table-cell>
          <table:table-cell table:formula="of:=([.B534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table:formula="of:=([.A535]-[.E$2])^2" office:value-type="float" office:value="6.2001">
            <text:p>6.2001</text:p>
          </table:table-cell>
          <table:table-cell table:formula="of:=([.B535]-[.F$2])^2" office:value-type="float" office:value="110.607289">
            <text:p>110.607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([.A536]-[.E$2])^2" office:value-type="float" office:value="42.1201">
            <text:p>42.1201</text:p>
          </table:table-cell>
          <table:table-cell table:formula="of:=([.B536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([.A537]-[.E$2])^2" office:value-type="float" office:value="56.1001">
            <text:p>56.1001</text:p>
          </table:table-cell>
          <table:table-cell table:formula="of:=([.B537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formula="of:=([.A538]-[.E$2])^2" office:value-type="float" office:value="6.3001">
            <text:p>6.3001</text:p>
          </table:table-cell>
          <table:table-cell table:formula="of:=([.B538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539]-[.E$2])^2" office:value-type="float" office:value="2.2801">
            <text:p>2.2801</text:p>
          </table:table-cell>
          <table:table-cell table:formula="of:=([.B539]-[.F$2])^2" office:value-type="float" office:value="0.267288999999999">
            <text:p>0.267289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9">
            <text:p>19</text:p>
          </table:table-cell>
          <table:table-cell table:formula="of:=([.A540]-[.E$2])^2" office:value-type="float" office:value="110.4601">
            <text:p>110.4601</text:p>
          </table:table-cell>
          <table:table-cell table:formula="of:=([.B540]-[.F$2])^2" office:value-type="float" office:value="56.505289">
            <text:p>56.505289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([.A541]-[.E$2])^2" office:value-type="float" office:value="56.1001">
            <text:p>56.1001</text:p>
          </table:table-cell>
          <table:table-cell table:formula="of:=([.B541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542]-[.E$2])^2" office:value-type="float" office:value="2.2201">
            <text:p>2.2201</text:p>
          </table:table-cell>
          <table:table-cell table:formula="of:=([.B542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table:formula="of:=([.A543]-[.E$2])^2" office:value-type="float" office:value="56.4001">
            <text:p>56.4001</text:p>
          </table:table-cell>
          <table:table-cell table:formula="of:=([.B543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table:formula="of:=([.A544]-[.E$2])^2" office:value-type="float" office:value="20.3401">
            <text:p>20.3401</text:p>
          </table:table-cell>
          <table:table-cell table:formula="of:=([.B544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table:formula="of:=([.A545]-[.E$2])^2" office:value-type="float" office:value="42.3801">
            <text:p>42.3801</text:p>
          </table:table-cell>
          <table:table-cell table:formula="of:=([.B545]-[.F$2])^2" office:value-type="float" office:value="6.335289">
            <text:p>6.335289</text:p>
          </table:table-cell>
          <table:table-cell table:number-columns-repeated="5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7">
            <text:p>7</text:p>
          </table:table-cell>
          <table:table-cell table:formula="of:=([.A546]-[.E$2])^2" office:value-type="float" office:value="3907.5001">
            <text:p>3907.5001</text:p>
          </table:table-cell>
          <table:table-cell table:formula="of:=([.B546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formula="of:=([.A547]-[.E$2])^2" office:value-type="float" office:value="6.2001">
            <text:p>6.2001</text:p>
          </table:table-cell>
          <table:table-cell table:formula="of:=([.B547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548]-[.E$2])^2" office:value-type="float" office:value="2.2201">
            <text:p>2.2201</text:p>
          </table:table-cell>
          <table:table-cell table:formula="of:=([.B548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formula="of:=([.A549]-[.E$2])^2" office:value-type="float" office:value="6.2001">
            <text:p>6.2001</text:p>
          </table:table-cell>
          <table:table-cell table:formula="of:=([.B549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formula="of:=([.A550]-[.E$2])^2" office:value-type="float" office:value="30.1401">
            <text:p>30.1401</text:p>
          </table:table-cell>
          <table:table-cell table:formula="of:=([.B550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formula="of:=([.A551]-[.E$2])^2" office:value-type="float" office:value="20.1601">
            <text:p>20.1601</text:p>
          </table:table-cell>
          <table:table-cell table:formula="of:=([.B551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table:formula="of:=([.A552]-[.E$2])^2" office:value-type="float" office:value="42.3801">
            <text:p>42.3801</text:p>
          </table:table-cell>
          <table:table-cell table:formula="of:=([.B552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553]-[.E$2])^2" office:value-type="float" office:value="6.2001">
            <text:p>6.2001</text:p>
          </table:table-cell>
          <table:table-cell table:formula="of:=([.B553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formula="of:=([.A554]-[.E$2])^2" office:value-type="float" office:value="12.1801">
            <text:p>12.1801</text:p>
          </table:table-cell>
          <table:table-cell table:formula="of:=([.B554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formula="of:=([.A555]-[.E$2])^2" office:value-type="float" office:value="56.1001">
            <text:p>56.1001</text:p>
          </table:table-cell>
          <table:table-cell table:formula="of:=([.B555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([.A556]-[.E$2])^2" office:value-type="float" office:value="42.1201">
            <text:p>42.1201</text:p>
          </table:table-cell>
          <table:table-cell table:formula="of:=([.B556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557]-[.E$2])^2" office:value-type="float" office:value="0.2601">
            <text:p>0.2601</text:p>
          </table:table-cell>
          <table:table-cell table:formula="of:=([.B557]-[.F$2])^2" office:value-type="float" office:value="0.267288999999999">
            <text:p>0.26728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([.A558]-[.E$2])^2" office:value-type="float" office:value="20.1601">
            <text:p>20.1601</text:p>
          </table:table-cell>
          <table:table-cell table:formula="of:=([.B558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1">
            <text:p>21</text:p>
          </table:table-cell>
          <table:table-cell table:formula="of:=([.A559]-[.E$2])^2" office:value-type="float" office:value="110.4601">
            <text:p>110.4601</text:p>
          </table:table-cell>
          <table:table-cell table:formula="of:=([.B559]-[.F$2])^2" office:value-type="float" office:value="90.573289">
            <text:p>90.573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([.A560]-[.E$2])^2" office:value-type="float" office:value="6.2001">
            <text:p>6.2001</text:p>
          </table:table-cell>
          <table:table-cell table:formula="of:=([.B560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([.A561]-[.E$2])^2" office:value-type="float" office:value="20.1601">
            <text:p>20.1601</text:p>
          </table:table-cell>
          <table:table-cell table:formula="of:=([.B561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formula="of:=([.A562]-[.E$2])^2" office:value-type="float" office:value="6.2001">
            <text:p>6.2001</text:p>
          </table:table-cell>
          <table:table-cell table:formula="of:=([.B562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([.A563]-[.E$2])^2" office:value-type="float" office:value="42.1201">
            <text:p>42.1201</text:p>
          </table:table-cell>
          <table:table-cell table:formula="of:=([.B563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table:formula="of:=([.A564]-[.E$2])^2" office:value-type="float" office:value="272.5801">
            <text:p>272.5801</text:p>
          </table:table-cell>
          <table:table-cell table:formula="of:=([.B564]-[.F$2])^2" office:value-type="float" office:value="90.573289">
            <text:p>90.573289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565]-[.E$2])^2" office:value-type="float" office:value="6.3001">
            <text:p>6.3001</text:p>
          </table:table-cell>
          <table:table-cell table:formula="of:=([.B565]-[.F$2])^2" office:value-type="float" office:value="2.301289">
            <text:p>2.301289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table:formula="of:=([.A566]-[.E$2])^2" office:value-type="float" office:value="12.3201">
            <text:p>12.3201</text:p>
          </table:table-cell>
          <table:table-cell table:formula="of:=([.B566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formula="of:=([.A567]-[.E$2])^2" office:value-type="float" office:value="12.1801">
            <text:p>12.1801</text:p>
          </table:table-cell>
          <table:table-cell table:formula="of:=([.B567]-[.F$2])^2" office:value-type="float" office:value="12.131289">
            <text:p>12.131289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568]-[.E$2])^2" office:value-type="float" office:value="0.2601">
            <text:p>0.2601</text:p>
          </table:table-cell>
          <table:table-cell table:formula="of:=([.B568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569]-[.E$2])^2" office:value-type="float" office:value="0.2401">
            <text:p>0.2401</text:p>
          </table:table-cell>
          <table:table-cell table:formula="of:=([.B569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([.A570]-[.E$2])^2" office:value-type="float" office:value="30.1401">
            <text:p>30.1401</text:p>
          </table:table-cell>
          <table:table-cell table:formula="of:=([.B570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([.A571]-[.E$2])^2" office:value-type="float" office:value="0.2401">
            <text:p>0.2401</text:p>
          </table:table-cell>
          <table:table-cell table:formula="of:=([.B571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([.A572]-[.E$2])^2" office:value-type="float" office:value="42.1201">
            <text:p>42.1201</text:p>
          </table:table-cell>
          <table:table-cell table:formula="of:=([.B572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formula="of:=([.A573]-[.E$2])^2" office:value-type="float" office:value="12.3201">
            <text:p>12.3201</text:p>
          </table:table-cell>
          <table:table-cell table:formula="of:=([.B573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([.A574]-[.E$2])^2" office:value-type="float" office:value="42.1201">
            <text:p>42.1201</text:p>
          </table:table-cell>
          <table:table-cell table:formula="of:=([.B574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575]-[.E$2])^2" office:value-type="float" office:value="6.2001">
            <text:p>6.2001</text:p>
          </table:table-cell>
          <table:table-cell table:formula="of:=([.B575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([.A576]-[.E$2])^2" office:value-type="float" office:value="42.1201">
            <text:p>42.1201</text:p>
          </table:table-cell>
          <table:table-cell table:formula="of:=([.B576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table:formula="of:=([.A577]-[.E$2])^2" office:value-type="float" office:value="2.2201">
            <text:p>2.2201</text:p>
          </table:table-cell>
          <table:table-cell table:formula="of:=([.B577]-[.F$2])^2" office:value-type="float" office:value="90.573289">
            <text:p>90.573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578]-[.E$2])^2" office:value-type="float" office:value="6.2001">
            <text:p>6.2001</text:p>
          </table:table-cell>
          <table:table-cell table:formula="of:=([.B578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 table:formula="of:=([.A579]-[.E$2])^2" office:value-type="float" office:value="210.5401">
            <text:p>210.5401</text:p>
          </table:table-cell>
          <table:table-cell table:formula="of:=([.B579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([.A580]-[.E$2])^2" office:value-type="float" office:value="6.2001">
            <text:p>6.2001</text:p>
          </table:table-cell>
          <table:table-cell table:formula="of:=([.B580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formula="of:=([.A581]-[.E$2])^2" office:value-type="float" office:value="12.3201">
            <text:p>12.3201</text:p>
          </table:table-cell>
          <table:table-cell table:formula="of:=([.B581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table:formula="of:=([.A582]-[.E$2])^2" office:value-type="float" office:value="2.2801">
            <text:p>2.2801</text:p>
          </table:table-cell>
          <table:table-cell table:formula="of:=([.B582]-[.F$2])^2" office:value-type="float" office:value="210.743289">
            <text:p>210.743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583]-[.E$2])^2" office:value-type="float" office:value="2.2201">
            <text:p>2.2201</text:p>
          </table:table-cell>
          <table:table-cell table:formula="of:=([.B583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table:formula="of:=([.A584]-[.E$2])^2" office:value-type="float" office:value="12.3201">
            <text:p>12.3201</text:p>
          </table:table-cell>
          <table:table-cell table:formula="of:=([.B584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table:formula="of:=([.A585]-[.E$2])^2" office:value-type="float" office:value="56.4001">
            <text:p>56.4001</text:p>
          </table:table-cell>
          <table:table-cell table:formula="of:=([.B585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formula="of:=([.A586]-[.E$2])^2" office:value-type="float" office:value="12.1801">
            <text:p>12.1801</text:p>
          </table:table-cell>
          <table:table-cell table:formula="of:=([.B586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587]-[.E$2])^2" office:value-type="float" office:value="2.2201">
            <text:p>2.2201</text:p>
          </table:table-cell>
          <table:table-cell table:formula="of:=([.B587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588]-[.E$2])^2" office:value-type="float" office:value="6.2001">
            <text:p>6.2001</text:p>
          </table:table-cell>
          <table:table-cell table:formula="of:=([.B588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589]-[.E$2])^2" office:value-type="float" office:value="2.2201">
            <text:p>2.2201</text:p>
          </table:table-cell>
          <table:table-cell table:formula="of:=([.B589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 table:formula="of:=([.A590]-[.E$2])^2" office:value-type="float" office:value="342.6201">
            <text:p>342.6201</text:p>
          </table:table-cell>
          <table:table-cell table:formula="of:=([.B590]-[.F$2])^2" office:value-type="float" office:value="0.267288999999999">
            <text:p>0.267289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9">
            <text:p>19</text:p>
          </table:table-cell>
          <table:table-cell table:formula="of:=([.A591]-[.E$2])^2" office:value-type="float" office:value="272.5801">
            <text:p>272.5801</text:p>
          </table:table-cell>
          <table:table-cell table:formula="of:=([.B591]-[.F$2])^2" office:value-type="float" office:value="56.505289">
            <text:p>56.505289</text:p>
          </table:table-cell>
          <table:table-cell table:number-columns-repeated="5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table:formula="of:=([.A592]-[.E$2])^2" office:value-type="float" office:value="42.3801">
            <text:p>42.3801</text:p>
          </table:table-cell>
          <table:table-cell table:formula="of:=([.B592]-[.F$2])^2" office:value-type="float" office:value="0.267288999999999">
            <text:p>0.267289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table:formula="of:=([.A593]-[.E$2])^2" office:value-type="float" office:value="30.3601">
            <text:p>30.3601</text:p>
          </table:table-cell>
          <table:table-cell table:formula="of:=([.B593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table:formula="of:=([.A594]-[.E$2])^2" office:value-type="float" office:value="30.3601">
            <text:p>30.3601</text:p>
          </table:table-cell>
          <table:table-cell table:formula="of:=([.B594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595]-[.E$2])^2" office:value-type="float" office:value="2.2201">
            <text:p>2.2201</text:p>
          </table:table-cell>
          <table:table-cell table:formula="of:=([.B595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7">
            <text:p>37</text:p>
          </table:table-cell>
          <table:table-cell table:formula="of:=([.A596]-[.E$2])^2" office:value-type="float" office:value="0.2601">
            <text:p>0.2601</text:p>
          </table:table-cell>
          <table:table-cell table:formula="of:=([.B596]-[.F$2])^2" office:value-type="float" office:value="651.117289">
            <text:p>651.117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597]-[.E$2])^2" office:value-type="float" office:value="2.2201">
            <text:p>2.2201</text:p>
          </table:table-cell>
          <table:table-cell table:formula="of:=([.B597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([.A598]-[.E$2])^2" office:value-type="float" office:value="6.2001">
            <text:p>6.2001</text:p>
          </table:table-cell>
          <table:table-cell table:formula="of:=([.B598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599]-[.E$2])^2" office:value-type="float" office:value="0.2401">
            <text:p>0.2401</text:p>
          </table:table-cell>
          <table:table-cell table:formula="of:=([.B599]-[.F$2])^2" office:value-type="float" office:value="0.267288999999999">
            <text:p>0.267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600]-[.E$2])^2" office:value-type="float" office:value="6.2001">
            <text:p>6.2001</text:p>
          </table:table-cell>
          <table:table-cell table:formula="of:=([.B600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([.A601]-[.E$2])^2" office:value-type="float" office:value="42.1201">
            <text:p>42.1201</text:p>
          </table:table-cell>
          <table:table-cell table:formula="of:=([.B601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formula="of:=([.A602]-[.E$2])^2" office:value-type="float" office:value="2.2201">
            <text:p>2.2201</text:p>
          </table:table-cell>
          <table:table-cell table:formula="of:=([.B602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([.A603]-[.E$2])^2" office:value-type="float" office:value="30.1401">
            <text:p>30.1401</text:p>
          </table:table-cell>
          <table:table-cell table:formula="of:=([.B603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formula="of:=([.A604]-[.E$2])^2" office:value-type="float" office:value="6.2001">
            <text:p>6.2001</text:p>
          </table:table-cell>
          <table:table-cell table:formula="of:=([.B604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formula="of:=([.A605]-[.E$2])^2" office:value-type="float" office:value="12.1801">
            <text:p>12.1801</text:p>
          </table:table-cell>
          <table:table-cell table:formula="of:=([.B605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formula="of:=([.A606]-[.E$2])^2" office:value-type="float" office:value="0.2401">
            <text:p>0.2401</text:p>
          </table:table-cell>
          <table:table-cell table:formula="of:=([.B606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table:formula="of:=([.A607]-[.E$2])^2" office:value-type="float" office:value="240.5601">
            <text:p>240.5601</text:p>
          </table:table-cell>
          <table:table-cell table:formula="of:=([.B607]-[.F$2])^2" office:value-type="float" office:value="90.573289">
            <text:p>90.573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608]-[.E$2])^2" office:value-type="float" office:value="2.2201">
            <text:p>2.2201</text:p>
          </table:table-cell>
          <table:table-cell table:formula="of:=([.B608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table:formula="of:=([.A609]-[.E$2])^2" office:value-type="float" office:value="6.2001">
            <text:p>6.2001</text:p>
          </table:table-cell>
          <table:table-cell table:formula="of:=([.B609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610]-[.E$2])^2" office:value-type="float" office:value="2.2201">
            <text:p>2.2201</text:p>
          </table:table-cell>
          <table:table-cell table:formula="of:=([.B610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([.A611]-[.E$2])^2" office:value-type="float" office:value="2.2801">
            <text:p>2.2801</text:p>
          </table:table-cell>
          <table:table-cell table:formula="of:=([.B611]-[.F$2])^2" office:value-type="float" office:value="12.369289">
            <text:p>12.369289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612]-[.E$2])^2" office:value-type="float" office:value="0.2401">
            <text:p>0.2401</text:p>
          </table:table-cell>
          <table:table-cell table:formula="of:=([.B612]-[.F$2])^2" office:value-type="float" office:value="0.267288999999999">
            <text:p>0.267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([.A613]-[.E$2])^2" office:value-type="float" office:value="6.2001">
            <text:p>6.2001</text:p>
          </table:table-cell>
          <table:table-cell table:formula="of:=([.B613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5">
            <text:p>15</text:p>
          </table:table-cell>
          <table:table-cell table:formula="of:=([.A614]-[.E$2])^2" office:value-type="float" office:value="702.7801">
            <text:p>702.7801</text:p>
          </table:table-cell>
          <table:table-cell table:formula="of:=([.B614]-[.F$2])^2" office:value-type="float" office:value="12.369289">
            <text:p>12.369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615]-[.E$2])^2" office:value-type="float" office:value="6.2001">
            <text:p>6.2001</text:p>
          </table:table-cell>
          <table:table-cell table:formula="of:=([.B615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616]-[.E$2])^2" office:value-type="float" office:value="0.2401">
            <text:p>0.2401</text:p>
          </table:table-cell>
          <table:table-cell table:formula="of:=([.B616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formula="of:=([.A617]-[.E$2])^2" office:value-type="float" office:value="30.3601">
            <text:p>30.3601</text:p>
          </table:table-cell>
          <table:table-cell table:formula="of:=([.B617]-[.F$2])^2" office:value-type="float" office:value="2.301289">
            <text:p>2.301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([.A618]-[.E$2])^2" office:value-type="float" office:value="6.2001">
            <text:p>6.2001</text:p>
          </table:table-cell>
          <table:table-cell table:formula="of:=([.B618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table:formula="of:=([.A619]-[.E$2])^2" office:value-type="float" office:value="12.1801">
            <text:p>12.1801</text:p>
          </table:table-cell>
          <table:table-cell table:formula="of:=([.B619]-[.F$2])^2" office:value-type="float" office:value="56.505289">
            <text:p>56.505289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620]-[.E$2])^2" office:value-type="float" office:value="0.2401">
            <text:p>0.2401</text:p>
          </table:table-cell>
          <table:table-cell table:formula="of:=([.B620]-[.F$2])^2" office:value-type="float" office:value="0.267288999999999">
            <text:p>0.267289</text:p>
          </table:table-cell>
          <table:table-cell table:number-columns-repeated="5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table:formula="of:=([.A621]-[.E$2])^2" office:value-type="float" office:value="42.3801">
            <text:p>42.3801</text:p>
          </table:table-cell>
          <table:table-cell table:formula="of:=([.B621]-[.F$2])^2" office:value-type="float" office:value="6.335289">
            <text:p>6.335289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1">
            <text:p>11</text:p>
          </table:table-cell>
          <table:table-cell table:formula="of:=([.A622]-[.E$2])^2" office:value-type="float" office:value="12.1801">
            <text:p>12.1801</text:p>
          </table:table-cell>
          <table:table-cell table:formula="of:=([.B622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623]-[.E$2])^2" office:value-type="float" office:value="2.2201">
            <text:p>2.2201</text:p>
          </table:table-cell>
          <table:table-cell table:formula="of:=([.B623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table:formula="of:=([.A624]-[.E$2])^2" office:value-type="float" office:value="12.3201">
            <text:p>12.3201</text:p>
          </table:table-cell>
          <table:table-cell table:formula="of:=([.B624]-[.F$2])^2" office:value-type="float" office:value="12.131289">
            <text:p>12.13128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([.A625]-[.E$2])^2" office:value-type="float" office:value="20.1601">
            <text:p>20.1601</text:p>
          </table:table-cell>
          <table:table-cell table:formula="of:=([.B625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formula="of:=([.A626]-[.E$2])^2" office:value-type="float" office:value="12.1801">
            <text:p>12.1801</text:p>
          </table:table-cell>
          <table:table-cell table:formula="of:=([.B626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([.A627]-[.E$2])^2" office:value-type="float" office:value="56.1001">
            <text:p>56.1001</text:p>
          </table:table-cell>
          <table:table-cell table:formula="of:=([.B627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table:formula="of:=([.A628]-[.E$2])^2" office:value-type="float" office:value="2.2201">
            <text:p>2.2201</text:p>
          </table:table-cell>
          <table:table-cell table:formula="of:=([.B628]-[.F$2])^2" office:value-type="float" office:value="240.777289">
            <text:p>240.777289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table:formula="of:=([.A629]-[.E$2])^2" office:value-type="float" office:value="210.5401">
            <text:p>210.5401</text:p>
          </table:table-cell>
          <table:table-cell table:formula="of:=([.B629]-[.F$2])^2" office:value-type="float" office:value="72.539289">
            <text:p>72.539289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formula="of:=([.A630]-[.E$2])^2" office:value-type="float" office:value="12.3201">
            <text:p>12.3201</text:p>
          </table:table-cell>
          <table:table-cell table:formula="of:=([.B630]-[.F$2])^2" office:value-type="float" office:value="0.267288999999999">
            <text:p>0.26728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formula="of:=([.A631]-[.E$2])^2" office:value-type="float" office:value="20.1601">
            <text:p>20.1601</text:p>
          </table:table-cell>
          <table:table-cell table:formula="of:=([.B631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632]-[.E$2])^2" office:value-type="float" office:value="2.2201">
            <text:p>2.2201</text:p>
          </table:table-cell>
          <table:table-cell table:formula="of:=([.B632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formula="of:=([.A633]-[.E$2])^2" office:value-type="float" office:value="30.1401">
            <text:p>30.1401</text:p>
          </table:table-cell>
          <table:table-cell table:formula="of:=([.B633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formula="of:=([.A634]-[.E$2])^2" office:value-type="float" office:value="12.1801">
            <text:p>12.1801</text:p>
          </table:table-cell>
          <table:table-cell table:formula="of:=([.B634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formula="of:=([.A635]-[.E$2])^2" office:value-type="float" office:value="20.1601">
            <text:p>20.1601</text:p>
          </table:table-cell>
          <table:table-cell table:formula="of:=([.B635]-[.F$2])^2" office:value-type="float" office:value="0.267288999999999">
            <text:p>0.267289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([.A636]-[.E$2])^2" office:value-type="float" office:value="30.1401">
            <text:p>30.1401</text:p>
          </table:table-cell>
          <table:table-cell table:formula="of:=([.B636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table:formula="of:=([.A637]-[.E$2])^2" office:value-type="float" office:value="0.2601">
            <text:p>0.2601</text:p>
          </table:table-cell>
          <table:table-cell table:formula="of:=([.B637]-[.F$2])^2" office:value-type="float" office:value="132.641289">
            <text:p>132.641289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formula="of:=([.A638]-[.E$2])^2" office:value-type="float" office:value="30.1401">
            <text:p>30.1401</text:p>
          </table:table-cell>
          <table:table-cell table:formula="of:=([.B638]-[.F$2])^2" office:value-type="float" office:value="12.131289">
            <text:p>12.131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([.A639]-[.E$2])^2" office:value-type="float" office:value="6.2001">
            <text:p>6.2001</text:p>
          </table:table-cell>
          <table:table-cell table:formula="of:=([.B639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([.A640]-[.E$2])^2" office:value-type="float" office:value="6.2001">
            <text:p>6.2001</text:p>
          </table:table-cell>
          <table:table-cell table:formula="of:=([.B640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([.A641]-[.E$2])^2" office:value-type="float" office:value="42.1201">
            <text:p>42.1201</text:p>
          </table:table-cell>
          <table:table-cell table:formula="of:=([.B641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formula="of:=([.A642]-[.E$2])^2" office:value-type="float" office:value="6.2001">
            <text:p>6.2001</text:p>
          </table:table-cell>
          <table:table-cell table:formula="of:=([.B642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table:formula="of:=([.A643]-[.E$2])^2" office:value-type="float" office:value="6.3001">
            <text:p>6.3001</text:p>
          </table:table-cell>
          <table:table-cell table:formula="of:=([.B643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formula="of:=([.A644]-[.E$2])^2" office:value-type="float" office:value="20.1601">
            <text:p>20.1601</text:p>
          </table:table-cell>
          <table:table-cell table:formula="of:=([.B644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table:formula="of:=([.A645]-[.E$2])^2" office:value-type="float" office:value="12.1801">
            <text:p>12.1801</text:p>
          </table:table-cell>
          <table:table-cell table:formula="of:=([.B645]-[.F$2])^2" office:value-type="float" office:value="12.369289">
            <text:p>12.369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646]-[.E$2])^2" office:value-type="float" office:value="2.2201">
            <text:p>2.2201</text:p>
          </table:table-cell>
          <table:table-cell table:formula="of:=([.B646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formula="of:=([.A647]-[.E$2])^2" office:value-type="float" office:value="0.2401">
            <text:p>0.2401</text:p>
          </table:table-cell>
          <table:table-cell table:formula="of:=([.B647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648]-[.E$2])^2" office:value-type="float" office:value="2.2201">
            <text:p>2.2201</text:p>
          </table:table-cell>
          <table:table-cell table:formula="of:=([.B648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649]-[.E$2])^2" office:value-type="float" office:value="0.2601">
            <text:p>0.2601</text:p>
          </table:table-cell>
          <table:table-cell table:formula="of:=([.B649]-[.F$2])^2" office:value-type="float" office:value="0.267288999999999">
            <text:p>0.267289</text:p>
          </table:table-cell>
          <table:table-cell table:number-columns-repeated="5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table:formula="of:=([.A650]-[.E$2])^2" office:value-type="float" office:value="42.3801">
            <text:p>42.3801</text:p>
          </table:table-cell>
          <table:table-cell table:formula="of:=([.B650]-[.F$2])^2" office:value-type="float" office:value="30.437289">
            <text:p>30.437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formula="of:=([.A651]-[.E$2])^2" office:value-type="float" office:value="12.1801">
            <text:p>12.1801</text:p>
          </table:table-cell>
          <table:table-cell table:formula="of:=([.B651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652]-[.E$2])^2" office:value-type="float" office:value="2.2201">
            <text:p>2.2201</text:p>
          </table:table-cell>
          <table:table-cell table:formula="of:=([.B652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table:formula="of:=([.A653]-[.E$2])^2" office:value-type="float" office:value="20.3401">
            <text:p>20.3401</text:p>
          </table:table-cell>
          <table:table-cell table:formula="of:=([.B653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table:formula="of:=([.A654]-[.E$2])^2" office:value-type="float" office:value="12.3201">
            <text:p>12.3201</text:p>
          </table:table-cell>
          <table:table-cell table:formula="of:=([.B654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table:formula="of:=([.A655]-[.E$2])^2" office:value-type="float" office:value="12.1801">
            <text:p>12.1801</text:p>
          </table:table-cell>
          <table:table-cell table:formula="of:=([.B655]-[.F$2])^2" office:value-type="float" office:value="56.505289">
            <text:p>56.50528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formula="of:=([.A656]-[.E$2])^2" office:value-type="float" office:value="20.1601">
            <text:p>20.1601</text:p>
          </table:table-cell>
          <table:table-cell table:formula="of:=([.B656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6">
            <text:p>16</text:p>
          </table:table-cell>
          <table:table-cell table:formula="of:=([.A657]-[.E$2])^2" office:value-type="float" office:value="2.2801">
            <text:p>2.2801</text:p>
          </table:table-cell>
          <table:table-cell table:formula="of:=([.B657]-[.F$2])^2" office:value-type="float" office:value="20.403289">
            <text:p>20.403289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([.A658]-[.E$2])^2" office:value-type="float" office:value="30.1401">
            <text:p>30.1401</text:p>
          </table:table-cell>
          <table:table-cell table:formula="of:=([.B658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table:formula="of:=([.A659]-[.E$2])^2" office:value-type="float" office:value="20.3401">
            <text:p>20.3401</text:p>
          </table:table-cell>
          <table:table-cell table:formula="of:=([.B659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660]-[.E$2])^2" office:value-type="float" office:value="2.2201">
            <text:p>2.2201</text:p>
          </table:table-cell>
          <table:table-cell table:formula="of:=([.B660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formula="of:=([.A661]-[.E$2])^2" office:value-type="float" office:value="0.2601">
            <text:p>0.2601</text:p>
          </table:table-cell>
          <table:table-cell table:formula="of:=([.B661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662]-[.E$2])^2" office:value-type="float" office:value="6.3001">
            <text:p>6.3001</text:p>
          </table:table-cell>
          <table:table-cell table:formula="of:=([.B662]-[.F$2])^2" office:value-type="float" office:value="2.301289">
            <text:p>2.301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663]-[.E$2])^2" office:value-type="float" office:value="2.2201">
            <text:p>2.2201</text:p>
          </table:table-cell>
          <table:table-cell table:formula="of:=([.B663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664]-[.E$2])^2" office:value-type="float" office:value="6.3001">
            <text:p>6.3001</text:p>
          </table:table-cell>
          <table:table-cell table:formula="of:=([.B664]-[.F$2])^2" office:value-type="float" office:value="2.301289">
            <text:p>2.301289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formula="of:=([.A665]-[.E$2])^2" office:value-type="float" office:value="2.2801">
            <text:p>2.2801</text:p>
          </table:table-cell>
          <table:table-cell table:formula="of:=([.B665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([.A666]-[.E$2])^2" office:value-type="float" office:value="42.1201">
            <text:p>42.1201</text:p>
          </table:table-cell>
          <table:table-cell table:formula="of:=([.B666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667]-[.E$2])^2" office:value-type="float" office:value="6.2001">
            <text:p>6.2001</text:p>
          </table:table-cell>
          <table:table-cell table:formula="of:=([.B667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formula="of:=([.A668]-[.E$2])^2" office:value-type="float" office:value="0.2401">
            <text:p>0.2401</text:p>
          </table:table-cell>
          <table:table-cell table:formula="of:=([.B668]-[.F$2])^2" office:value-type="float" office:value="12.369289">
            <text:p>12.369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669]-[.E$2])^2" office:value-type="float" office:value="6.2001">
            <text:p>6.2001</text:p>
          </table:table-cell>
          <table:table-cell table:formula="of:=([.B669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670]-[.E$2])^2" office:value-type="float" office:value="2.2201">
            <text:p>2.2201</text:p>
          </table:table-cell>
          <table:table-cell table:formula="of:=([.B670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([.A671]-[.E$2])^2" office:value-type="float" office:value="42.1201">
            <text:p>42.1201</text:p>
          </table:table-cell>
          <table:table-cell table:formula="of:=([.B671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formula="of:=([.A672]-[.E$2])^2" office:value-type="float" office:value="20.1601">
            <text:p>20.1601</text:p>
          </table:table-cell>
          <table:table-cell table:formula="of:=([.B672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3">
            <text:p>13</text:p>
          </table:table-cell>
          <table:table-cell table:formula="of:=([.A673]-[.E$2])^2" office:value-type="float" office:value="2.2201">
            <text:p>2.2201</text:p>
          </table:table-cell>
          <table:table-cell table:formula="of:=([.B673]-[.F$2])^2" office:value-type="float" office:value="2.301289">
            <text:p>2.301289</text:p>
          </table:table-cell>
          <table:table-cell table:number-columns-repeated="5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  <table:table-cell table:formula="of:=([.A674]-[.E$2])^2" office:value-type="float" office:value="56.4001">
            <text:p>56.4001</text:p>
          </table:table-cell>
          <table:table-cell table:formula="of:=([.B674]-[.F$2])^2" office:value-type="float" office:value="272.811289">
            <text:p>272.811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formula="of:=([.A675]-[.E$2])^2" office:value-type="float" office:value="12.1801">
            <text:p>12.1801</text:p>
          </table:table-cell>
          <table:table-cell table:formula="of:=([.B675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([.A676]-[.E$2])^2" office:value-type="float" office:value="56.1001">
            <text:p>56.1001</text:p>
          </table:table-cell>
          <table:table-cell table:formula="of:=([.B676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table:formula="of:=([.A677]-[.E$2])^2" office:value-type="float" office:value="6.2001">
            <text:p>6.2001</text:p>
          </table:table-cell>
          <table:table-cell table:formula="of:=([.B677]-[.F$2])^2" office:value-type="float" office:value="72.539289">
            <text:p>72.539289</text:p>
          </table:table-cell>
          <table:table-cell table:number-columns-repeated="5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table:formula="of:=([.A678]-[.E$2])^2" office:value-type="float" office:value="42.3801">
            <text:p>42.3801</text:p>
          </table:table-cell>
          <table:table-cell table:formula="of:=([.B678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formula="of:=([.A679]-[.E$2])^2" office:value-type="float" office:value="12.1801">
            <text:p>12.1801</text:p>
          </table:table-cell>
          <table:table-cell table:formula="of:=([.B679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formula="of:=([.A680]-[.E$2])^2" office:value-type="float" office:value="6.2001">
            <text:p>6.2001</text:p>
          </table:table-cell>
          <table:table-cell table:formula="of:=([.B680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2">
            <text:p>12</text:p>
          </table:table-cell>
          <table:table-cell table:formula="of:=([.A681]-[.E$2])^2" office:value-type="float" office:value="6.2001">
            <text:p>6.2001</text:p>
          </table:table-cell>
          <table:table-cell table:formula="of:=([.B681]-[.F$2])^2" office:value-type="float" office:value="0.267288999999999">
            <text:p>0.267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([.A682]-[.E$2])^2" office:value-type="float" office:value="6.2001">
            <text:p>6.2001</text:p>
          </table:table-cell>
          <table:table-cell table:formula="of:=([.B682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formula="of:=([.A683]-[.E$2])^2" office:value-type="float" office:value="12.1801">
            <text:p>12.1801</text:p>
          </table:table-cell>
          <table:table-cell table:formula="of:=([.B683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table:formula="of:=([.A684]-[.E$2])^2" office:value-type="float" office:value="56.4001">
            <text:p>56.4001</text:p>
          </table:table-cell>
          <table:table-cell table:formula="of:=([.B684]-[.F$2])^2" office:value-type="float" office:value="6.335289">
            <text:p>6.335289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([.A685]-[.E$2])^2" office:value-type="float" office:value="30.1401">
            <text:p>30.1401</text:p>
          </table:table-cell>
          <table:table-cell table:formula="of:=([.B685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formula="of:=([.A686]-[.E$2])^2" office:value-type="float" office:value="6.2001">
            <text:p>6.2001</text:p>
          </table:table-cell>
          <table:table-cell table:formula="of:=([.B686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687]-[.E$2])^2" office:value-type="float" office:value="2.2201">
            <text:p>2.2201</text:p>
          </table:table-cell>
          <table:table-cell table:formula="of:=([.B687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formula="of:=([.A688]-[.E$2])^2" office:value-type="float" office:value="0.2401">
            <text:p>0.2401</text:p>
          </table:table-cell>
          <table:table-cell table:formula="of:=([.B688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([.A689]-[.E$2])^2" office:value-type="float" office:value="306.6001">
            <text:p>306.6001</text:p>
          </table:table-cell>
          <table:table-cell table:formula="of:=([.B689]-[.F$2])^2" office:value-type="float" office:value="72.539289">
            <text:p>72.539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formula="of:=([.A690]-[.E$2])^2" office:value-type="float" office:value="12.1801">
            <text:p>12.1801</text:p>
          </table:table-cell>
          <table:table-cell table:formula="of:=([.B690]-[.F$2])^2" office:value-type="float" office:value="12.131289">
            <text:p>12.131289</text:p>
          </table:table-cell>
          <table:table-cell table:number-columns-repeated="5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table:formula="of:=([.A691]-[.E$2])^2" office:value-type="float" office:value="90.4401">
            <text:p>90.4401</text:p>
          </table:table-cell>
          <table:table-cell table:formula="of:=([.B691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([.A692]-[.E$2])^2" office:value-type="float" office:value="0.2601">
            <text:p>0.2601</text:p>
          </table:table-cell>
          <table:table-cell table:formula="of:=([.B692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([.A693]-[.E$2])^2" office:value-type="float" office:value="6.2001">
            <text:p>6.2001</text:p>
          </table:table-cell>
          <table:table-cell table:formula="of:=([.B693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table:formula="of:=([.A694]-[.E$2])^2" office:value-type="float" office:value="132.4801">
            <text:p>132.4801</text:p>
          </table:table-cell>
          <table:table-cell table:formula="of:=([.B694]-[.F$2])^2" office:value-type="float" office:value="2.301289">
            <text:p>2.30128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([.A695]-[.E$2])^2" office:value-type="float" office:value="20.1601">
            <text:p>20.1601</text:p>
          </table:table-cell>
          <table:table-cell table:formula="of:=([.B695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formula="of:=([.A696]-[.E$2])^2" office:value-type="float" office:value="20.1601">
            <text:p>20.1601</text:p>
          </table:table-cell>
          <table:table-cell table:formula="of:=([.B696]-[.F$2])^2" office:value-type="float" office:value="0.267288999999999">
            <text:p>0.267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([.A697]-[.E$2])^2" office:value-type="float" office:value="6.2001">
            <text:p>6.2001</text:p>
          </table:table-cell>
          <table:table-cell table:formula="of:=([.B697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formula="of:=([.A698]-[.E$2])^2" office:value-type="float" office:value="2.2201">
            <text:p>2.2201</text:p>
          </table:table-cell>
          <table:table-cell table:formula="of:=([.B698]-[.F$2])^2" office:value-type="float" office:value="0.267288999999999">
            <text:p>0.267289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formula="of:=([.A699]-[.E$2])^2" office:value-type="float" office:value="12.3201">
            <text:p>12.3201</text:p>
          </table:table-cell>
          <table:table-cell table:formula="of:=([.B699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700]-[.E$2])^2" office:value-type="float" office:value="6.2001">
            <text:p>6.2001</text:p>
          </table:table-cell>
          <table:table-cell table:formula="of:=([.B700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([.A701]-[.E$2])^2" office:value-type="float" office:value="42.1201">
            <text:p>42.1201</text:p>
          </table:table-cell>
          <table:table-cell table:formula="of:=([.B701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702]-[.E$2])^2" office:value-type="float" office:value="2.2201">
            <text:p>2.2201</text:p>
          </table:table-cell>
          <table:table-cell table:formula="of:=([.B702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formula="of:=([.A703]-[.E$2])^2" office:value-type="float" office:value="12.1801">
            <text:p>12.1801</text:p>
          </table:table-cell>
          <table:table-cell table:formula="of:=([.B703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([.A704]-[.E$2])^2" office:value-type="float" office:value="56.1001">
            <text:p>56.1001</text:p>
          </table:table-cell>
          <table:table-cell table:formula="of:=([.B704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705]-[.E$2])^2" office:value-type="float" office:value="2.2201">
            <text:p>2.2201</text:p>
          </table:table-cell>
          <table:table-cell table:formula="of:=([.B705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table:formula="of:=([.A706]-[.E$2])^2" office:value-type="float" office:value="30.3601">
            <text:p>30.3601</text:p>
          </table:table-cell>
          <table:table-cell table:formula="of:=([.B706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table:formula="of:=([.A707]-[.E$2])^2" office:value-type="float" office:value="342.6201">
            <text:p>342.6201</text:p>
          </table:table-cell>
          <table:table-cell table:formula="of:=([.B707]-[.F$2])^2" office:value-type="float" office:value="72.539289">
            <text:p>72.539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708]-[.E$2])^2" office:value-type="float" office:value="6.2001">
            <text:p>6.2001</text:p>
          </table:table-cell>
          <table:table-cell table:formula="of:=([.B708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709]-[.E$2])^2" office:value-type="float" office:value="2.2201">
            <text:p>2.2201</text:p>
          </table:table-cell>
          <table:table-cell table:formula="of:=([.B709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710]-[.E$2])^2" office:value-type="float" office:value="6.2001">
            <text:p>6.2001</text:p>
          </table:table-cell>
          <table:table-cell table:formula="of:=([.B710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formula="of:=([.A711]-[.E$2])^2" office:value-type="float" office:value="6.2001">
            <text:p>6.2001</text:p>
          </table:table-cell>
          <table:table-cell table:formula="of:=([.B711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([.A712]-[.E$2])^2" office:value-type="float" office:value="30.1401">
            <text:p>30.1401</text:p>
          </table:table-cell>
          <table:table-cell table:formula="of:=([.B712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([.A713]-[.E$2])^2" office:value-type="float" office:value="42.1201">
            <text:p>42.1201</text:p>
          </table:table-cell>
          <table:table-cell table:formula="of:=([.B713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4">
            <text:p>34</text:p>
          </table:table-cell>
          <table:table-cell table:formula="of:=([.A714]-[.E$2])^2" office:value-type="float" office:value="0.2601">
            <text:p>0.2601</text:p>
          </table:table-cell>
          <table:table-cell table:formula="of:=([.B714]-[.F$2])^2" office:value-type="float" office:value="507.015289">
            <text:p>507.01528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formula="of:=([.A715]-[.E$2])^2" office:value-type="float" office:value="20.1601">
            <text:p>20.1601</text:p>
          </table:table-cell>
          <table:table-cell table:formula="of:=([.B715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table:formula="of:=([.A716]-[.E$2])^2" office:value-type="float" office:value="42.3801">
            <text:p>42.3801</text:p>
          </table:table-cell>
          <table:table-cell table:formula="of:=([.B716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3">
            <text:p>13</text:p>
          </table:table-cell>
          <table:table-cell table:formula="of:=([.A717]-[.E$2])^2" office:value-type="float" office:value="272.5801">
            <text:p>272.5801</text:p>
          </table:table-cell>
          <table:table-cell table:formula="of:=([.B717]-[.F$2])^2" office:value-type="float" office:value="2.301289">
            <text:p>2.301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formula="of:=([.A718]-[.E$2])^2" office:value-type="float" office:value="12.1801">
            <text:p>12.1801</text:p>
          </table:table-cell>
          <table:table-cell table:formula="of:=([.B718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([.A719]-[.E$2])^2" office:value-type="float" office:value="6.2001">
            <text:p>6.2001</text:p>
          </table:table-cell>
          <table:table-cell table:formula="of:=([.B719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([.A720]-[.E$2])^2" office:value-type="float" office:value="6.2001">
            <text:p>6.2001</text:p>
          </table:table-cell>
          <table:table-cell table:formula="of:=([.B720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721]-[.E$2])^2" office:value-type="float" office:value="6.2001">
            <text:p>6.2001</text:p>
          </table:table-cell>
          <table:table-cell table:formula="of:=([.B721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([.A722]-[.E$2])^2" office:value-type="float" office:value="42.1201">
            <text:p>42.1201</text:p>
          </table:table-cell>
          <table:table-cell table:formula="of:=([.B722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723]-[.E$2])^2" office:value-type="float" office:value="6.2001">
            <text:p>6.2001</text:p>
          </table:table-cell>
          <table:table-cell table:formula="of:=([.B723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3">
            <text:p>63</text:p>
          </table:table-cell>
          <table:table-cell table:formula="of:=([.A724]-[.E$2])^2" office:value-type="float" office:value="0.2601">
            <text:p>0.2601</text:p>
          </table:table-cell>
          <table:table-cell table:formula="of:=([.B724]-[.F$2])^2" office:value-type="float" office:value="2654.001289">
            <text:p>2654.001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725]-[.E$2])^2" office:value-type="float" office:value="2.2201">
            <text:p>2.2201</text:p>
          </table:table-cell>
          <table:table-cell table:formula="of:=([.B725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2">
            <text:p>12</text:p>
          </table:table-cell>
          <table:table-cell table:formula="of:=([.A726]-[.E$2])^2" office:value-type="float" office:value="6.2001">
            <text:p>6.2001</text:p>
          </table:table-cell>
          <table:table-cell table:formula="of:=([.B726]-[.F$2])^2" office:value-type="float" office:value="0.267288999999999">
            <text:p>0.267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727]-[.E$2])^2" office:value-type="float" office:value="2.2201">
            <text:p>2.2201</text:p>
          </table:table-cell>
          <table:table-cell table:formula="of:=([.B727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728]-[.E$2])^2" office:value-type="float" office:value="0.2401">
            <text:p>0.2401</text:p>
          </table:table-cell>
          <table:table-cell table:formula="of:=([.B728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formula="of:=([.A729]-[.E$2])^2" office:value-type="float" office:value="20.1601">
            <text:p>20.1601</text:p>
          </table:table-cell>
          <table:table-cell table:formula="of:=([.B729]-[.F$2])^2" office:value-type="float" office:value="42.029289">
            <text:p>42.029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formula="of:=([.A730]-[.E$2])^2" office:value-type="float" office:value="2.2201">
            <text:p>2.2201</text:p>
          </table:table-cell>
          <table:table-cell table:formula="of:=([.B730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([.A731]-[.E$2])^2" office:value-type="float" office:value="56.1001">
            <text:p>56.1001</text:p>
          </table:table-cell>
          <table:table-cell table:formula="of:=([.B731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table:formula="of:=([.A732]-[.E$2])^2" office:value-type="float" office:value="156.5001">
            <text:p>156.5001</text:p>
          </table:table-cell>
          <table:table-cell table:formula="of:=([.B732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7">
            <text:p>17</text:p>
          </table:table-cell>
          <table:table-cell table:formula="of:=([.A733]-[.E$2])^2" office:value-type="float" office:value="6.3001">
            <text:p>6.3001</text:p>
          </table:table-cell>
          <table:table-cell table:formula="of:=([.B733]-[.F$2])^2" office:value-type="float" office:value="30.437289">
            <text:p>30.437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734]-[.E$2])^2" office:value-type="float" office:value="2.2201">
            <text:p>2.2201</text:p>
          </table:table-cell>
          <table:table-cell table:formula="of:=([.B734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([.A735]-[.E$2])^2" office:value-type="float" office:value="42.1201">
            <text:p>42.1201</text:p>
          </table:table-cell>
          <table:table-cell table:formula="of:=([.B735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formula="of:=([.A736]-[.E$2])^2" office:value-type="float" office:value="0.2401">
            <text:p>0.2401</text:p>
          </table:table-cell>
          <table:table-cell table:formula="of:=([.B736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table:formula="of:=([.A737]-[.E$2])^2" office:value-type="float" office:value="6.3001">
            <text:p>6.3001</text:p>
          </table:table-cell>
          <table:table-cell table:formula="of:=([.B737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table:formula="of:=([.A738]-[.E$2])^2" office:value-type="float" office:value="90.4401">
            <text:p>90.4401</text:p>
          </table:table-cell>
          <table:table-cell table:formula="of:=([.B738]-[.F$2])^2" office:value-type="float" office:value="56.505289">
            <text:p>56.505289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table:formula="of:=([.A739]-[.E$2])^2" office:value-type="float" office:value="30.3601">
            <text:p>30.3601</text:p>
          </table:table-cell>
          <table:table-cell table:formula="of:=([.B739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740]-[.E$2])^2" office:value-type="float" office:value="2.2201">
            <text:p>2.2201</text:p>
          </table:table-cell>
          <table:table-cell table:formula="of:=([.B740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([.A741]-[.E$2])^2" office:value-type="float" office:value="42.1201">
            <text:p>42.1201</text:p>
          </table:table-cell>
          <table:table-cell table:formula="of:=([.B741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formula="of:=([.A742]-[.E$2])^2" office:value-type="float" office:value="20.1601">
            <text:p>20.1601</text:p>
          </table:table-cell>
          <table:table-cell table:formula="of:=([.B742]-[.F$2])^2" office:value-type="float" office:value="42.471289">
            <text:p>42.471289</text:p>
          </table:table-cell>
          <table:table-cell table:number-columns-repeated="5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1">
            <text:p>31</text:p>
          </table:table-cell>
          <table:table-cell table:formula="of:=([.A743]-[.E$2])^2" office:value-type="float" office:value="600.7401">
            <text:p>600.7401</text:p>
          </table:table-cell>
          <table:table-cell table:formula="of:=([.B743]-[.F$2])^2" office:value-type="float" office:value="380.913289">
            <text:p>380.913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744]-[.E$2])^2" office:value-type="float" office:value="2.2201">
            <text:p>2.2201</text:p>
          </table:table-cell>
          <table:table-cell table:formula="of:=([.B744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([.A745]-[.E$2])^2" office:value-type="float" office:value="42.1201">
            <text:p>42.1201</text:p>
          </table:table-cell>
          <table:table-cell table:formula="of:=([.B745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formula="of:=([.A746]-[.E$2])^2" office:value-type="float" office:value="12.1801">
            <text:p>12.1801</text:p>
          </table:table-cell>
          <table:table-cell table:formula="of:=([.B746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747]-[.E$2])^2" office:value-type="float" office:value="2.2201">
            <text:p>2.2201</text:p>
          </table:table-cell>
          <table:table-cell table:formula="of:=([.B747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formula="of:=([.A748]-[.E$2])^2" office:value-type="float" office:value="12.1801">
            <text:p>12.1801</text:p>
          </table:table-cell>
          <table:table-cell table:formula="of:=([.B748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749]-[.E$2])^2" office:value-type="float" office:value="2.2201">
            <text:p>2.2201</text:p>
          </table:table-cell>
          <table:table-cell table:formula="of:=([.B749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([.A750]-[.E$2])^2" office:value-type="float" office:value="42.1201">
            <text:p>42.1201</text:p>
          </table:table-cell>
          <table:table-cell table:formula="of:=([.B750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table:formula="of:=([.A751]-[.E$2])^2" office:value-type="float" office:value="30.3601">
            <text:p>30.3601</text:p>
          </table:table-cell>
          <table:table-cell table:formula="of:=([.B751]-[.F$2])^2" office:value-type="float" office:value="12.131289">
            <text:p>12.131289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752]-[.E$2])^2" office:value-type="float" office:value="0.2401">
            <text:p>0.2401</text:p>
          </table:table-cell>
          <table:table-cell table:formula="of:=([.B752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([.A753]-[.E$2])^2" office:value-type="float" office:value="56.1001">
            <text:p>56.1001</text:p>
          </table:table-cell>
          <table:table-cell table:formula="of:=([.B753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formula="of:=([.A754]-[.E$2])^2" office:value-type="float" office:value="12.1801">
            <text:p>12.1801</text:p>
          </table:table-cell>
          <table:table-cell table:formula="of:=([.B754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formula="of:=([.A755]-[.E$2])^2" office:value-type="float" office:value="20.1601">
            <text:p>20.1601</text:p>
          </table:table-cell>
          <table:table-cell table:formula="of:=([.B755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7">
            <text:p>27</text:p>
          </table:table-cell>
          <table:table-cell table:formula="of:=([.A756]-[.E$2])^2" office:value-type="float" office:value="2.2801">
            <text:p>2.2801</text:p>
          </table:table-cell>
          <table:table-cell table:formula="of:=([.B756]-[.F$2])^2" office:value-type="float" office:value="240.777289">
            <text:p>240.777289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3">
            <text:p>13</text:p>
          </table:table-cell>
          <table:table-cell table:formula="of:=([.A757]-[.E$2])^2" office:value-type="float" office:value="2.2201">
            <text:p>2.2201</text:p>
          </table:table-cell>
          <table:table-cell table:formula="of:=([.B757]-[.F$2])^2" office:value-type="float" office:value="2.301289">
            <text:p>2.301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formula="of:=([.A758]-[.E$2])^2" office:value-type="float" office:value="12.1801">
            <text:p>12.1801</text:p>
          </table:table-cell>
          <table:table-cell table:formula="of:=([.B758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table:formula="of:=([.A759]-[.E$2])^2" office:value-type="float" office:value="6.3001">
            <text:p>6.3001</text:p>
          </table:table-cell>
          <table:table-cell table:formula="of:=([.B759]-[.F$2])^2" office:value-type="float" office:value="110.607289">
            <text:p>110.607289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([.A760]-[.E$2])^2" office:value-type="float" office:value="56.1001">
            <text:p>56.1001</text:p>
          </table:table-cell>
          <table:table-cell table:formula="of:=([.B760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formula="of:=([.A761]-[.E$2])^2" office:value-type="float" office:value="56.1001">
            <text:p>56.1001</text:p>
          </table:table-cell>
          <table:table-cell table:formula="of:=([.B761]-[.F$2])^2" office:value-type="float" office:value="12.369289">
            <text:p>12.369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([.A762]-[.E$2])^2" office:value-type="float" office:value="6.2001">
            <text:p>6.2001</text:p>
          </table:table-cell>
          <table:table-cell table:formula="of:=([.B762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table:formula="of:=([.A763]-[.E$2])^2" office:value-type="float" office:value="20.3401">
            <text:p>20.3401</text:p>
          </table:table-cell>
          <table:table-cell table:formula="of:=([.B763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formula="of:=([.A764]-[.E$2])^2" office:value-type="float" office:value="12.1801">
            <text:p>12.1801</text:p>
          </table:table-cell>
          <table:table-cell table:formula="of:=([.B764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4">
            <text:p>34</text:p>
          </table:table-cell>
          <table:table-cell table:formula="of:=([.A765]-[.E$2])^2" office:value-type="float" office:value="56.4001">
            <text:p>56.4001</text:p>
          </table:table-cell>
          <table:table-cell table:formula="of:=([.B765]-[.F$2])^2" office:value-type="float" office:value="507.015289">
            <text:p>507.015289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formula="of:=([.A766]-[.E$2])^2" office:value-type="float" office:value="12.3201">
            <text:p>12.3201</text:p>
          </table:table-cell>
          <table:table-cell table:formula="of:=([.B766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([.A767]-[.E$2])^2" office:value-type="float" office:value="42.1201">
            <text:p>42.1201</text:p>
          </table:table-cell>
          <table:table-cell table:formula="of:=([.B767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768]-[.E$2])^2" office:value-type="float" office:value="2.2201">
            <text:p>2.2201</text:p>
          </table:table-cell>
          <table:table-cell table:formula="of:=([.B768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formula="of:=([.A769]-[.E$2])^2" office:value-type="float" office:value="20.1601">
            <text:p>20.1601</text:p>
          </table:table-cell>
          <table:table-cell table:formula="of:=([.B769]-[.F$2])^2" office:value-type="float" office:value="12.131289">
            <text:p>12.131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770]-[.E$2])^2" office:value-type="float" office:value="6.2001">
            <text:p>6.2001</text:p>
          </table:table-cell>
          <table:table-cell table:formula="of:=([.B770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table:formula="of:=([.A771]-[.E$2])^2" office:value-type="float" office:value="6.2001">
            <text:p>6.2001</text:p>
          </table:table-cell>
          <table:table-cell table:formula="of:=([.B771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772]-[.E$2])^2" office:value-type="float" office:value="2.2201">
            <text:p>2.2201</text:p>
          </table:table-cell>
          <table:table-cell table:formula="of:=([.B772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table:formula="of:=([.A773]-[.E$2])^2" office:value-type="float" office:value="20.3401">
            <text:p>20.3401</text:p>
          </table:table-cell>
          <table:table-cell table:formula="of:=([.B773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774]-[.E$2])^2" office:value-type="float" office:value="2.2201">
            <text:p>2.2201</text:p>
          </table:table-cell>
          <table:table-cell table:formula="of:=([.B774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775]-[.E$2])^2" office:value-type="float" office:value="6.2001">
            <text:p>6.2001</text:p>
          </table:table-cell>
          <table:table-cell table:formula="of:=([.B775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([.A776]-[.E$2])^2" office:value-type="float" office:value="30.1401">
            <text:p>30.1401</text:p>
          </table:table-cell>
          <table:table-cell table:formula="of:=([.B776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formula="of:=([.A777]-[.E$2])^2" office:value-type="float" office:value="56.1001">
            <text:p>56.1001</text:p>
          </table:table-cell>
          <table:table-cell table:formula="of:=([.B777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([.A778]-[.E$2])^2" office:value-type="float" office:value="6.2001">
            <text:p>6.2001</text:p>
          </table:table-cell>
          <table:table-cell table:formula="of:=([.B778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formula="of:=([.A779]-[.E$2])^2" office:value-type="float" office:value="0.2401">
            <text:p>0.2401</text:p>
          </table:table-cell>
          <table:table-cell table:formula="of:=([.B779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([.A780]-[.E$2])^2" office:value-type="float" office:value="20.1601">
            <text:p>20.1601</text:p>
          </table:table-cell>
          <table:table-cell table:formula="of:=([.B780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([.A781]-[.E$2])^2" office:value-type="float" office:value="0.2401">
            <text:p>0.2401</text:p>
          </table:table-cell>
          <table:table-cell table:formula="of:=([.B781]-[.F$2])^2" office:value-type="float" office:value="0.267288999999999">
            <text:p>0.267289</text:p>
          </table:table-cell>
          <table:table-cell table:number-columns-repeated="5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table:formula="of:=([.A782]-[.E$2])^2" office:value-type="float" office:value="72.4201">
            <text:p>72.4201</text:p>
          </table:table-cell>
          <table:table-cell table:formula="of:=([.B782]-[.F$2])^2" office:value-type="float" office:value="0.267288999999999">
            <text:p>0.267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([.A783]-[.E$2])^2" office:value-type="float" office:value="42.1201">
            <text:p>42.1201</text:p>
          </table:table-cell>
          <table:table-cell table:formula="of:=([.B783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formula="of:=([.A784]-[.E$2])^2" office:value-type="float" office:value="20.1601">
            <text:p>20.1601</text:p>
          </table:table-cell>
          <table:table-cell table:formula="of:=([.B784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formula="of:=([.A785]-[.E$2])^2" office:value-type="float" office:value="12.1801">
            <text:p>12.1801</text:p>
          </table:table-cell>
          <table:table-cell table:formula="of:=([.B785]-[.F$2])^2" office:value-type="float" office:value="12.131289">
            <text:p>12.131289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 table:formula="of:=([.A786]-[.E$2])^2" office:value-type="float" office:value="110.4601">
            <text:p>110.4601</text:p>
          </table:table-cell>
          <table:table-cell table:formula="of:=([.B786]-[.F$2])^2" office:value-type="float" office:value="20.403289">
            <text:p>20.40328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([.A787]-[.E$2])^2" office:value-type="float" office:value="20.1601">
            <text:p>20.1601</text:p>
          </table:table-cell>
          <table:table-cell table:formula="of:=([.B787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 table:formula="of:=([.A788]-[.E$2])^2" office:value-type="float" office:value="0.2601">
            <text:p>0.2601</text:p>
          </table:table-cell>
          <table:table-cell table:formula="of:=([.B788]-[.F$2])^2" office:value-type="float" office:value="272.811289">
            <text:p>272.811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formula="of:=([.A789]-[.E$2])^2" office:value-type="float" office:value="2.2201">
            <text:p>2.2201</text:p>
          </table:table-cell>
          <table:table-cell table:formula="of:=([.B789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1">
            <text:p>21</text:p>
          </table:table-cell>
          <table:table-cell table:formula="of:=([.A790]-[.E$2])^2" office:value-type="float" office:value="182.5201">
            <text:p>182.5201</text:p>
          </table:table-cell>
          <table:table-cell table:formula="of:=([.B790]-[.F$2])^2" office:value-type="float" office:value="90.573289">
            <text:p>90.573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791]-[.E$2])^2" office:value-type="float" office:value="6.2001">
            <text:p>6.2001</text:p>
          </table:table-cell>
          <table:table-cell table:formula="of:=([.B791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table:formula="of:=([.A792]-[.E$2])^2" office:value-type="float" office:value="42.1201">
            <text:p>42.1201</text:p>
          </table:table-cell>
          <table:table-cell table:formula="of:=([.B792]-[.F$2])^2" office:value-type="float" office:value="182.709289">
            <text:p>182.709289</text:p>
          </table:table-cell>
          <table:table-cell table:number-columns-repeated="5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9">
            <text:p>9</text:p>
          </table:table-cell>
          <table:table-cell table:formula="of:=([.A793]-[.E$2])^2" office:value-type="float" office:value="4971.6601">
            <text:p>4971.6601</text:p>
          </table:table-cell>
          <table:table-cell table:formula="of:=([.B793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794]-[.E$2])^2" office:value-type="float" office:value="0.2601">
            <text:p>0.2601</text:p>
          </table:table-cell>
          <table:table-cell table:formula="of:=([.B794]-[.F$2])^2" office:value-type="float" office:value="0.267288999999999">
            <text:p>0.26728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([.A795]-[.E$2])^2" office:value-type="float" office:value="20.1601">
            <text:p>20.1601</text:p>
          </table:table-cell>
          <table:table-cell table:formula="of:=([.B795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table:formula="of:=([.A796]-[.E$2])^2" office:value-type="float" office:value="2.2801">
            <text:p>2.2801</text:p>
          </table:table-cell>
          <table:table-cell table:formula="of:=([.B796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797]-[.E$2])^2" office:value-type="float" office:value="6.2001">
            <text:p>6.2001</text:p>
          </table:table-cell>
          <table:table-cell table:formula="of:=([.B797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table:formula="of:=([.A798]-[.E$2])^2" office:value-type="float" office:value="30.3601">
            <text:p>30.3601</text:p>
          </table:table-cell>
          <table:table-cell table:formula="of:=([.B798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formula="of:=([.A799]-[.E$2])^2" office:value-type="float" office:value="20.1601">
            <text:p>20.1601</text:p>
          </table:table-cell>
          <table:table-cell table:formula="of:=([.B799]-[.F$2])^2" office:value-type="float" office:value="12.131289">
            <text:p>12.131289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([.A800]-[.E$2])^2" office:value-type="float" office:value="56.1001">
            <text:p>56.1001</text:p>
          </table:table-cell>
          <table:table-cell table:formula="of:=([.B800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801]-[.E$2])^2" office:value-type="float" office:value="2.2201">
            <text:p>2.2201</text:p>
          </table:table-cell>
          <table:table-cell table:formula="of:=([.B801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([.A802]-[.E$2])^2" office:value-type="float" office:value="30.1401">
            <text:p>30.1401</text:p>
          </table:table-cell>
          <table:table-cell table:formula="of:=([.B802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table:formula="of:=([.A803]-[.E$2])^2" office:value-type="float" office:value="30.3601">
            <text:p>30.3601</text:p>
          </table:table-cell>
          <table:table-cell table:formula="of:=([.B803]-[.F$2])^2" office:value-type="float" office:value="342.879289">
            <text:p>342.879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formula="of:=([.A804]-[.E$2])^2" office:value-type="float" office:value="12.1801">
            <text:p>12.1801</text:p>
          </table:table-cell>
          <table:table-cell table:formula="of:=([.B804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([.A805]-[.E$2])^2" office:value-type="float" office:value="56.1001">
            <text:p>56.1001</text:p>
          </table:table-cell>
          <table:table-cell table:formula="of:=([.B805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formula="of:=([.A806]-[.E$2])^2" office:value-type="float" office:value="6.2001">
            <text:p>6.2001</text:p>
          </table:table-cell>
          <table:table-cell table:formula="of:=([.B806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([.A807]-[.E$2])^2" office:value-type="float" office:value="42.1201">
            <text:p>42.1201</text:p>
          </table:table-cell>
          <table:table-cell table:formula="of:=([.B807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table:formula="of:=([.A808]-[.E$2])^2" office:value-type="float" office:value="20.3401">
            <text:p>20.3401</text:p>
          </table:table-cell>
          <table:table-cell table:formula="of:=([.B808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809]-[.E$2])^2" office:value-type="float" office:value="2.2201">
            <text:p>2.2201</text:p>
          </table:table-cell>
          <table:table-cell table:formula="of:=([.B809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formula="of:=([.A810]-[.E$2])^2" office:value-type="float" office:value="30.3601">
            <text:p>30.3601</text:p>
          </table:table-cell>
          <table:table-cell table:formula="of:=([.B810]-[.F$2])^2" office:value-type="float" office:value="0.267288999999999">
            <text:p>0.267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formula="of:=([.A811]-[.E$2])^2" office:value-type="float" office:value="12.1801">
            <text:p>12.1801</text:p>
          </table:table-cell>
          <table:table-cell table:formula="of:=([.B811]-[.F$2])^2" office:value-type="float" office:value="12.131289">
            <text:p>12.13128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formula="of:=([.A812]-[.E$2])^2" office:value-type="float" office:value="20.1601">
            <text:p>20.1601</text:p>
          </table:table-cell>
          <table:table-cell table:formula="of:=([.B812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([.A813]-[.E$2])^2" office:value-type="float" office:value="56.1001">
            <text:p>56.1001</text:p>
          </table:table-cell>
          <table:table-cell table:formula="of:=([.B813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814]-[.E$2])^2" office:value-type="float" office:value="2.2201">
            <text:p>2.2201</text:p>
          </table:table-cell>
          <table:table-cell table:formula="of:=([.B814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1">
            <text:p>21</text:p>
          </table:table-cell>
          <table:table-cell table:formula="of:=([.A815]-[.E$2])^2" office:value-type="float" office:value="812.8201">
            <text:p>812.8201</text:p>
          </table:table-cell>
          <table:table-cell table:formula="of:=([.B815]-[.F$2])^2" office:value-type="float" office:value="90.573289">
            <text:p>90.573289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([.A816]-[.E$2])^2" office:value-type="float" office:value="30.1401">
            <text:p>30.1401</text:p>
          </table:table-cell>
          <table:table-cell table:formula="of:=([.B816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formula="of:=([.A817]-[.E$2])^2" office:value-type="float" office:value="12.1801">
            <text:p>12.1801</text:p>
          </table:table-cell>
          <table:table-cell table:formula="of:=([.B817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([.A818]-[.E$2])^2" office:value-type="float" office:value="42.1201">
            <text:p>42.1201</text:p>
          </table:table-cell>
          <table:table-cell table:formula="of:=([.B818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819]-[.E$2])^2" office:value-type="float" office:value="0.2401">
            <text:p>0.2401</text:p>
          </table:table-cell>
          <table:table-cell table:formula="of:=([.B819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formula="of:=([.A820]-[.E$2])^2" office:value-type="float" office:value="6.2001">
            <text:p>6.2001</text:p>
          </table:table-cell>
          <table:table-cell table:formula="of:=([.B820]-[.F$2])^2" office:value-type="float" office:value="30.437289">
            <text:p>30.437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821]-[.E$2])^2" office:value-type="float" office:value="2.2201">
            <text:p>2.2201</text:p>
          </table:table-cell>
          <table:table-cell table:formula="of:=([.B821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822]-[.E$2])^2" office:value-type="float" office:value="2.2201">
            <text:p>2.2201</text:p>
          </table:table-cell>
          <table:table-cell table:formula="of:=([.B822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table:formula="of:=([.A823]-[.E$2])^2" office:value-type="float" office:value="156.5001">
            <text:p>156.5001</text:p>
          </table:table-cell>
          <table:table-cell table:formula="of:=([.B823]-[.F$2])^2" office:value-type="float" office:value="272.811289">
            <text:p>272.811289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table:formula="of:=([.A824]-[.E$2])^2" office:value-type="float" office:value="12.3201">
            <text:p>12.3201</text:p>
          </table:table-cell>
          <table:table-cell table:formula="of:=([.B824]-[.F$2])^2" office:value-type="float" office:value="12.131289">
            <text:p>12.131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formula="of:=([.A825]-[.E$2])^2" office:value-type="float" office:value="2.2201">
            <text:p>2.2201</text:p>
          </table:table-cell>
          <table:table-cell table:formula="of:=([.B825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formula="of:=([.A826]-[.E$2])^2" office:value-type="float" office:value="30.3601">
            <text:p>30.3601</text:p>
          </table:table-cell>
          <table:table-cell table:formula="of:=([.B826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formula="of:=([.A827]-[.E$2])^2" office:value-type="float" office:value="20.1601">
            <text:p>20.1601</text:p>
          </table:table-cell>
          <table:table-cell table:formula="of:=([.B827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([.A828]-[.E$2])^2" office:value-type="float" office:value="42.1201">
            <text:p>42.1201</text:p>
          </table:table-cell>
          <table:table-cell table:formula="of:=([.B828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formula="of:=([.A829]-[.E$2])^2" office:value-type="float" office:value="0.2601">
            <text:p>0.2601</text:p>
          </table:table-cell>
          <table:table-cell table:formula="of:=([.B829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formula="of:=([.A830]-[.E$2])^2" office:value-type="float" office:value="12.1801">
            <text:p>12.1801</text:p>
          </table:table-cell>
          <table:table-cell table:formula="of:=([.B830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831]-[.E$2])^2" office:value-type="float" office:value="6.2001">
            <text:p>6.2001</text:p>
          </table:table-cell>
          <table:table-cell table:formula="of:=([.B831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4">
            <text:p>14</text:p>
          </table:table-cell>
          <table:table-cell table:formula="of:=([.A832]-[.E$2])^2" office:value-type="float" office:value="0.2401">
            <text:p>0.2401</text:p>
          </table:table-cell>
          <table:table-cell table:formula="of:=([.B832]-[.F$2])^2" office:value-type="float" office:value="6.335289">
            <text:p>6.335289</text:p>
          </table:table-cell>
          <table:table-cell table:number-columns-repeated="5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table:formula="of:=([.A833]-[.E$2])^2" office:value-type="float" office:value="90.4401">
            <text:p>90.4401</text:p>
          </table:table-cell>
          <table:table-cell table:formula="of:=([.B833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1">
            <text:p>11</text:p>
          </table:table-cell>
          <table:table-cell table:formula="of:=([.A834]-[.E$2])^2" office:value-type="float" office:value="12.1801">
            <text:p>12.1801</text:p>
          </table:table-cell>
          <table:table-cell table:formula="of:=([.B834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formula="of:=([.A835]-[.E$2])^2" office:value-type="float" office:value="2.2201">
            <text:p>2.2201</text:p>
          </table:table-cell>
          <table:table-cell table:formula="of:=([.B835]-[.F$2])^2" office:value-type="float" office:value="0.267288999999999">
            <text:p>0.267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table:formula="of:=([.A836]-[.E$2])^2" office:value-type="float" office:value="6.2001">
            <text:p>6.2001</text:p>
          </table:table-cell>
          <table:table-cell table:formula="of:=([.B836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837]-[.E$2])^2" office:value-type="float" office:value="2.2201">
            <text:p>2.2201</text:p>
          </table:table-cell>
          <table:table-cell table:formula="of:=([.B837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([.A838]-[.E$2])^2" office:value-type="float" office:value="20.1601">
            <text:p>20.1601</text:p>
          </table:table-cell>
          <table:table-cell table:formula="of:=([.B838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1">
            <text:p>11</text:p>
          </table:table-cell>
          <table:table-cell table:formula="of:=([.A839]-[.E$2])^2" office:value-type="float" office:value="12.1801">
            <text:p>12.1801</text:p>
          </table:table-cell>
          <table:table-cell table:formula="of:=([.B839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([.A840]-[.E$2])^2" office:value-type="float" office:value="0.2401">
            <text:p>0.2401</text:p>
          </table:table-cell>
          <table:table-cell table:formula="of:=([.B840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formula="of:=([.A841]-[.E$2])^2" office:value-type="float" office:value="12.3201">
            <text:p>12.3201</text:p>
          </table:table-cell>
          <table:table-cell table:formula="of:=([.B841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842]-[.E$2])^2" office:value-type="float" office:value="6.2001">
            <text:p>6.2001</text:p>
          </table:table-cell>
          <table:table-cell table:formula="of:=([.B842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843]-[.E$2])^2" office:value-type="float" office:value="6.2001">
            <text:p>6.2001</text:p>
          </table:table-cell>
          <table:table-cell table:formula="of:=([.B843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formula="of:=([.A844]-[.E$2])^2" office:value-type="float" office:value="12.1801">
            <text:p>12.1801</text:p>
          </table:table-cell>
          <table:table-cell table:formula="of:=([.B844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table:formula="of:=([.A845]-[.E$2])^2" office:value-type="float" office:value="42.3801">
            <text:p>42.3801</text:p>
          </table:table-cell>
          <table:table-cell table:formula="of:=([.B845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formula="of:=([.A846]-[.E$2])^2" office:value-type="float" office:value="110.4601">
            <text:p>110.4601</text:p>
          </table:table-cell>
          <table:table-cell table:formula="of:=([.B846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formula="of:=([.A847]-[.E$2])^2" office:value-type="float" office:value="12.1801">
            <text:p>12.1801</text:p>
          </table:table-cell>
          <table:table-cell table:formula="of:=([.B847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formula="of:=([.A848]-[.E$2])^2" office:value-type="float" office:value="6.2001">
            <text:p>6.2001</text:p>
          </table:table-cell>
          <table:table-cell table:formula="of:=([.B848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849]-[.E$2])^2" office:value-type="float" office:value="2.2201">
            <text:p>2.2201</text:p>
          </table:table-cell>
          <table:table-cell table:formula="of:=([.B849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formula="of:=([.A850]-[.E$2])^2" office:value-type="float" office:value="6.2001">
            <text:p>6.2001</text:p>
          </table:table-cell>
          <table:table-cell table:formula="of:=([.B850]-[.F$2])^2" office:value-type="float" office:value="6.335289">
            <text:p>6.335289</text:p>
          </table:table-cell>
          <table:table-cell table:number-columns-repeated="5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table:formula="of:=([.A851]-[.E$2])^2" office:value-type="float" office:value="56.4001">
            <text:p>56.4001</text:p>
          </table:table-cell>
          <table:table-cell table:formula="of:=([.B851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0">
            <text:p>10</text:p>
          </table:table-cell>
          <table:table-cell table:formula="of:=([.A852]-[.E$2])^2" office:value-type="float" office:value="1407.0001">
            <text:p>1407.0001</text:p>
          </table:table-cell>
          <table:table-cell table:formula="of:=([.B852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([.A853]-[.E$2])^2" office:value-type="float" office:value="6.2001">
            <text:p>6.2001</text:p>
          </table:table-cell>
          <table:table-cell table:formula="of:=([.B853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1">
            <text:p>81</text:p>
          </table:table-cell>
          <table:table-cell table:formula="of:=([.A854]-[.E$2])^2" office:value-type="float" office:value="0.2401">
            <text:p>0.2401</text:p>
          </table:table-cell>
          <table:table-cell table:formula="of:=([.B854]-[.F$2])^2" office:value-type="float" office:value="4832.613289">
            <text:p>4832.613289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table:formula="of:=([.A855]-[.E$2])^2" office:value-type="float" office:value="0.2601">
            <text:p>0.2601</text:p>
          </table:table-cell>
          <table:table-cell table:formula="of:=([.B855]-[.F$2])^2" office:value-type="float" office:value="182.709289">
            <text:p>182.709289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table:formula="of:=([.A856]-[.E$2])^2" office:value-type="float" office:value="0.2601">
            <text:p>0.2601</text:p>
          </table:table-cell>
          <table:table-cell table:formula="of:=([.B856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52">
            <text:p>52</text:p>
          </table:table-cell>
          <table:table-cell table:formula="of:=([.A857]-[.E$2])^2" office:value-type="float" office:value="552.7201">
            <text:p>552.7201</text:p>
          </table:table-cell>
          <table:table-cell table:formula="of:=([.B857]-[.F$2])^2" office:value-type="float" office:value="1641.627289">
            <text:p>1641.627289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2">
            <text:p>12</text:p>
          </table:table-cell>
          <table:table-cell table:formula="of:=([.A858]-[.E$2])^2" office:value-type="float" office:value="6.2001">
            <text:p>6.2001</text:p>
          </table:table-cell>
          <table:table-cell table:formula="of:=([.B858]-[.F$2])^2" office:value-type="float" office:value="0.267288999999999">
            <text:p>0.267289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859]-[.E$2])^2" office:value-type="float" office:value="0.2401">
            <text:p>0.2401</text:p>
          </table:table-cell>
          <table:table-cell table:formula="of:=([.B859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860]-[.E$2])^2" office:value-type="float" office:value="6.2001">
            <text:p>6.2001</text:p>
          </table:table-cell>
          <table:table-cell table:formula="of:=([.B860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table:formula="of:=([.A861]-[.E$2])^2" office:value-type="float" office:value="56.4001">
            <text:p>56.4001</text:p>
          </table:table-cell>
          <table:table-cell table:formula="of:=([.B861]-[.F$2])^2" office:value-type="float" office:value="0.267288999999999">
            <text:p>0.267289</text:p>
          </table:table-cell>
          <table:table-cell table:number-columns-repeated="5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table:formula="of:=([.A862]-[.E$2])^2" office:value-type="float" office:value="156.5001">
            <text:p>156.5001</text:p>
          </table:table-cell>
          <table:table-cell table:formula="of:=([.B862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table:formula="of:=([.A863]-[.E$2])^2" office:value-type="float" office:value="2.2201">
            <text:p>2.2201</text:p>
          </table:table-cell>
          <table:table-cell table:formula="of:=([.B863]-[.F$2])^2" office:value-type="float" office:value="72.539289">
            <text:p>72.539289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864]-[.E$2])^2" office:value-type="float" office:value="2.2801">
            <text:p>2.2801</text:p>
          </table:table-cell>
          <table:table-cell table:formula="of:=([.B864]-[.F$2])^2" office:value-type="float" office:value="2.301289">
            <text:p>2.301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formula="of:=([.A865]-[.E$2])^2" office:value-type="float" office:value="6.2001">
            <text:p>6.2001</text:p>
          </table:table-cell>
          <table:table-cell table:formula="of:=([.B865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([.A866]-[.E$2])^2" office:value-type="float" office:value="6.2001">
            <text:p>6.2001</text:p>
          </table:table-cell>
          <table:table-cell table:formula="of:=([.B866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8">
            <text:p>8</text:p>
          </table:table-cell>
          <table:table-cell table:formula="of:=([.A867]-[.E$2])^2" office:value-type="float" office:value="506.7001">
            <text:p>506.7001</text:p>
          </table:table-cell>
          <table:table-cell table:formula="of:=([.B867]-[.F$2])^2" office:value-type="float" office:value="12.131289">
            <text:p>12.131289</text:p>
          </table:table-cell>
          <table:table-cell table:number-columns-repeated="5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2">
            <text:p>42</text:p>
          </table:table-cell>
          <table:table-cell table:formula="of:=([.A868]-[.E$2])^2" office:value-type="float" office:value="90.4401">
            <text:p>90.4401</text:p>
          </table:table-cell>
          <table:table-cell table:formula="of:=([.B868]-[.F$2])^2" office:value-type="float" office:value="931.287289">
            <text:p>931.287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formula="of:=([.A869]-[.E$2])^2" office:value-type="float" office:value="2.2201">
            <text:p>2.2201</text:p>
          </table:table-cell>
          <table:table-cell table:formula="of:=([.B869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formula="of:=([.A870]-[.E$2])^2" office:value-type="float" office:value="30.1401">
            <text:p>30.1401</text:p>
          </table:table-cell>
          <table:table-cell table:formula="of:=([.B870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 table:formula="of:=([.A871]-[.E$2])^2" office:value-type="float" office:value="156.5001">
            <text:p>156.5001</text:p>
          </table:table-cell>
          <table:table-cell table:formula="of:=([.B871]-[.F$2])^2" office:value-type="float" office:value="56.505289">
            <text:p>56.50528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formula="of:=([.A872]-[.E$2])^2" office:value-type="float" office:value="20.1601">
            <text:p>20.1601</text:p>
          </table:table-cell>
          <table:table-cell table:formula="of:=([.B872]-[.F$2])^2" office:value-type="float" office:value="12.131289">
            <text:p>12.131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873]-[.E$2])^2" office:value-type="float" office:value="6.2001">
            <text:p>6.2001</text:p>
          </table:table-cell>
          <table:table-cell table:formula="of:=([.B873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formula="of:=([.A874]-[.E$2])^2" office:value-type="float" office:value="6.2001">
            <text:p>6.2001</text:p>
          </table:table-cell>
          <table:table-cell table:formula="of:=([.B874]-[.F$2])^2" office:value-type="float" office:value="12.131289">
            <text:p>12.131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875]-[.E$2])^2" office:value-type="float" office:value="2.2201">
            <text:p>2.2201</text:p>
          </table:table-cell>
          <table:table-cell table:formula="of:=([.B875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table:formula="of:=([.A876]-[.E$2])^2" office:value-type="float" office:value="0.2601">
            <text:p>0.2601</text:p>
          </table:table-cell>
          <table:table-cell table:formula="of:=([.B876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formula="of:=([.A877]-[.E$2])^2" office:value-type="float" office:value="12.1801">
            <text:p>12.1801</text:p>
          </table:table-cell>
          <table:table-cell table:formula="of:=([.B877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table:formula="of:=([.A878]-[.E$2])^2" office:value-type="float" office:value="56.4001">
            <text:p>56.4001</text:p>
          </table:table-cell>
          <table:table-cell table:formula="of:=([.B878]-[.F$2])^2" office:value-type="float" office:value="12.369289">
            <text:p>12.369289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formula="of:=([.A879]-[.E$2])^2" office:value-type="float" office:value="0.2401">
            <text:p>0.2401</text:p>
          </table:table-cell>
          <table:table-cell table:formula="of:=([.B879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table:formula="of:=([.A880]-[.E$2])^2" office:value-type="float" office:value="20.3401">
            <text:p>20.3401</text:p>
          </table:table-cell>
          <table:table-cell table:formula="of:=([.B880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table:formula="of:=([.A881]-[.E$2])^2" office:value-type="float" office:value="42.3801">
            <text:p>42.3801</text:p>
          </table:table-cell>
          <table:table-cell table:formula="of:=([.B881]-[.F$2])^2" office:value-type="float" office:value="72.539289">
            <text:p>72.539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([.A882]-[.E$2])^2" office:value-type="float" office:value="6.2001">
            <text:p>6.2001</text:p>
          </table:table-cell>
          <table:table-cell table:formula="of:=([.B882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table:formula="of:=([.A883]-[.E$2])^2" office:value-type="float" office:value="20.3401">
            <text:p>20.3401</text:p>
          </table:table-cell>
          <table:table-cell table:formula="of:=([.B883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 table:formula="of:=([.A884]-[.E$2])^2" office:value-type="float" office:value="0.2601">
            <text:p>0.2601</text:p>
          </table:table-cell>
          <table:table-cell table:formula="of:=([.B884]-[.F$2])^2" office:value-type="float" office:value="272.811289">
            <text:p>272.811289</text:p>
          </table:table-cell>
          <table:table-cell table:number-columns-repeated="5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table:formula="of:=([.A885]-[.E$2])^2" office:value-type="float" office:value="132.4801">
            <text:p>132.4801</text:p>
          </table:table-cell>
          <table:table-cell table:formula="of:=([.B885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formula="of:=([.A886]-[.E$2])^2" office:value-type="float" office:value="12.1801">
            <text:p>12.1801</text:p>
          </table:table-cell>
          <table:table-cell table:formula="of:=([.B886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table:formula="of:=([.A887]-[.E$2])^2" office:value-type="float" office:value="20.3401">
            <text:p>20.3401</text:p>
          </table:table-cell>
          <table:table-cell table:formula="of:=([.B887]-[.F$2])^2" office:value-type="float" office:value="132.641289">
            <text:p>132.641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formula="of:=([.A888]-[.E$2])^2" office:value-type="float" office:value="6.2001">
            <text:p>6.2001</text:p>
          </table:table-cell>
          <table:table-cell table:formula="of:=([.B888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([.A889]-[.E$2])^2" office:value-type="float" office:value="42.1201">
            <text:p>42.1201</text:p>
          </table:table-cell>
          <table:table-cell table:formula="of:=([.B889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table:formula="of:=([.A890]-[.E$2])^2" office:value-type="float" office:value="30.3601">
            <text:p>30.3601</text:p>
          </table:table-cell>
          <table:table-cell table:formula="of:=([.B890]-[.F$2])^2" office:value-type="float" office:value="156.675289">
            <text:p>156.675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formula="of:=([.A891]-[.E$2])^2" office:value-type="float" office:value="6.2001">
            <text:p>6.2001</text:p>
          </table:table-cell>
          <table:table-cell table:formula="of:=([.B891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([.A892]-[.E$2])^2" office:value-type="float" office:value="42.1201">
            <text:p>42.1201</text:p>
          </table:table-cell>
          <table:table-cell table:formula="of:=([.B892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table:formula="of:=([.A893]-[.E$2])^2" office:value-type="float" office:value="2.2201">
            <text:p>2.2201</text:p>
          </table:table-cell>
          <table:table-cell table:formula="of:=([.B893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table:formula="of:=([.A894]-[.E$2])^2" office:value-type="float" office:value="110.4601">
            <text:p>110.4601</text:p>
          </table:table-cell>
          <table:table-cell table:formula="of:=([.B894]-[.F$2])^2" office:value-type="float" office:value="2.301289">
            <text:p>2.301289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([.A895]-[.E$2])^2" office:value-type="float" office:value="30.1401">
            <text:p>30.1401</text:p>
          </table:table-cell>
          <table:table-cell table:formula="of:=([.B895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table:formula="of:=([.A896]-[.E$2])^2" office:value-type="float" office:value="240.5601">
            <text:p>240.5601</text:p>
          </table:table-cell>
          <table:table-cell table:formula="of:=([.B896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897]-[.E$2])^2" office:value-type="float" office:value="0.2601">
            <text:p>0.2601</text:p>
          </table:table-cell>
          <table:table-cell table:formula="of:=([.B897]-[.F$2])^2" office:value-type="float" office:value="2.301289">
            <text:p>2.301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898]-[.E$2])^2" office:value-type="float" office:value="2.2201">
            <text:p>2.2201</text:p>
          </table:table-cell>
          <table:table-cell table:formula="of:=([.B898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([.A899]-[.E$2])^2" office:value-type="float" office:value="56.1001">
            <text:p>56.1001</text:p>
          </table:table-cell>
          <table:table-cell table:formula="of:=([.B899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table:formula="of:=([.A900]-[.E$2])^2" office:value-type="float" office:value="56.4001">
            <text:p>56.4001</text:p>
          </table:table-cell>
          <table:table-cell table:formula="of:=([.B900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formula="of:=([.A901]-[.E$2])^2" office:value-type="float" office:value="30.1401">
            <text:p>30.1401</text:p>
          </table:table-cell>
          <table:table-cell table:formula="of:=([.B901]-[.F$2])^2" office:value-type="float" office:value="42.029289">
            <text:p>42.029289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([.A902]-[.E$2])^2" office:value-type="float" office:value="30.1401">
            <text:p>30.1401</text:p>
          </table:table-cell>
          <table:table-cell table:formula="of:=([.B902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903]-[.E$2])^2" office:value-type="float" office:value="6.2001">
            <text:p>6.2001</text:p>
          </table:table-cell>
          <table:table-cell table:formula="of:=([.B903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([.A904]-[.E$2])^2" office:value-type="float" office:value="20.1601">
            <text:p>20.1601</text:p>
          </table:table-cell>
          <table:table-cell table:formula="of:=([.B904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formula="of:=([.A905]-[.E$2])^2" office:value-type="float" office:value="12.1801">
            <text:p>12.1801</text:p>
          </table:table-cell>
          <table:table-cell table:formula="of:=([.B905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formula="of:=([.A906]-[.E$2])^2" office:value-type="float" office:value="0.2601">
            <text:p>0.2601</text:p>
          </table:table-cell>
          <table:table-cell table:formula="of:=([.B906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1">
            <text:p>11</text:p>
          </table:table-cell>
          <table:table-cell table:formula="of:=([.A907]-[.E$2])^2" office:value-type="float" office:value="420.6601">
            <text:p>420.6601</text:p>
          </table:table-cell>
          <table:table-cell table:formula="of:=([.B907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table:formula="of:=([.A908]-[.E$2])^2" office:value-type="float" office:value="2.2801">
            <text:p>2.2801</text:p>
          </table:table-cell>
          <table:table-cell table:formula="of:=([.B908]-[.F$2])^2" office:value-type="float" office:value="90.573289">
            <text:p>90.573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formula="of:=([.A909]-[.E$2])^2" office:value-type="float" office:value="12.1801">
            <text:p>12.1801</text:p>
          </table:table-cell>
          <table:table-cell table:formula="of:=([.B909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formula="of:=([.A910]-[.E$2])^2" office:value-type="float" office:value="6.2001">
            <text:p>6.2001</text:p>
          </table:table-cell>
          <table:table-cell table:formula="of:=([.B910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([.A911]-[.E$2])^2" office:value-type="float" office:value="6.2001">
            <text:p>6.2001</text:p>
          </table:table-cell>
          <table:table-cell table:formula="of:=([.B911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([.A912]-[.E$2])^2" office:value-type="float" office:value="6.2001">
            <text:p>6.2001</text:p>
          </table:table-cell>
          <table:table-cell table:formula="of:=([.B912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913]-[.E$2])^2" office:value-type="float" office:value="2.2201">
            <text:p>2.2201</text:p>
          </table:table-cell>
          <table:table-cell table:formula="of:=([.B913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2">
            <text:p>22</text:p>
          </table:table-cell>
          <table:table-cell table:formula="of:=([.A914]-[.E$2])^2" office:value-type="float" office:value="930.8601">
            <text:p>930.8601</text:p>
          </table:table-cell>
          <table:table-cell table:formula="of:=([.B914]-[.F$2])^2" office:value-type="float" office:value="110.607289">
            <text:p>110.607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915]-[.E$2])^2" office:value-type="float" office:value="2.2201">
            <text:p>2.2201</text:p>
          </table:table-cell>
          <table:table-cell table:formula="of:=([.B915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formula="of:=([.A916]-[.E$2])^2" office:value-type="float" office:value="56.1001">
            <text:p>56.1001</text:p>
          </table:table-cell>
          <table:table-cell table:formula="of:=([.B916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([.A917]-[.E$2])^2" office:value-type="float" office:value="20.1601">
            <text:p>20.1601</text:p>
          </table:table-cell>
          <table:table-cell table:formula="of:=([.B917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formula="of:=([.A918]-[.E$2])^2" office:value-type="float" office:value="20.1601">
            <text:p>20.1601</text:p>
          </table:table-cell>
          <table:table-cell table:formula="of:=([.B918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formula="of:=([.A919]-[.E$2])^2" office:value-type="float" office:value="12.1801">
            <text:p>12.1801</text:p>
          </table:table-cell>
          <table:table-cell table:formula="of:=([.B919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table:formula="of:=([.A920]-[.E$2])^2" office:value-type="float" office:value="30.3601">
            <text:p>30.3601</text:p>
          </table:table-cell>
          <table:table-cell table:formula="of:=([.B920]-[.F$2])^2" office:value-type="float" office:value="30.437289">
            <text:p>30.437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formula="of:=([.A921]-[.E$2])^2" office:value-type="float" office:value="12.1801">
            <text:p>12.1801</text:p>
          </table:table-cell>
          <table:table-cell table:formula="of:=([.B921]-[.F$2])^2" office:value-type="float" office:value="12.131289">
            <text:p>12.131289</text:p>
          </table:table-cell>
          <table:table-cell table:number-columns-repeated="5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table:formula="of:=([.A922]-[.E$2])^2" office:value-type="float" office:value="132.4801">
            <text:p>132.4801</text:p>
          </table:table-cell>
          <table:table-cell table:formula="of:=([.B922]-[.F$2])^2" office:value-type="float" office:value="2.301289">
            <text:p>2.301289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923]-[.E$2])^2" office:value-type="float" office:value="2.2801">
            <text:p>2.2801</text:p>
          </table:table-cell>
          <table:table-cell table:formula="of:=([.B923]-[.F$2])^2" office:value-type="float" office:value="0.267288999999999">
            <text:p>0.26728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([.A924]-[.E$2])^2" office:value-type="float" office:value="20.1601">
            <text:p>20.1601</text:p>
          </table:table-cell>
          <table:table-cell table:formula="of:=([.B924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formula="of:=([.A925]-[.E$2])^2" office:value-type="float" office:value="0.2401">
            <text:p>0.2401</text:p>
          </table:table-cell>
          <table:table-cell table:formula="of:=([.B925]-[.F$2])^2" office:value-type="float" office:value="2.301289">
            <text:p>2.301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926]-[.E$2])^2" office:value-type="float" office:value="6.2001">
            <text:p>6.2001</text:p>
          </table:table-cell>
          <table:table-cell table:formula="of:=([.B926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table:formula="of:=([.A927]-[.E$2])^2" office:value-type="float" office:value="90.4401">
            <text:p>90.4401</text:p>
          </table:table-cell>
          <table:table-cell table:formula="of:=([.B927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table:formula="of:=([.A928]-[.E$2])^2" office:value-type="float" office:value="2.2801">
            <text:p>2.2801</text:p>
          </table:table-cell>
          <table:table-cell table:formula="of:=([.B928]-[.F$2])^2" office:value-type="float" office:value="90.573289">
            <text:p>90.573289</text:p>
          </table:table-cell>
          <table:table-cell table:number-columns-repeated="5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table:formula="of:=([.A929]-[.E$2])^2" office:value-type="float" office:value="156.5001">
            <text:p>156.5001</text:p>
          </table:table-cell>
          <table:table-cell table:formula="of:=([.B929]-[.F$2])^2" office:value-type="float" office:value="20.403289">
            <text:p>20.403289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table:formula="of:=([.A930]-[.E$2])^2" office:value-type="float" office:value="0.2601">
            <text:p>0.2601</text:p>
          </table:table-cell>
          <table:table-cell table:formula="of:=([.B930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formula="of:=([.A931]-[.E$2])^2" office:value-type="float" office:value="2.2201">
            <text:p>2.2201</text:p>
          </table:table-cell>
          <table:table-cell table:formula="of:=([.B931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6">
            <text:p>6</text:p>
          </table:table-cell>
          <table:table-cell table:formula="of:=([.A932]-[.E$2])^2" office:value-type="float" office:value="5853.7801">
            <text:p>5853.7801</text:p>
          </table:table-cell>
          <table:table-cell table:formula="of:=([.B932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0">
            <text:p>10</text:p>
          </table:table-cell>
          <table:table-cell table:formula="of:=([.A933]-[.E$2])^2" office:value-type="float" office:value="3541.4401">
            <text:p>3541.4401</text:p>
          </table:table-cell>
          <table:table-cell table:formula="of:=([.B933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formula="of:=([.A934]-[.E$2])^2" office:value-type="float" office:value="30.1401">
            <text:p>30.1401</text:p>
          </table:table-cell>
          <table:table-cell table:formula="of:=([.B934]-[.F$2])^2" office:value-type="float" office:value="12.131289">
            <text:p>12.131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formula="of:=([.A935]-[.E$2])^2" office:value-type="float" office:value="6.2001">
            <text:p>6.2001</text:p>
          </table:table-cell>
          <table:table-cell table:formula="of:=([.B935]-[.F$2])^2" office:value-type="float" office:value="6.335289">
            <text:p>6.335289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1">
            <text:p>11</text:p>
          </table:table-cell>
          <table:table-cell table:formula="of:=([.A936]-[.E$2])^2" office:value-type="float" office:value="12.1801">
            <text:p>12.1801</text:p>
          </table:table-cell>
          <table:table-cell table:formula="of:=([.B936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formula="of:=([.A937]-[.E$2])^2" office:value-type="float" office:value="12.1801">
            <text:p>12.1801</text:p>
          </table:table-cell>
          <table:table-cell table:formula="of:=([.B937]-[.F$2])^2" office:value-type="float" office:value="12.131289">
            <text:p>12.131289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table:formula="of:=([.A938]-[.E$2])^2" office:value-type="float" office:value="272.5801">
            <text:p>272.5801</text:p>
          </table:table-cell>
          <table:table-cell table:formula="of:=([.B938]-[.F$2])^2" office:value-type="float" office:value="757.185289">
            <text:p>757.185289</text:p>
          </table:table-cell>
          <table:table-cell table:number-columns-repeated="5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0">
            <text:p>30</text:p>
          </table:table-cell>
          <table:table-cell table:formula="of:=([.A939]-[.E$2])^2" office:value-type="float" office:value="72.4201">
            <text:p>72.4201</text:p>
          </table:table-cell>
          <table:table-cell table:formula="of:=([.B939]-[.F$2])^2" office:value-type="float" office:value="342.879289">
            <text:p>342.879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formula="of:=([.A940]-[.E$2])^2" office:value-type="float" office:value="12.1801">
            <text:p>12.1801</text:p>
          </table:table-cell>
          <table:table-cell table:formula="of:=([.B940]-[.F$2])^2" office:value-type="float" office:value="42.029289">
            <text:p>42.029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941]-[.E$2])^2" office:value-type="float" office:value="6.2001">
            <text:p>6.2001</text:p>
          </table:table-cell>
          <table:table-cell table:formula="of:=([.B941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([.A942]-[.E$2])^2" office:value-type="float" office:value="0.2401">
            <text:p>0.2401</text:p>
          </table:table-cell>
          <table:table-cell table:formula="of:=([.B942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table:formula="of:=([.A943]-[.E$2])^2" office:value-type="float" office:value="6.2001">
            <text:p>6.2001</text:p>
          </table:table-cell>
          <table:table-cell table:formula="of:=([.B943]-[.F$2])^2" office:value-type="float" office:value="72.539289">
            <text:p>72.539289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 table:formula="of:=([.A944]-[.E$2])^2" office:value-type="float" office:value="210.5401">
            <text:p>210.5401</text:p>
          </table:table-cell>
          <table:table-cell table:formula="of:=([.B944]-[.F$2])^2" office:value-type="float" office:value="0.267288999999999">
            <text:p>0.26728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formula="of:=([.A945]-[.E$2])^2" office:value-type="float" office:value="20.1601">
            <text:p>20.1601</text:p>
          </table:table-cell>
          <table:table-cell table:formula="of:=([.B945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([.A946]-[.E$2])^2" office:value-type="float" office:value="42.1201">
            <text:p>42.1201</text:p>
          </table:table-cell>
          <table:table-cell table:formula="of:=([.B946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formula="of:=([.A947]-[.E$2])^2" office:value-type="float" office:value="42.1201">
            <text:p>42.1201</text:p>
          </table:table-cell>
          <table:table-cell table:formula="of:=([.B947]-[.F$2])^2" office:value-type="float" office:value="42.029289">
            <text:p>42.02928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formula="of:=([.A948]-[.E$2])^2" office:value-type="float" office:value="20.1601">
            <text:p>20.1601</text:p>
          </table:table-cell>
          <table:table-cell table:formula="of:=([.B948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table:formula="of:=([.A949]-[.E$2])^2" office:value-type="float" office:value="110.4601">
            <text:p>110.4601</text:p>
          </table:table-cell>
          <table:table-cell table:formula="of:=([.B949]-[.F$2])^2" office:value-type="float" office:value="2.301289">
            <text:p>2.30128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formula="of:=([.A950]-[.E$2])^2" office:value-type="float" office:value="20.1601">
            <text:p>20.1601</text:p>
          </table:table-cell>
          <table:table-cell table:formula="of:=([.B950]-[.F$2])^2" office:value-type="float" office:value="12.131289">
            <text:p>12.131289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table:formula="of:=([.A951]-[.E$2])^2" office:value-type="float" office:value="6.3001">
            <text:p>6.3001</text:p>
          </table:table-cell>
          <table:table-cell table:formula="of:=([.B951]-[.F$2])^2" office:value-type="float" office:value="132.641289">
            <text:p>132.641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952]-[.E$2])^2" office:value-type="float" office:value="2.2201">
            <text:p>2.2201</text:p>
          </table:table-cell>
          <table:table-cell table:formula="of:=([.B952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formula="of:=([.A953]-[.E$2])^2" office:value-type="float" office:value="12.1801">
            <text:p>12.1801</text:p>
          </table:table-cell>
          <table:table-cell table:formula="of:=([.B953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table:formula="of:=([.A954]-[.E$2])^2" office:value-type="float" office:value="420.6601">
            <text:p>420.6601</text:p>
          </table:table-cell>
          <table:table-cell table:formula="of:=([.B954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([.A955]-[.E$2])^2" office:value-type="float" office:value="6.2001">
            <text:p>6.2001</text:p>
          </table:table-cell>
          <table:table-cell table:formula="of:=([.B955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956]-[.E$2])^2" office:value-type="float" office:value="2.2201">
            <text:p>2.2201</text:p>
          </table:table-cell>
          <table:table-cell table:formula="of:=([.B956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formula="of:=([.A957]-[.E$2])^2" office:value-type="float" office:value="20.1601">
            <text:p>20.1601</text:p>
          </table:table-cell>
          <table:table-cell table:formula="of:=([.B957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([.A958]-[.E$2])^2" office:value-type="float" office:value="42.1201">
            <text:p>42.1201</text:p>
          </table:table-cell>
          <table:table-cell table:formula="of:=([.B958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formula="of:=([.A959]-[.E$2])^2" office:value-type="float" office:value="12.1801">
            <text:p>12.1801</text:p>
          </table:table-cell>
          <table:table-cell table:formula="of:=([.B959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([.A960]-[.E$2])^2" office:value-type="float" office:value="6.2001">
            <text:p>6.2001</text:p>
          </table:table-cell>
          <table:table-cell table:formula="of:=([.B960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table:formula="of:=([.A961]-[.E$2])^2" office:value-type="float" office:value="56.4001">
            <text:p>56.4001</text:p>
          </table:table-cell>
          <table:table-cell table:formula="of:=([.B961]-[.F$2])^2" office:value-type="float" office:value="0.267288999999999">
            <text:p>0.267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962]-[.E$2])^2" office:value-type="float" office:value="2.2201">
            <text:p>2.2201</text:p>
          </table:table-cell>
          <table:table-cell table:formula="of:=([.B962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formula="of:=([.A963]-[.E$2])^2" office:value-type="float" office:value="6.2001">
            <text:p>6.2001</text:p>
          </table:table-cell>
          <table:table-cell table:formula="of:=([.B963]-[.F$2])^2" office:value-type="float" office:value="12.131289">
            <text:p>12.131289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table:formula="of:=([.A964]-[.E$2])^2" office:value-type="float" office:value="30.3601">
            <text:p>30.3601</text:p>
          </table:table-cell>
          <table:table-cell table:formula="of:=([.B964]-[.F$2])^2" office:value-type="float" office:value="156.675289">
            <text:p>156.675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965]-[.E$2])^2" office:value-type="float" office:value="6.2001">
            <text:p>6.2001</text:p>
          </table:table-cell>
          <table:table-cell table:formula="of:=([.B965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9">
            <text:p>19</text:p>
          </table:table-cell>
          <table:table-cell table:formula="of:=([.A966]-[.E$2])^2" office:value-type="float" office:value="702.7801">
            <text:p>702.7801</text:p>
          </table:table-cell>
          <table:table-cell table:formula="of:=([.B966]-[.F$2])^2" office:value-type="float" office:value="56.505289">
            <text:p>56.505289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([.A967]-[.E$2])^2" office:value-type="float" office:value="56.1001">
            <text:p>56.1001</text:p>
          </table:table-cell>
          <table:table-cell table:formula="of:=([.B967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formula="of:=([.A968]-[.E$2])^2" office:value-type="float" office:value="12.3201">
            <text:p>12.3201</text:p>
          </table:table-cell>
          <table:table-cell table:formula="of:=([.B968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([.A969]-[.E$2])^2" office:value-type="float" office:value="6.2001">
            <text:p>6.2001</text:p>
          </table:table-cell>
          <table:table-cell table:formula="of:=([.B969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formula="of:=([.A970]-[.E$2])^2" office:value-type="float" office:value="30.1401">
            <text:p>30.1401</text:p>
          </table:table-cell>
          <table:table-cell table:formula="of:=([.B970]-[.F$2])^2" office:value-type="float" office:value="42.029289">
            <text:p>42.02928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([.A971]-[.E$2])^2" office:value-type="float" office:value="20.1601">
            <text:p>20.1601</text:p>
          </table:table-cell>
          <table:table-cell table:formula="of:=([.B971]-[.F$2])^2" office:value-type="float" office:value="30.063289">
            <text:p>30.063289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table:formula="of:=([.A972]-[.E$2])^2" office:value-type="float" office:value="30.3601">
            <text:p>30.3601</text:p>
          </table:table-cell>
          <table:table-cell table:formula="of:=([.B972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formula="of:=([.A973]-[.E$2])^2" office:value-type="float" office:value="12.1801">
            <text:p>12.1801</text:p>
          </table:table-cell>
          <table:table-cell table:formula="of:=([.B973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formula="of:=([.A974]-[.E$2])^2" office:value-type="float" office:value="12.1801">
            <text:p>12.1801</text:p>
          </table:table-cell>
          <table:table-cell table:formula="of:=([.B974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formula="of:=([.A975]-[.E$2])^2" office:value-type="float" office:value="2.2801">
            <text:p>2.2801</text:p>
          </table:table-cell>
          <table:table-cell table:formula="of:=([.B975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976]-[.E$2])^2" office:value-type="float" office:value="2.2201">
            <text:p>2.2201</text:p>
          </table:table-cell>
          <table:table-cell table:formula="of:=([.B976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formula="of:=([.A977]-[.E$2])^2" office:value-type="float" office:value="12.1801">
            <text:p>12.1801</text:p>
          </table:table-cell>
          <table:table-cell table:formula="of:=([.B977]-[.F$2])^2" office:value-type="float" office:value="20.403289">
            <text:p>20.403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formula="of:=([.A978]-[.E$2])^2" office:value-type="float" office:value="12.1801">
            <text:p>12.1801</text:p>
          </table:table-cell>
          <table:table-cell table:formula="of:=([.B978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formula="of:=([.A979]-[.E$2])^2" office:value-type="float" office:value="12.1801">
            <text:p>12.1801</text:p>
          </table:table-cell>
          <table:table-cell table:formula="of:=([.B979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980]-[.E$2])^2" office:value-type="float" office:value="2.2201">
            <text:p>2.2201</text:p>
          </table:table-cell>
          <table:table-cell table:formula="of:=([.B980]-[.F$2])^2" office:value-type="float" office:value="0.233289000000001">
            <text:p>0.233289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table:formula="of:=([.A981]-[.E$2])^2" office:value-type="float" office:value="30.3601">
            <text:p>30.3601</text:p>
          </table:table-cell>
          <table:table-cell table:formula="of:=([.B981]-[.F$2])^2" office:value-type="float" office:value="12.131289">
            <text:p>12.131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([.A982]-[.E$2])^2" office:value-type="float" office:value="2.2201">
            <text:p>2.2201</text:p>
          </table:table-cell>
          <table:table-cell table:formula="of:=([.B982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983]-[.E$2])^2" office:value-type="float" office:value="6.2001">
            <text:p>6.2001</text:p>
          </table:table-cell>
          <table:table-cell table:formula="of:=([.B983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table:formula="of:=([.A984]-[.E$2])^2" office:value-type="float" office:value="12.1801">
            <text:p>12.1801</text:p>
          </table:table-cell>
          <table:table-cell table:formula="of:=([.B984]-[.F$2])^2" office:value-type="float" office:value="132.641289">
            <text:p>132.641289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formula="of:=([.A985]-[.E$2])^2" office:value-type="float" office:value="0.2601">
            <text:p>0.2601</text:p>
          </table:table-cell>
          <table:table-cell table:formula="of:=([.B985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table:formula="of:=([.A986]-[.E$2])^2" office:value-type="float" office:value="30.3601">
            <text:p>30.3601</text:p>
          </table:table-cell>
          <table:table-cell table:formula="of:=([.B986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formula="of:=([.A987]-[.E$2])^2" office:value-type="float" office:value="12.1801">
            <text:p>12.1801</text:p>
          </table:table-cell>
          <table:table-cell table:formula="of:=([.B987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table:formula="of:=([.A988]-[.E$2])^2" office:value-type="float" office:value="2.2201">
            <text:p>2.2201</text:p>
          </table:table-cell>
          <table:table-cell table:formula="of:=([.B988]-[.F$2])^2" office:value-type="float" office:value="156.675289">
            <text:p>156.675289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9">
            <text:p>9</text:p>
          </table:table-cell>
          <table:table-cell table:formula="of:=([.A989]-[.E$2])^2" office:value-type="float" office:value="30.1401">
            <text:p>30.1401</text:p>
          </table:table-cell>
          <table:table-cell table:formula="of:=([.B989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formula="of:=([.A990]-[.E$2])^2" office:value-type="float" office:value="30.1401">
            <text:p>30.1401</text:p>
          </table:table-cell>
          <table:table-cell table:formula="of:=([.B990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formula="of:=([.A991]-[.E$2])^2" office:value-type="float" office:value="0.2601">
            <text:p>0.2601</text:p>
          </table:table-cell>
          <table:table-cell table:formula="of:=([.B991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table:formula="of:=([.A992]-[.E$2])^2" office:value-type="float" office:value="132.4801">
            <text:p>132.4801</text:p>
          </table:table-cell>
          <table:table-cell table:formula="of:=([.B992]-[.F$2])^2" office:value-type="float" office:value="6.335289">
            <text:p>6.335289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formula="of:=([.A993]-[.E$2])^2" office:value-type="float" office:value="0.2601">
            <text:p>0.2601</text:p>
          </table:table-cell>
          <table:table-cell table:formula="of:=([.B993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994]-[.E$2])^2" office:value-type="float" office:value="6.2001">
            <text:p>6.2001</text:p>
          </table:table-cell>
          <table:table-cell table:formula="of:=([.B994]-[.F$2])^2" office:value-type="float" office:value="2.199289">
            <text:p>2.199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formula="of:=([.A995]-[.E$2])^2" office:value-type="float" office:value="2.2201">
            <text:p>2.2201</text:p>
          </table:table-cell>
          <table:table-cell table:formula="of:=([.B995]-[.F$2])^2" office:value-type="float" office:value="0.267288999999999">
            <text:p>0.26728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table:formula="of:=([.A996]-[.E$2])^2" office:value-type="float" office:value="6.2001">
            <text:p>6.2001</text:p>
          </table:table-cell>
          <table:table-cell table:formula="of:=([.B996]-[.F$2])^2" office:value-type="float" office:value="20.097289">
            <text:p>20.09728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formula="of:=([.A997]-[.E$2])^2" office:value-type="float" office:value="12.1801">
            <text:p>12.1801</text:p>
          </table:table-cell>
          <table:table-cell table:formula="of:=([.B997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formula="of:=([.A998]-[.E$2])^2" office:value-type="float" office:value="0.2601">
            <text:p>0.2601</text:p>
          </table:table-cell>
          <table:table-cell table:formula="of:=([.B998]-[.F$2])^2" office:value-type="float" office:value="6.165289">
            <text:p>6.165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formula="of:=([.A999]-[.E$2])^2" office:value-type="float" office:value="2.2201">
            <text:p>2.2201</text:p>
          </table:table-cell>
          <table:table-cell table:formula="of:=([.B999]-[.F$2])^2" office:value-type="float" office:value="0.267288999999999">
            <text:p>0.267289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([.A1000]-[.E$2])^2" office:value-type="float" office:value="2.2201">
            <text:p>2.2201</text:p>
          </table:table-cell>
          <table:table-cell table:formula="of:=([.B1000]-[.F$2])^2" office:value-type="float" office:value="0.233289000000001">
            <text:p>0.233289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6">01/16/2012</text:date>, <text:time>12:48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1-16T12:48:10</dc:date>
    <meta:document-statistic meta:table-count="1" meta:cell-count="4008" meta:object-count="0"/>
    <meta:generator>LibreOffice/3.4$Linux LibreOffice_project/340m1$Build-1206</meta:generator>
  </office:meta>
</office:document-meta>
</file>